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moder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OpenSymbol2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egoe UI3" svg:font-family="'Segoe UI'" style:font-family-generic="modern" style:font-pitch="variable"/>
    <style:font-face style:name="Segoe UI4" svg:font-family="'Segoe UI'" style:font-pitch="variable" style:font-charset="x-symbol"/>
    <style:font-face style:name="Segoe UI5" svg:font-family="'Segoe UI'" style:font-family-generic="system" style:font-pitch="variable" style:font-charset="x-symbol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modern" style:font-pitch="variable"/>
    <style:font-face style:name="Tahoma3" svg:font-family="Tahoma" style:font-family-generic="system" style:font-pitch="variable"/>
    <style:font-face style:name="Tahoma4" svg:font-family="Tahoma" style:font-family-generic="swiss" style:font-pitch="variable"/>
    <style:font-face style:name="Tahoma5" svg:font-family="Tahoma" style:font-family-generic="system" style:font-pitch="variable" style:font-charset="x-symbol"/>
    <style:font-face style:name="Tahoma6" svg:font-family="Tahoma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7.69cm" fo:min-width="51.55cm"/>
    </style:style>
    <style:style style:name="gr2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1.982cm" fo:min-width="6.396cm"/>
      <style:paragraph-properties style:writing-mode="lr-tb"/>
    </style:style>
    <style:style style:name="gr3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582cm" fo:min-width="7.75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3.467cm" fo:min-width="42.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6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25cm" fo:min-width="6.396cm"/>
      <style:paragraph-properties style:writing-mode="lr-tb"/>
    </style:style>
    <style:style style:name="gr7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25cm" fo:min-width="2.25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387cm" fo:min-width="0.137cm"/>
    </style:style>
    <style:style style:name="gr11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125cm" fo:min-width="4.25cm"/>
      <style:paragraph-properties style:writing-mode="lr-tb"/>
    </style:style>
    <style:style style:name="gr12" style:family="graphic" style:parent-style-name="objectwithoutfill">
      <style:graphic-properties svg:stroke-width="0cm" svg:stroke-color="#000000" draw:marker-start-width="0.205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svg:stroke-width="0cm" svg:stroke-color="#000000" draw:marker-start="Arrow" draw:marker-start-width="0.3cm" draw:marker-end-width="0.205cm" draw:fill="none" draw:textarea-vertical-align="middle" fo:padding-top="0.125cm" fo:padding-bottom="0.125cm" fo:padding-left="0.25cm" fo:padding-right="0.25cm"/>
    </style:style>
    <style:style style:name="gr14" style:family="graphic" style:parent-style-name="objectwithoutfill">
      <style:graphic-properties svg:stroke-width="0cm" svg:stroke-color="#000000" draw:marker-start="Arrow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svg:stroke-width="0cm" svg:stroke-color="#000000" draw:marker-start-width="0.205cm" draw:marker-end-width="0.205cm" draw:fill="none" draw:textarea-vertical-align="middle" fo:padding-top="0.125cm" fo:padding-bottom="0.125cm" fo:padding-left="0.25cm" fo:padding-right="0.25cm"/>
    </style:style>
    <style:style style:name="gr16" style:family="graphic" style:parent-style-name="objectwithoutfill">
      <style:graphic-properties svg:stroke-width="0cm" svg:stroke-color="#000000" draw:marker-start-width="0.28cm" draw:marker-end="Arrow" draw:marker-end-width="0.3cm" draw:fill="none" draw:textarea-vertical-align="middle" fo:padding-top="0.125cm" fo:padding-bottom="0.125cm" fo:padding-left="0.25cm" fo:padding-right="0.25cm"/>
    </style:style>
    <style:style style:name="gr17" style:family="graphic" style:parent-style-name="objectwithoutfill">
      <style:graphic-properties svg:stroke-width="0cm" svg:stroke-color="#000000" draw:marker-start-width="0.135cm" draw:marker-end="Arrow" draw:marker-end-width="0.3cm" draw:fill="none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svg:stroke-width="0cm" svg:stroke-color="#000000" draw:marker-start-width="0.135cm" draw:marker-end-width="0.205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125cm" fo:min-width="2.64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21" style:family="graphic" style:parent-style-name="objectwithoutfill">
      <style:graphic-properties svg:stroke-width="0cm" svg:stroke-color="#000000" draw:marker-start-width="0.21cm" draw:marker-end="Arrow" draw:marker-end-width="0.3cm" draw:fill="none" draw:textarea-vertical-align="middle" fo:padding-top="0.125cm" fo:padding-bottom="0.125cm" fo:padding-left="0.25cm" fo:padding-right="0.25cm"/>
    </style:style>
    <style:style style:name="gr22" style:family="graphic" style:parent-style-name="objectwithoutfill">
      <style:graphic-properties svg:stroke-width="0cm" svg:stroke-color="#000000" draw:marker-start-width="0.135cm" draw:marker-end="" draw:marker-end-width="0.225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svg:stroke-width="0cm" svg:stroke-color="#000000" draw:marker-start="Arrow" draw:marker-start-width="0.3cm" draw:marker-end="" draw:marker-end-width="0.155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svg:stroke-width="0cm" svg:stroke-color="#000000" draw:marker-start-width="0.205cm" draw:marker-end="" draw:marker-end-width="0.155cm" draw:fill="none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125cm" fo:min-width="2.951cm"/>
      <style:paragraph-properties style:writing-mode="lr-tb"/>
    </style:style>
    <style:style style:name="gr26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25cm" fo:min-width="4.098cm"/>
      <style:paragraph-properties style:writing-mode="lr-tb"/>
    </style:style>
    <style:style style:name="gr27" style:family="graphic" style:parent-style-name="objectwithoutfill">
      <style:graphic-properties svg:stroke-width="0cm" svg:stroke-color="#000000" draw:marker-start="Arrow" draw:marker-start-width="0.3cm" draw:marker-end="" draw:marker-end-width="0.16cm" draw:fill="none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svg:stroke-width="0cm" svg:stroke-color="#000000" draw:marker-start-width="0.21cm" draw:marker-end-width="0.21cm" draw:textarea-vertical-align="middle" fo:padding-top="0.125cm" fo:padding-bottom="0.125cm" fo:padding-left="0.25cm" fo:padding-right="0.25cm"/>
    </style:style>
    <style:style style:name="gr29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25cm" fo:min-width="3cm"/>
      <style:paragraph-properties style:writing-mode="lr-tb"/>
    </style:style>
    <style:style style:name="gr30" style:family="graphic" style:parent-style-name="standard">
      <style:graphic-properties svg:stroke-color="#000000" draw:fill="none" draw:fill-color="#afd095" draw:textarea-horizontal-align="justify" draw:textarea-vertical-align="top" draw:auto-grow-height="false" fo:min-height="1.948cm" fo:min-width="4.25cm"/>
      <style:paragraph-properties style:writing-mode="lr-tb"/>
    </style:style>
    <style:style style:name="gr31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25cm" fo:min-width="2.798cm"/>
      <style:paragraph-properties style:writing-mode="lr-tb"/>
    </style:style>
    <style:style style:name="gr32" style:family="graphic" style:parent-style-name="standard">
      <style:graphic-properties draw:stroke="solid" svg:stroke-color="#000000" draw:fill="none" draw:fill-color="#ffffff" draw:textarea-vertical-align="middle" fo:min-height="8.014cm"/>
      <style:paragraph-properties style:writing-mode="lr-tb"/>
    </style:style>
    <style:style style:name="gr33" style:family="graphic" style:parent-style-name="standard">
      <style:graphic-properties draw:stroke="solid" svg:stroke-color="#000000" draw:fill="none" draw:fill-color="#ffffff" draw:textarea-vertical-align="middle" fo:min-height="1.111cm"/>
      <style:paragraph-properties style:writing-mode="lr-tb"/>
    </style:style>
    <style:style style:name="gr34" style:family="graphic" style:parent-style-name="standard">
      <style:graphic-properties draw:stroke="solid" svg:stroke-color="#000000" draw:fill="none" draw:fill-color="#ffffff" fo:min-height="0.61cm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textarea-vertical-align="middle" fo:min-height="1.695cm"/>
      <style:paragraph-properties style:writing-mode="lr-tb"/>
    </style:style>
    <style:style style:name="gr36" style:family="graphic" style:parent-style-name="standard">
      <style:graphic-properties draw:stroke="solid" svg:stroke-color="#000000" draw:fill="none" draw:fill-color="#ffffff" draw:textarea-vertical-align="middle" fo:min-height="1.131cm"/>
      <style:paragraph-properties style:writing-mode="lr-tb"/>
    </style:style>
    <style:style style:name="gr37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0.75cm" fo:min-width="1.775cm"/>
      <style:paragraph-properties style:writing-mode="lr-tb"/>
    </style:style>
    <style:style style:name="gr38" style:family="graphic" style:parent-style-name="standard">
      <style:graphic-properties draw:stroke="dash" draw:stroke-dash="Double_20_Dash" svg:stroke-color="#000000" draw:fill="none" draw:fill-color="#afd095" draw:textarea-horizontal-align="justify" draw:textarea-vertical-align="middle" draw:auto-grow-height="false" fo:min-height="0.671cm" fo:min-width="2.814cm"/>
      <style:paragraph-properties style:writing-mode="lr-tb"/>
    </style:style>
    <style:style style:name="gr39" style:family="graphic" style:parent-style-name="standard">
      <style:graphic-properties draw:stroke="dash" draw:stroke-dash="Double_20_Dash" svg:stroke-color="#000000" draw:fill="none" draw:fill-color="#afd095" draw:textarea-horizontal-align="justify" draw:textarea-vertical-align="middle" draw:auto-grow-height="false" fo:min-height="0.671cm" fo:min-width="4.374cm"/>
      <style:paragraph-properties style:writing-mode="lr-tb"/>
    </style:style>
    <style:style style:name="gr40" style:family="graphic" style:parent-style-name="standard">
      <style:graphic-properties draw:stroke="dash" draw:stroke-dash="Double_20_Dash" svg:stroke-color="#000000" draw:fill="none" draw:fill-color="#afd095" draw:textarea-horizontal-align="justify" draw:textarea-vertical-align="middle" draw:auto-grow-height="false" fo:min-height="0.73cm" fo:min-width="1.064cm"/>
      <style:paragraph-properties style:writing-mode="lr-tb"/>
    </style:style>
    <style:style style:name="gr41" style:family="graphic" style:parent-style-name="standard">
      <style:graphic-properties svg:stroke-width="0cm" svg:stroke-color="#000000" draw:marker-start-width="0.135cm" draw:marker-end-width="0.205cm" draw:textarea-vertical-align="middle" fo:padding-top="0.125cm" fo:padding-bottom="0.125cm" fo:padding-left="0.25cm" fo:padding-right="0.25cm"/>
    </style:style>
    <style:style style:name="gr42" style:family="graphic" style:parent-style-name="standard">
      <style:graphic-properties draw:stroke="dash" draw:stroke-dash="Double_20_Dash" svg:stroke-color="#000000" draw:fill="none" draw:fill-color="#afd095" draw:textarea-horizontal-align="justify" draw:textarea-vertical-align="middle" draw:auto-grow-height="false" fo:min-height="0.763cm" fo:min-width="2.333cm"/>
      <style:paragraph-properties style:writing-mode="lr-tb"/>
    </style:style>
    <style:style style:name="gr43" style:family="graphic" style:parent-style-name="standard">
      <style:graphic-properties draw:stroke="dash" draw:stroke-dash="Double_20_Dash" svg:stroke-color="#000000" draw:fill="none" draw:fill-color="#afd095" draw:textarea-horizontal-align="justify" draw:textarea-vertical-align="middle" draw:auto-grow-height="false" fo:min-height="0.787cm" fo:min-width="0.849cm"/>
      <style:paragraph-properties style:writing-mode="lr-tb"/>
    </style:style>
    <style:style style:name="gr44" style:family="graphic" style:parent-style-name="standard">
      <style:graphic-properties draw:stroke="dash" draw:stroke-dash="Double_20_Dash" svg:stroke-color="#000000" draw:fill="none" draw:fill-color="#ffffff" fo:min-height="0.513cm"/>
      <style:paragraph-properties style:writing-mode="lr-tb"/>
    </style:style>
    <style:style style:name="gr45" style:family="graphic" style:parent-style-name="standard">
      <style:graphic-properties draw:stroke="dash" draw:stroke-dash="Double_20_Dash" svg:stroke-color="#000000" draw:fill="none" draw:fill-color="#ffffff" draw:textarea-vertical-align="top" fo:min-height="0.513cm"/>
      <style:paragraph-properties style:writing-mode="lr-tb"/>
    </style:style>
    <style:style style:name="gr46" style:family="graphic" style:parent-style-name="standard">
      <style:graphic-properties draw:stroke="dash" draw:stroke-dash="Double_20_Dash" svg:stroke-color="#000000" draw:fill="none" draw:fill-color="#afd095" draw:textarea-horizontal-align="justify" draw:textarea-vertical-align="middle" draw:auto-grow-height="false" fo:min-height="0.763cm" fo:min-width="1.741cm"/>
      <style:paragraph-properties style:writing-mode="lr-tb"/>
    </style:style>
    <style:style style:name="gr47" style:family="graphic" style:parent-style-name="standard">
      <style:graphic-properties svg:stroke-width="0cm" svg:stroke-color="#000000" draw:marker-start-width="0.205cm" draw:marker-end="Arrow" draw:marker-end-width="0.3cm" draw:textarea-vertical-align="middle" fo:padding-top="0.125cm" fo:padding-bottom="0.125cm" fo:padding-left="0.25cm" fo:padding-right="0.25cm"/>
    </style:style>
    <style:style style:name="gr48" style:family="graphic" style:parent-style-name="standard">
      <style:graphic-properties svg:stroke-color="#000000" draw:marker-end="Arrow" draw:marker-end-width="0.3cm" draw:textarea-vertical-align="middle"/>
    </style:style>
    <style:style style:name="gr4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0" style:family="graphic" style:parent-style-name="objectwithoutfill">
      <style:graphic-properties svg:stroke-width="0cm" svg:stroke-color="#000000" draw:marker-start-width="0.2cm" draw:marker-end="Dimension_20_Line" draw:marker-end-width="0.3cm" draw:fill="none" draw:textarea-vertical-align="middle" fo:padding-top="0.125cm" fo:padding-bottom="0.125cm" fo:padding-left="0.25cm" fo:padding-right="0.25cm"/>
    </style:style>
    <style:style style:name="gr51" style:family="graphic" style:parent-style-name="standard">
      <style:graphic-properties svg:stroke-color="#000000" draw:textarea-vertical-align="middle"/>
    </style:style>
    <style:style style:name="gr52" style:family="graphic" style:parent-style-name="objectwithoutfill">
      <style:graphic-properties svg:stroke-width="0cm" svg:stroke-color="#000000" draw:marker-start="Arrow" draw:marker-start-width="0.3cm" draw:marker-end="Dimension_20_Lines" draw:marker-end-width="0.3cm" draw:fill="none" draw:textarea-vertical-align="middle" fo:padding-top="0.125cm" fo:padding-bottom="0.125cm" fo:padding-left="0.25cm" fo:padding-right="0.25cm"/>
    </style:style>
    <style:style style:name="gr53" style:family="graphic" style:parent-style-name="objectwithoutfill">
      <style:graphic-properties svg:stroke-width="0cm" svg:stroke-color="#000000" draw:marker-start="Dimension_20_Lines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54" style:family="graphic" style:parent-style-name="objectwithoutfill">
      <style:graphic-properties svg:stroke-width="0cm" svg:stroke-color="#000000" draw:marker-start="Arrow" draw:marker-start-width="0.3cm" draw:marker-end="" draw:marker-end-width="0.3cm" draw:fill="none" draw:textarea-vertical-align="middle" fo:padding-top="0.125cm" fo:padding-bottom="0.125cm" fo:padding-left="0.25cm" fo:padding-right="0.25cm"/>
    </style:style>
    <style:style style:name="gr55" style:family="graphic" style:parent-style-name="standard">
      <style:graphic-properties svg:stroke-color="#000000" draw:marker-start="Arrow" draw:marker-start-width="0.3cm" draw:textarea-vertical-align="middle"/>
    </style:style>
    <style:style style:name="gr56" style:family="graphic" style:parent-style-name="objectwithoutfill">
      <style:graphic-properties svg:stroke-width="0cm" svg:stroke-color="#000000" draw:marker-start="Dimension_20_Line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57" style:family="graphic" style:parent-style-name="objectwithoutfill">
      <style:graphic-properties svg:stroke-width="0cm" svg:stroke-color="#000000" draw:marker-start="Dimension_20_Line" draw:marker-start-width="0.3cm" draw:marker-end="" draw:marker-end-width="0.3cm" draw:fill="none" draw:textarea-vertical-align="middle" fo:padding-top="0.125cm" fo:padding-bottom="0.125cm" fo:padding-left="0.25cm" fo:padding-right="0.25cm"/>
    </style:style>
    <style:style style:name="gr5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0" style:family="graphic" style:parent-style-name="standard">
      <style:graphic-properties draw:stroke="none" svg:stroke-color="#000000" draw:fill="none" draw:fill-color="#ffffff" fo:min-height="0.654cm"/>
      <style:paragraph-properties style:writing-mode="lr-tb"/>
    </style:style>
    <style:style style:name="gr61" style:family="graphic" style:parent-style-name="objectwithoutfill">
      <style:graphic-properties svg:stroke-width="0cm" svg:stroke-color="#000000" draw:marker-start="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62" style:family="graphic" style:parent-style-name="objectwithoutfill">
      <style:graphic-properties svg:stroke-width="0cm" svg:stroke-color="#000000" draw:marker-start="" draw:marker-start-width="0.3cm" draw:marker-end="" draw:marker-end-width="0.3cm" draw:fill="none" draw:textarea-vertical-align="middle" fo:padding-top="0.125cm" fo:padding-bottom="0.125cm" fo:padding-left="0.25cm" fo:padding-right="0.25cm"/>
    </style:style>
    <style:style style:name="gr63" style:family="graphic" style:parent-style-name="objectwithoutfill">
      <style:graphic-properties svg:stroke-color="#000000" draw:fill="none" draw:textarea-vertical-align="middle"/>
    </style:style>
    <style:style style:name="gr6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65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66" style:family="graphic" style:parent-style-name="standard">
      <style:graphic-properties svg:stroke-color="#000000" draw:fill="none" draw:fill-color="#afd095" draw:textarea-horizontal-align="justify" draw:textarea-vertical-align="middle" draw:auto-grow-height="false" fo:min-height="2.125cm" fo:min-width="3.5cm"/>
      <style:paragraph-properties style:writing-mode="lr-tb"/>
    </style:style>
    <style:style style:name="gr67" style:family="graphic" style:parent-style-name="objectwithoutfill">
      <style:graphic-properties svg:stroke-width="0cm" svg:stroke-color="#000000" draw:marker-start="Arrow" draw:marker-start-width="0.3cm" draw:marker-end="Dimension_20_Line" draw:marker-end-width="0.3cm" draw:fill="none" draw:textarea-vertical-align="middle" fo:padding-top="0.125cm" fo:padding-bottom="0.125cm" fo:padding-left="0.25cm" fo:padding-r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4pt" fo:font-weight="normal" style:font-size-asian="14pt" style:font-size-complex="14pt"/>
    </style:style>
    <style:style style:name="P3" style:family="paragraph">
      <loext:graphic-properties draw:fill="none" draw:fill-color="#afd095"/>
      <style:paragraph-properties fo:text-align="center" style:writing-mode="lr-tb"/>
      <style:text-properties fo:font-size="14pt" fo:font-weight="normal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Liberation Sans2" fo:font-size="15pt" fo:font-weight="bold" style:font-size-asian="15pt" style:font-weight-asian="bold" style:font-size-complex="15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style:font-name="Liberation Sans2" fo:font-weight="normal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Liberation Sans2" fo:font-size="14pt" fo:font-weight="normal" style:font-size-asian="14pt" style:font-size-complex="14pt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Liberation Sans2" fo:font-size="14pt" fo:font-weight="normal" style:font-size-asian="14pt" style:font-size-complex="14pt"/>
    </style:style>
    <style:style style:name="P12" style:family="paragraph">
      <loext:graphic-properties draw:fill="none"/>
      <style:paragraph-properties fo:text-align="center" style:writing-mode="lr-tb"/>
      <style:text-properties style:font-name="Liberation Sans2" fo:font-weight="normal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 style:writing-mode="lr-tb"/>
      <style:text-properties style:font-name="Liberation Sans2" fo:font-size="14pt" fo:font-weight="normal" style:font-size-asian="14pt" style:font-size-complex="14pt"/>
    </style:style>
    <style:style style:name="P16" style:family="paragraph">
      <loext:graphic-properties draw:fill="none" draw:fill-color="#afd095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Liberation Sans2" fo:font-size="12pt" fo:font-style="italic" fo:font-weight="normal" style:font-size-asian="12pt" style:font-size-complex="12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Liberation Sans2" fo:font-size="12pt" fo:font-weight="normal" style:font-size-asian="12pt" style:font-size-complex="12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P20" style:family="paragraph">
      <loext:graphic-properties draw:fill="none" draw:fill-color="#ffffff"/>
      <style:paragraph-properties fo:text-align="start" style:writing-mode="lr-tb"/>
      <style:text-properties style:font-name="Liberation Sans2" fo:font-size="12pt" fo:font-style="italic" fo:font-weight="normal" style:font-size-asian="12pt" style:font-size-complex="12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Liberation Sans2" fo:font-size="13pt" fo:font-weight="normal" style:font-size-asian="13pt" style:font-weight-asian="normal" style:font-size-complex="13pt" style:font-weight-complex="normal"/>
    </style:style>
    <style:style style:name="P23" style:family="paragraph">
      <loext:graphic-properties draw:fill="none" draw:fill-color="#ffffff"/>
      <style:paragraph-properties fo:text-align="end" style:writing-mode="lr-tb"/>
      <style:text-properties style:font-name="Liberation Sans2" fo:font-size="12pt" fo:font-style="italic" fo:font-weight="normal" style:font-size-asian="12pt" style:font-size-complex="12pt"/>
    </style:style>
    <style:style style:name="P24" style:family="paragraph">
      <loext:graphic-properties draw:fill="none" draw:fill-color="#ffffff"/>
      <style:paragraph-properties fo:text-align="start" style:writing-mode="lr-tb"/>
      <style:text-properties fo:font-size="14pt" fo:font-style="normal" style:text-underline-style="solid" style:text-underline-width="auto" style:text-underline-color="font-color" fo:font-weight="normal" style:font-size-asian="12pt" style:font-style-asian="normal" style:font-weight-asian="bold" style:font-size-complex="12pt" style:font-style-complex="normal" style:font-weight-complex="bold"/>
    </style:style>
    <style:style style:name="P25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4pt" fo:font-weight="normal" style:font-size-asian="14pt" style:font-size-complex="14pt"/>
    </style:style>
    <style:style style:name="T2" style:family="text">
      <style:text-properties style:font-name="Liberation Sans2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Liberation Sans2" fo:font-size="14pt" fo:font-weight="normal" style:font-size-asian="14pt" style:font-size-complex="14pt"/>
    </style:style>
    <style:style style:name="T4" style:family="tex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2" fo:font-size="12pt" fo:font-style="italic" fo:font-weight="normal" style:font-size-asian="12pt" style:font-size-complex="12pt"/>
    </style:style>
    <style:style style:name="T6" style:family="text">
      <style:text-properties style:font-name="Liberation Sans2" fo:font-size="12pt" fo:font-weight="normal" style:font-size-asian="12pt" style:font-size-complex="12pt"/>
    </style:style>
    <style:style style:name="T7" style:family="text"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Liberation Sans2"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14pt" fo:font-style="normal" style:text-underline-style="solid" style:text-underline-width="auto" style:text-underline-color="font-color" fo:font-weight="normal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2.05cm" svg:height="27.94cm" svg:x="3.85cm" svg:y="4.3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96cm" svg:height="2.232cm" svg:x="17.154cm" svg:y="7.568cm">
          <text:p text:style-name="P2"><text:span text:style-name="T1">circuit of galvanic is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8.25cm" svg:height="2.832cm" svg:x="39.1cm" svg:y="7.565cm">
          <text:p text:style-name="P2"><text:span text:style-name="T1">circuit of galvanic isolation and</text:span><text:span text:style-name="T1"><text:line-break/></text:span><text:span text:style-name="T1">transistor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2.9cm" svg:height="13.717cm" svg:x="4.5cm" svg:y="11.38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75cm" svg:height="1.505cm" svg:x="39.612cm" svg:y="21.745cm">
          <draw:text-box>
            <text:p text:style-name="P4"><text:span text:style-name="T2">STM32F411CE</text:span></text:p>
            <text:p text:style-name="P4"><text:span text:style-name="T2">ARM Cortex-M4</text:span></text:p>
          </draw:text-box>
        </draw:frame>
        <draw:custom-shape draw:style-name="gr6" draw:text-style-name="P3" draw:layer="layout" svg:width="6.896cm" svg:height="2.5cm" svg:x="4.569cm" svg:y="26.117cm">
          <text:p text:style-name="P6"><text:span text:style-name="T1">circuit of galvanic isolation and RS485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75cm" svg:height="2.5cm" svg:x="39.19cm" svg:y="25.95cm">
          <text:p text:style-name="P2"><text:span text:style-name="T1">circuit of re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xml:id="id155" draw:id="id155" draw:layer="layout" svg:x1="39.949cm" svg:y1="28.191cm" svg:x2="39.949cm" svg:y2="28.648cm">
          <text:p/>
        </draw:line>
        <draw:line draw:style-name="gr8" draw:text-style-name="P7" xml:id="id37" draw:id="id37" draw:layer="layout" svg:x1="40.549cm" svg:y1="25.688cm" svg:x2="40.549cm" svg:y2="26.145cm">
          <text:p/>
        </draw:line>
        <draw:line draw:style-name="gr8" draw:text-style-name="P7" xml:id="id40" draw:id="id40" draw:layer="layout" svg:x1="25.853cm" svg:y1="24.843cm" svg:x2="25.853cm" svg:y2="25.3cm">
          <text:p/>
        </draw:line>
        <draw:line draw:style-name="gr8" draw:text-style-name="P7" xml:id="id38" draw:id="id38" draw:layer="layout" svg:x1="40.549cm" svg:y1="24.841cm" svg:x2="40.549cm" svg:y2="25.298cm">
          <text:p/>
        </draw:line>
        <draw:frame draw:style-name="gr9" draw:text-style-name="P8" draw:layer="layout" svg:width="3.25cm" svg:height="0.806cm" svg:x="26.192cm" svg:y="30.614cm">
          <draw:text-box>
            <text:p text:style-name="P4"><text:span text:style-name="T3">RESET</text:span></text:p>
          </draw:text-box>
        </draw:frame>
        <draw:frame draw:style-name="gr9" draw:text-style-name="P8" draw:layer="layout" svg:width="3.25cm" svg:height="0.806cm" svg:x="26.152cm" svg:y="25.948cm">
          <draw:text-box>
            <text:p text:style-name="P4"><text:span text:style-name="T3">RUN</text:span></text:p>
          </draw:text-box>
        </draw:frame>
        <draw:frame draw:style-name="gr9" draw:text-style-name="P8" draw:layer="layout" svg:width="3.25cm" svg:height="0.806cm" svg:x="26.161cm" svg:y="27.824cm">
          <draw:text-box>
            <text:p text:style-name="P4"><text:span text:style-name="T3">BOOT</text:span></text:p>
          </draw:text-box>
        </draw:frame>
        <draw:custom-shape draw:style-name="gr10" draw:text-style-name="P9" xml:id="id84" draw:id="id84" draw:layer="layout" svg:width="0.901cm" svg:height="0.901cm" svg:x="52.299cm" svg:y="16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82" draw:id="id82" draw:layer="layout" svg:width="0.901cm" svg:height="0.901cm" svg:x="52.299cm" svg:y="17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80" draw:id="id80" draw:layer="layout" svg:width="0.901cm" svg:height="0.901cm" svg:x="52.299cm" svg:y="1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78" draw:id="id78" draw:layer="layout" svg:width="0.901cm" svg:height="0.901cm" svg:x="52.299cm" svg:y="20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76" draw:id="id76" draw:layer="layout" svg:width="0.901cm" svg:height="0.901cm" svg:x="52.299cm" svg:y="2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3.25cm" svg:height="0.806cm" svg:x="53.356cm" svg:y="16.78cm">
          <draw:text-box>
            <text:p text:style-name="P10"><text:span text:style-name="T3">USER</text:span></text:p>
          </draw:text-box>
        </draw:frame>
        <draw:frame draw:style-name="gr9" draw:text-style-name="P11" draw:layer="layout" svg:width="3.25cm" svg:height="0.806cm" svg:x="53.356cm" svg:y="17.928cm">
          <draw:text-box>
            <text:p text:style-name="P10"><text:span text:style-name="T3">RUN</text:span></text:p>
          </draw:text-box>
        </draw:frame>
        <draw:frame draw:style-name="gr9" draw:text-style-name="P11" draw:layer="layout" svg:width="3.25cm" svg:height="0.806cm" svg:x="53.356cm" svg:y="19.024cm">
          <draw:text-box>
            <text:p text:style-name="P10"><text:span text:style-name="T3">ERR</text:span></text:p>
          </draw:text-box>
        </draw:frame>
        <draw:frame draw:style-name="gr9" draw:text-style-name="P11" draw:layer="layout" svg:width="3.25cm" svg:height="0.806cm" svg:x="53.356cm" svg:y="20.12cm">
          <draw:text-box>
            <text:p text:style-name="P10"><text:span text:style-name="T3">NET</text:span></text:p>
          </draw:text-box>
        </draw:frame>
        <draw:frame draw:style-name="gr9" draw:text-style-name="P11" draw:layer="layout" svg:width="3.25cm" svg:height="0.806cm" svg:x="53.356cm" svg:y="21.312cm">
          <draw:text-box>
            <text:p text:style-name="P10"><text:span text:style-name="T3">POWER</text:span></text:p>
          </draw:text-box>
        </draw:frame>
        <draw:custom-shape draw:style-name="gr6" draw:text-style-name="P3" draw:layer="layout" svg:width="6.896cm" svg:height="2.5cm" draw:transform="rotate (1.5707963267949) translate (48.95cm 22.974cm)">
          <text:p text:style-name="P2"><text:span text:style-name="T1">circuit of LED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xml:id="id83" draw:id="id83" draw:layer="layout" svg:x1="51.676cm" svg:y1="17.214cm" svg:x2="51.219cm" svg:y2="17.214cm">
          <text:p/>
        </draw:line>
        <draw:line draw:style-name="gr8" draw:text-style-name="P7" xml:id="id81" draw:id="id81" draw:layer="layout" svg:x1="51.677cm" svg:y1="18.342cm" svg:x2="51.22cm" svg:y2="18.342cm">
          <text:p/>
        </draw:line>
        <draw:line draw:style-name="gr8" draw:text-style-name="P7" xml:id="id79" draw:id="id79" draw:layer="layout" svg:x1="51.678cm" svg:y1="19.43cm" svg:x2="51.221cm" svg:y2="19.43cm">
          <text:p/>
        </draw:line>
        <draw:line draw:style-name="gr8" draw:text-style-name="P7" xml:id="id77" draw:id="id77" draw:layer="layout" svg:x1="51.679cm" svg:y1="20.546cm" svg:x2="51.222cm" svg:y2="20.546cm">
          <text:p/>
        </draw:line>
        <draw:line draw:style-name="gr8" draw:text-style-name="P7" xml:id="id75" draw:id="id75" draw:layer="layout" svg:x1="51.68cm" svg:y1="21.69cm" svg:x2="51.223cm" svg:y2="21.69cm">
          <text:p/>
        </draw:line>
        <draw:line draw:style-name="gr8" draw:text-style-name="P7" xml:id="id86" draw:id="id86" draw:layer="layout" svg:x1="49.177cm" svg:y1="17.214cm" svg:x2="48.72cm" svg:y2="17.214cm">
          <text:p/>
        </draw:line>
        <draw:line draw:style-name="gr8" draw:text-style-name="P7" xml:id="id88" draw:id="id88" draw:layer="layout" svg:x1="49.178cm" svg:y1="18.342cm" svg:x2="48.721cm" svg:y2="18.342cm">
          <text:p/>
        </draw:line>
        <draw:line draw:style-name="gr8" draw:text-style-name="P7" xml:id="id90" draw:id="id90" draw:layer="layout" svg:x1="49.179cm" svg:y1="19.43cm" svg:x2="48.722cm" svg:y2="19.43cm">
          <text:p/>
        </draw:line>
        <draw:line draw:style-name="gr8" draw:text-style-name="P7" xml:id="id92" draw:id="id92" draw:layer="layout" svg:x1="49.18cm" svg:y1="20.546cm" svg:x2="48.723cm" svg:y2="20.546cm">
          <text:p/>
        </draw:line>
        <draw:frame draw:style-name="gr9" draw:text-style-name="P8" draw:layer="layout" svg:width="1.5cm" svg:height="0.806cm" svg:x="5.795cm" svg:y="22.308cm">
          <draw:text-box>
            <text:p text:style-name="P4"><text:span text:style-name="T3">TX</text:span></text:p>
          </draw:text-box>
        </draw:frame>
        <draw:frame draw:style-name="gr9" draw:text-style-name="P8" draw:layer="layout" svg:width="1.5cm" svg:height="0.806cm" svg:x="7.25cm" svg:y="22.293cm">
          <draw:text-box>
            <text:p text:style-name="P4"><text:span text:style-name="T3">RX</text:span></text:p>
          </draw:text-box>
        </draw:frame>
        <draw:frame draw:style-name="gr9" draw:text-style-name="P8" draw:layer="layout" svg:width="1.5cm" svg:height="0.806cm" svg:x="8.75cm" svg:y="22.293cm">
          <draw:text-box>
            <text:p text:style-name="P4"><text:span text:style-name="T3">RE</text:span></text:p>
          </draw:text-box>
        </draw:frame>
        <draw:line draw:style-name="gr8" draw:text-style-name="P7" xml:id="id1" draw:id="id1" draw:layer="layout" svg:x1="6.519cm" svg:y1="23.041cm" svg:x2="6.519cm" svg:y2="23.498cm">
          <text:p/>
        </draw:line>
        <draw:line draw:style-name="gr8" draw:text-style-name="P12" xml:id="id3" draw:id="id3" draw:layer="layout" svg:x1="7.984cm" svg:y1="23.042cm" svg:x2="7.984cm" svg:y2="23.499cm">
          <text:p/>
        </draw:line>
        <draw:line draw:style-name="gr8" draw:text-style-name="P12" xml:id="id5" draw:id="id5" draw:layer="layout" svg:x1="9.489cm" svg:y1="23.078cm" svg:x2="9.489cm" svg:y2="23.535cm">
          <text:p/>
        </draw:line>
        <draw:line draw:style-name="gr8" draw:text-style-name="P7" xml:id="id7" draw:id="id7" draw:layer="layout" svg:x1="6.519cm" svg:y1="24.879cm" svg:x2="6.519cm" svg:y2="25.336cm">
          <text:p/>
        </draw:line>
        <draw:line draw:style-name="gr8" draw:text-style-name="P12" xml:id="id9" draw:id="id9" draw:layer="layout" svg:x1="7.984cm" svg:y1="24.88cm" svg:x2="7.984cm" svg:y2="25.337cm">
          <text:p/>
        </draw:line>
        <draw:line draw:style-name="gr8" draw:text-style-name="P12" xml:id="id11" draw:id="id11" draw:layer="layout" svg:x1="9.489cm" svg:y1="24.881cm" svg:x2="9.489cm" svg:y2="25.338cm">
          <text:p/>
        </draw:line>
        <draw:frame draw:style-name="gr9" draw:text-style-name="P8" xml:id="id2" draw:id="id2" draw:layer="layout" svg:width="1.854cm" svg:height="0.806cm" svg:x="5.595cm" svg:y="24.146cm">
          <draw:text-box>
            <text:p text:style-name="P4"><text:span text:style-name="T3">PA9</text:span></text:p>
          </draw:text-box>
        </draw:frame>
        <draw:custom-shape draw:style-name="gr11" draw:text-style-name="P3" draw:layer="layout" svg:width="4.75cm" svg:height="2.375cm" svg:x="5.65cm" svg:y="29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.5cm" svg:height="0.806cm" svg:x="5.795cm" svg:y="31.369cm">
          <draw:text-box>
            <text:p text:style-name="P4"><text:span text:style-name="T3">A</text:span></text:p>
          </draw:text-box>
        </draw:frame>
        <draw:frame draw:style-name="gr9" draw:text-style-name="P8" draw:layer="layout" svg:width="1.5cm" svg:height="0.806cm" svg:x="7.25cm" svg:y="31.354cm">
          <draw:text-box>
            <text:p text:style-name="P4"><text:span text:style-name="T3">B</text:span></text:p>
          </draw:text-box>
        </draw:frame>
        <draw:frame draw:style-name="gr9" draw:text-style-name="P8" draw:layer="layout" svg:width="1.5cm" svg:height="0.806cm" svg:x="8.75cm" svg:y="31.354cm">
          <draw:text-box>
            <text:p text:style-name="P4"><text:span text:style-name="T3">C</text:span></text:p>
          </draw:text-box>
        </draw:frame>
        <draw:line draw:style-name="gr8" draw:text-style-name="P7" draw:layer="layout" svg:x1="6.519cm" svg:y1="32.102cm" svg:x2="6.519cm" svg:y2="32.559cm">
          <text:p/>
        </draw:line>
        <draw:line draw:style-name="gr8" draw:text-style-name="P12" draw:layer="layout" svg:x1="7.984cm" svg:y1="32.103cm" svg:x2="7.984cm" svg:y2="32.56cm">
          <text:p/>
        </draw:line>
        <draw:line draw:style-name="gr8" draw:text-style-name="P12" draw:layer="layout" svg:x1="9.489cm" svg:y1="32.104cm" svg:x2="9.489cm" svg:y2="32.561cm">
          <text:p/>
        </draw:line>
        <draw:line draw:style-name="gr8" draw:text-style-name="P7" xml:id="id14" draw:id="id14" draw:layer="layout" svg:x1="6.519cm" svg:y1="29.668cm" svg:x2="6.519cm" svg:y2="30.125cm">
          <text:p/>
        </draw:line>
        <draw:line draw:style-name="gr8" draw:text-style-name="P12" xml:id="id16" draw:id="id16" draw:layer="layout" svg:x1="7.984cm" svg:y1="29.669cm" svg:x2="7.984cm" svg:y2="30.126cm">
          <text:p/>
        </draw:line>
        <draw:line draw:style-name="gr8" draw:text-style-name="P12" xml:id="id18" draw:id="id18" draw:layer="layout" svg:x1="9.489cm" svg:y1="29.67cm" svg:x2="9.489cm" svg:y2="30.127cm">
          <text:p/>
        </draw:line>
        <draw:frame draw:style-name="gr9" draw:text-style-name="P13" draw:layer="layout" svg:width="4.75cm" svg:height="0.806cm" svg:x="5.615cm" svg:y="30.593cm">
          <draw:text-box>
            <text:p text:style-name="P4"><text:span text:style-name="T4">COM.1</text:span></text:p>
          </draw:text-box>
        </draw:frame>
        <draw:line draw:style-name="gr8" draw:text-style-name="P7" xml:id="id13" draw:id="id13" draw:layer="layout" svg:x1="6.519cm" svg:y1="28.402cm" svg:x2="6.519cm" svg:y2="28.859cm">
          <text:p/>
        </draw:line>
        <draw:line draw:style-name="gr8" draw:text-style-name="P12" xml:id="id15" draw:id="id15" draw:layer="layout" svg:x1="7.984cm" svg:y1="28.403cm" svg:x2="7.984cm" svg:y2="28.86cm">
          <text:p/>
        </draw:line>
        <draw:line draw:style-name="gr8" draw:text-style-name="P12" xml:id="id17" draw:id="id17" draw:layer="layout" svg:x1="9.489cm" svg:y1="28.404cm" svg:x2="9.489cm" svg:y2="28.861cm">
          <text:p/>
        </draw:line>
        <draw:line draw:style-name="gr8" draw:text-style-name="P7" xml:id="id8" draw:id="id8" draw:layer="layout" svg:x1="6.519cm" svg:y1="25.873cm" svg:x2="6.519cm" svg:y2="26.33cm">
          <text:p/>
        </draw:line>
        <draw:line draw:style-name="gr8" draw:text-style-name="P12" xml:id="id10" draw:id="id10" draw:layer="layout" svg:x1="7.984cm" svg:y1="25.874cm" svg:x2="7.984cm" svg:y2="26.331cm">
          <text:p/>
        </draw:line>
        <draw:line draw:style-name="gr8" draw:text-style-name="P12" xml:id="id12" draw:id="id12" draw:layer="layout" svg:x1="9.489cm" svg:y1="25.875cm" svg:x2="9.489cm" svg:y2="26.332cm">
          <text:p/>
        </draw:line>
        <draw:frame draw:style-name="gr9" draw:text-style-name="P8" xml:id="id4" draw:id="id4" draw:layer="layout" svg:width="1.854cm" svg:height="0.806cm" svg:x="7.051cm" svg:y="24.146cm">
          <draw:text-box>
            <text:p text:style-name="P4"><text:span text:style-name="T3">PA10</text:span></text:p>
          </draw:text-box>
        </draw:frame>
        <draw:frame draw:style-name="gr9" draw:text-style-name="P8" xml:id="id6" draw:id="id6" draw:layer="layout" svg:width="1.854cm" svg:height="0.806cm" svg:x="8.546cm" svg:y="24.146cm">
          <draw:text-box>
            <text:p text:style-name="P4"><text:span text:style-name="T3">PA11</text:span></text:p>
          </draw:text-box>
        </draw:frame>
        <draw:connector draw:style-name="gr12" draw:text-style-name="P1" draw:layer="layout" draw:type="line" svg:x1="6.519cm" svg:y1="23.498cm" svg:x2="6.522cm" svg:y2="24.146cm" draw:start-shape="id1" draw:start-glue-point="2" draw:end-shape="id2" draw:end-glue-point="0" svg:d="M6519 23498l3 648" svg:viewBox="0 0 4 649">
          <text:p/>
        </draw:connector>
        <draw:connector draw:style-name="gr13" draw:text-style-name="P1" draw:layer="layout" draw:type="line" svg:x1="7.984cm" svg:y1="23.499cm" svg:x2="7.978cm" svg:y2="24.146cm" draw:start-shape="id3" draw:start-glue-point="2" draw:end-shape="id4" draw:end-glue-point="0" svg:d="M7984 23499l-6 647" svg:viewBox="0 0 7 648">
          <text:p/>
        </draw:connector>
        <draw:connector draw:style-name="gr12" draw:text-style-name="P1" draw:layer="layout" draw:type="line" svg:x1="9.489cm" svg:y1="23.535cm" svg:x2="9.473cm" svg:y2="24.146cm" draw:start-shape="id5" draw:start-glue-point="2" draw:end-shape="id6" draw:end-glue-point="0" svg:d="M9489 23535l-16 611" svg:viewBox="0 0 17 612">
          <text:p/>
        </draw:connector>
        <draw:connector draw:style-name="gr12" draw:text-style-name="P1" draw:layer="layout" draw:type="line" svg:x1="6.519cm" svg:y1="25.336cm" svg:x2="6.519cm" svg:y2="25.873cm" draw:start-shape="id7" draw:start-glue-point="2" draw:end-shape="id8" svg:d="M6519 25336v537" svg:viewBox="0 0 1 538">
          <text:p/>
        </draw:connector>
        <draw:connector draw:style-name="gr13" draw:text-style-name="P1" draw:layer="layout" draw:type="line" svg:x1="7.984cm" svg:y1="25.337cm" svg:x2="7.984cm" svg:y2="25.874cm" draw:start-shape="id9" draw:start-glue-point="2" draw:end-shape="id10" draw:end-glue-point="0" svg:d="M7984 25337v537" svg:viewBox="0 0 1 538">
          <text:p/>
        </draw:connector>
        <draw:connector draw:style-name="gr12" draw:text-style-name="P1" draw:layer="layout" draw:type="line" svg:x1="9.489cm" svg:y1="25.338cm" svg:x2="9.489cm" svg:y2="25.875cm" draw:start-shape="id11" draw:start-glue-point="2" draw:end-shape="id12" draw:end-glue-point="0" svg:d="M9489 25338v537" svg:viewBox="0 0 1 538">
          <text:p/>
        </draw:connector>
        <draw:connector draw:style-name="gr14" draw:text-style-name="P1" draw:layer="layout" draw:type="line" svg:x1="6.519cm" svg:y1="28.859cm" svg:x2="6.519cm" svg:y2="29.668cm" draw:start-shape="id13" draw:start-glue-point="2" draw:end-shape="id14" draw:end-glue-point="0" svg:d="M6519 28859v809" svg:viewBox="0 0 1 810">
          <text:p/>
        </draw:connector>
        <draw:connector draw:style-name="gr15" draw:text-style-name="P1" draw:layer="layout" draw:type="line" svg:x1="7.984cm" svg:y1="28.86cm" svg:x2="7.984cm" svg:y2="29.669cm" draw:start-shape="id15" draw:start-glue-point="2" draw:end-shape="id16" draw:end-glue-point="0" svg:d="M7984 28860v809" svg:viewBox="0 0 1 810">
          <text:p/>
        </draw:connector>
        <draw:connector draw:style-name="gr15" draw:text-style-name="P1" draw:layer="layout" draw:type="line" svg:x1="9.489cm" svg:y1="28.861cm" svg:x2="9.489cm" svg:y2="29.67cm" draw:start-shape="id17" draw:start-glue-point="2" draw:end-shape="id18" draw:end-glue-point="0" svg:d="M9489 28861v809" svg:viewBox="0 0 1 810">
          <text:p/>
        </draw:connector>
        <draw:custom-shape draw:style-name="gr6" draw:text-style-name="P3" draw:layer="layout" svg:width="6.896cm" svg:height="2.5cm" svg:x="16.669cm" svg:y="26.109cm">
          <text:p text:style-name="P6"><text:span text:style-name="T1">circuit of galvanic isolation and RS485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.5cm" svg:height="0.806cm" svg:x="17.895cm" svg:y="22.3cm">
          <draw:text-box>
            <text:p text:style-name="P4"><text:span text:style-name="T3">TX</text:span></text:p>
          </draw:text-box>
        </draw:frame>
        <draw:frame draw:style-name="gr9" draw:text-style-name="P8" draw:layer="layout" svg:width="1.5cm" svg:height="0.806cm" svg:x="19.35cm" svg:y="22.285cm">
          <draw:text-box>
            <text:p text:style-name="P4"><text:span text:style-name="T3">RX</text:span></text:p>
          </draw:text-box>
        </draw:frame>
        <draw:frame draw:style-name="gr9" draw:text-style-name="P8" draw:layer="layout" svg:width="1.5cm" svg:height="0.806cm" svg:x="20.85cm" svg:y="22.285cm">
          <draw:text-box>
            <text:p text:style-name="P4"><text:span text:style-name="T3">RE</text:span></text:p>
          </draw:text-box>
        </draw:frame>
        <draw:line draw:style-name="gr8" draw:text-style-name="P7" xml:id="id19" draw:id="id19" draw:layer="layout" svg:x1="18.619cm" svg:y1="23.033cm" svg:x2="18.619cm" svg:y2="23.49cm">
          <text:p/>
        </draw:line>
        <draw:line draw:style-name="gr8" draw:text-style-name="P12" xml:id="id21" draw:id="id21" draw:layer="layout" svg:x1="20.084cm" svg:y1="23.034cm" svg:x2="20.084cm" svg:y2="23.491cm">
          <text:p/>
        </draw:line>
        <draw:line draw:style-name="gr8" draw:text-style-name="P12" xml:id="id23" draw:id="id23" draw:layer="layout" svg:x1="21.589cm" svg:y1="23.035cm" svg:x2="21.589cm" svg:y2="23.492cm">
          <text:p/>
        </draw:line>
        <draw:line draw:style-name="gr8" draw:text-style-name="P7" xml:id="id25" draw:id="id25" draw:layer="layout" svg:x1="18.619cm" svg:y1="24.871cm" svg:x2="18.619cm" svg:y2="25.328cm">
          <text:p/>
        </draw:line>
        <draw:line draw:style-name="gr8" draw:text-style-name="P12" xml:id="id27" draw:id="id27" draw:layer="layout" svg:x1="20.084cm" svg:y1="24.872cm" svg:x2="20.084cm" svg:y2="25.329cm">
          <text:p/>
        </draw:line>
        <draw:line draw:style-name="gr8" draw:text-style-name="P12" xml:id="id29" draw:id="id29" draw:layer="layout" svg:x1="21.589cm" svg:y1="24.873cm" svg:x2="21.589cm" svg:y2="25.33cm">
          <text:p/>
        </draw:line>
        <draw:frame draw:style-name="gr9" draw:text-style-name="P8" xml:id="id20" draw:id="id20" draw:layer="layout" svg:width="1.854cm" svg:height="0.806cm" svg:x="17.695cm" svg:y="24.138cm">
          <draw:text-box>
            <text:p text:style-name="P4"><text:span text:style-name="T3">PA2</text:span></text:p>
          </draw:text-box>
        </draw:frame>
        <draw:custom-shape draw:style-name="gr11" draw:text-style-name="P3" draw:layer="layout" svg:width="4.75cm" svg:height="2.375cm" svg:x="17.75cm" svg:y="29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.5cm" svg:height="0.806cm" svg:x="17.895cm" svg:y="31.361cm">
          <draw:text-box>
            <text:p text:style-name="P4"><text:span text:style-name="T3">A</text:span></text:p>
          </draw:text-box>
        </draw:frame>
        <draw:frame draw:style-name="gr9" draw:text-style-name="P8" draw:layer="layout" svg:width="1.5cm" svg:height="0.806cm" svg:x="19.35cm" svg:y="31.346cm">
          <draw:text-box>
            <text:p text:style-name="P4"><text:span text:style-name="T3">B</text:span></text:p>
          </draw:text-box>
        </draw:frame>
        <draw:frame draw:style-name="gr9" draw:text-style-name="P8" draw:layer="layout" svg:width="1.5cm" svg:height="0.806cm" svg:x="20.85cm" svg:y="31.346cm">
          <draw:text-box>
            <text:p text:style-name="P4"><text:span text:style-name="T3">C</text:span></text:p>
          </draw:text-box>
        </draw:frame>
        <draw:line draw:style-name="gr8" draw:text-style-name="P7" draw:layer="layout" svg:x1="18.619cm" svg:y1="32.094cm" svg:x2="18.619cm" svg:y2="32.551cm">
          <text:p/>
        </draw:line>
        <draw:line draw:style-name="gr8" draw:text-style-name="P12" draw:layer="layout" svg:x1="20.084cm" svg:y1="32.095cm" svg:x2="20.084cm" svg:y2="32.552cm">
          <text:p/>
        </draw:line>
        <draw:line draw:style-name="gr8" draw:text-style-name="P12" draw:layer="layout" svg:x1="21.589cm" svg:y1="32.096cm" svg:x2="21.589cm" svg:y2="32.553cm">
          <text:p/>
        </draw:line>
        <draw:line draw:style-name="gr8" draw:text-style-name="P7" xml:id="id32" draw:id="id32" draw:layer="layout" svg:x1="18.619cm" svg:y1="29.66cm" svg:x2="18.619cm" svg:y2="30.117cm">
          <text:p/>
        </draw:line>
        <draw:line draw:style-name="gr8" draw:text-style-name="P12" xml:id="id34" draw:id="id34" draw:layer="layout" svg:x1="20.084cm" svg:y1="29.661cm" svg:x2="20.084cm" svg:y2="30.118cm">
          <text:p/>
        </draw:line>
        <draw:line draw:style-name="gr8" draw:text-style-name="P12" xml:id="id36" draw:id="id36" draw:layer="layout" svg:x1="21.589cm" svg:y1="29.662cm" svg:x2="21.589cm" svg:y2="30.119cm">
          <text:p/>
        </draw:line>
        <draw:frame draw:style-name="gr9" draw:text-style-name="P13" draw:layer="layout" svg:width="4.75cm" svg:height="0.806cm" svg:x="17.715cm" svg:y="30.585cm">
          <draw:text-box>
            <text:p text:style-name="P4"><text:span text:style-name="T4">COM.2</text:span></text:p>
          </draw:text-box>
        </draw:frame>
        <draw:line draw:style-name="gr8" draw:text-style-name="P7" xml:id="id31" draw:id="id31" draw:layer="layout" svg:x1="18.619cm" svg:y1="28.394cm" svg:x2="18.619cm" svg:y2="28.851cm">
          <text:p/>
        </draw:line>
        <draw:line draw:style-name="gr8" draw:text-style-name="P12" xml:id="id33" draw:id="id33" draw:layer="layout" svg:x1="20.084cm" svg:y1="28.395cm" svg:x2="20.084cm" svg:y2="28.852cm">
          <text:p/>
        </draw:line>
        <draw:line draw:style-name="gr8" draw:text-style-name="P12" xml:id="id35" draw:id="id35" draw:layer="layout" svg:x1="21.589cm" svg:y1="28.396cm" svg:x2="21.589cm" svg:y2="28.853cm">
          <text:p/>
        </draw:line>
        <draw:line draw:style-name="gr8" draw:text-style-name="P7" xml:id="id26" draw:id="id26" draw:layer="layout" svg:x1="18.619cm" svg:y1="25.865cm" svg:x2="18.619cm" svg:y2="26.322cm">
          <text:p/>
        </draw:line>
        <draw:line draw:style-name="gr8" draw:text-style-name="P12" xml:id="id28" draw:id="id28" draw:layer="layout" svg:x1="20.084cm" svg:y1="25.866cm" svg:x2="20.084cm" svg:y2="26.323cm">
          <text:p/>
        </draw:line>
        <draw:line draw:style-name="gr8" draw:text-style-name="P12" xml:id="id30" draw:id="id30" draw:layer="layout" svg:x1="21.589cm" svg:y1="25.867cm" svg:x2="21.589cm" svg:y2="26.324cm">
          <text:p/>
        </draw:line>
        <draw:frame draw:style-name="gr9" draw:text-style-name="P8" xml:id="id22" draw:id="id22" draw:layer="layout" svg:width="1.854cm" svg:height="0.806cm" svg:x="19.151cm" svg:y="24.138cm">
          <draw:text-box>
            <text:p text:style-name="P4"><text:span text:style-name="T3">PA3</text:span></text:p>
          </draw:text-box>
        </draw:frame>
        <draw:frame draw:style-name="gr9" draw:text-style-name="P8" xml:id="id24" draw:id="id24" draw:layer="layout" svg:width="1.854cm" svg:height="0.806cm" svg:x="20.646cm" svg:y="24.138cm">
          <draw:text-box>
            <text:p text:style-name="P4"><text:span text:style-name="T3">PA4</text:span></text:p>
          </draw:text-box>
        </draw:frame>
        <draw:connector draw:style-name="gr12" draw:text-style-name="P1" draw:layer="layout" draw:type="line" svg:x1="18.619cm" svg:y1="23.49cm" svg:x2="18.622cm" svg:y2="24.138cm" draw:start-shape="id19" draw:start-glue-point="2" draw:end-shape="id20" draw:end-glue-point="0" svg:d="M18619 23490l3 648" svg:viewBox="0 0 4 649">
          <text:p/>
        </draw:connector>
        <draw:connector draw:style-name="gr13" draw:text-style-name="P1" draw:layer="layout" draw:type="line" svg:x1="20.084cm" svg:y1="23.491cm" svg:x2="20.078cm" svg:y2="24.138cm" draw:start-shape="id21" draw:start-glue-point="2" draw:end-shape="id22" draw:end-glue-point="0" svg:d="M20084 23491l-6 647" svg:viewBox="0 0 7 648">
          <text:p/>
        </draw:connector>
        <draw:connector draw:style-name="gr12" draw:text-style-name="P1" draw:layer="layout" draw:type="line" svg:x1="21.589cm" svg:y1="23.492cm" svg:x2="21.573cm" svg:y2="24.138cm" draw:start-shape="id23" draw:start-glue-point="2" draw:end-shape="id24" draw:end-glue-point="0" svg:d="M21589 23492l-16 646" svg:viewBox="0 0 17 647">
          <text:p/>
        </draw:connector>
        <draw:connector draw:style-name="gr12" draw:text-style-name="P1" draw:layer="layout" draw:type="line" svg:x1="18.619cm" svg:y1="25.328cm" svg:x2="18.619cm" svg:y2="25.865cm" draw:start-shape="id25" draw:start-glue-point="2" draw:end-shape="id26" svg:d="M18619 25328v537" svg:viewBox="0 0 1 538">
          <text:p/>
        </draw:connector>
        <draw:connector draw:style-name="gr13" draw:text-style-name="P1" draw:layer="layout" draw:type="line" svg:x1="20.084cm" svg:y1="25.329cm" svg:x2="20.084cm" svg:y2="25.866cm" draw:start-shape="id27" draw:start-glue-point="2" draw:end-shape="id28" draw:end-glue-point="0" svg:d="M20084 25329v537" svg:viewBox="0 0 1 538">
          <text:p/>
        </draw:connector>
        <draw:connector draw:style-name="gr12" draw:text-style-name="P1" draw:layer="layout" draw:type="line" svg:x1="21.589cm" svg:y1="25.33cm" svg:x2="21.589cm" svg:y2="25.867cm" draw:start-shape="id29" draw:start-glue-point="2" draw:end-shape="id30" draw:end-glue-point="0" svg:d="M21589 25330v537" svg:viewBox="0 0 1 538">
          <text:p/>
        </draw:connector>
        <draw:connector draw:style-name="gr14" draw:text-style-name="P1" draw:layer="layout" draw:type="line" svg:x1="18.619cm" svg:y1="28.851cm" svg:x2="18.619cm" svg:y2="29.66cm" draw:start-shape="id31" draw:start-glue-point="2" draw:end-shape="id32" draw:end-glue-point="0" svg:d="M18619 28851v809" svg:viewBox="0 0 1 810">
          <text:p/>
        </draw:connector>
        <draw:connector draw:style-name="gr15" draw:text-style-name="P1" draw:layer="layout" draw:type="line" svg:x1="20.084cm" svg:y1="28.852cm" svg:x2="20.084cm" svg:y2="29.661cm" draw:start-shape="id33" draw:start-glue-point="2" draw:end-shape="id34" draw:end-glue-point="0" svg:d="M20084 28852v809" svg:viewBox="0 0 1 810">
          <text:p/>
        </draw:connector>
        <draw:connector draw:style-name="gr15" draw:text-style-name="P1" draw:layer="layout" draw:type="line" svg:x1="21.589cm" svg:y1="28.853cm" svg:x2="21.589cm" svg:y2="29.662cm" draw:start-shape="id35" draw:start-glue-point="2" draw:end-shape="id36" draw:end-glue-point="0" svg:d="M21589 28853v809" svg:viewBox="0 0 1 810">
          <text:p/>
        </draw:connector>
        <draw:connector draw:style-name="gr16" draw:text-style-name="P1" draw:layer="layout" draw:type="line" svg:x1="40.549cm" svg:y1="25.688cm" svg:x2="40.549cm" svg:y2="25.298cm" draw:start-shape="id37" draw:start-glue-point="0" draw:end-shape="id38" draw:end-glue-point="2" svg:d="M40549 25688v-390" svg:viewBox="0 0 1 391">
          <text:p/>
        </draw:connector>
        <draw:frame draw:style-name="gr9" draw:text-style-name="P8" draw:layer="layout" svg:width="2.5cm" svg:height="0.806cm" svg:x="39.317cm" svg:y="24.138cm">
          <draw:text-box>
            <text:p text:style-name="P4"><text:span text:style-name="T3">NRST</text:span></text:p>
          </draw:text-box>
        </draw:frame>
        <draw:frame draw:style-name="gr9" draw:text-style-name="P8" draw:layer="layout" svg:width="2.5cm" svg:height="0.806cm" svg:x="24.617cm" svg:y="24.138cm">
          <draw:text-box>
            <text:p text:style-name="P4"><text:span text:style-name="T3">BOOT0</text:span></text:p>
          </draw:text-box>
        </draw:frame>
        <draw:connector draw:style-name="gr12" draw:text-style-name="P1" draw:layer="layout" svg:x1="26.9cm" svg:y1="27.32cm" svg:x2="25.853cm" svg:y2="25.3cm" draw:start-shape="id39" draw:start-glue-point="6" draw:end-shape="id40" draw:end-glue-point="2" svg:d="M26900 27320h-1047v-2020" svg:viewBox="0 0 1048 2021">
          <text:p/>
        </draw:connector>
        <draw:line draw:style-name="gr8" draw:text-style-name="P7" xml:id="id41" draw:id="id41" draw:layer="layout" svg:x1="19.12cm" svg:y1="6.537cm" svg:x2="19.12cm" svg:y2="6.994cm">
          <text:p/>
        </draw:line>
        <draw:line draw:style-name="gr8" draw:text-style-name="P12" xml:id="id43" draw:id="id43" draw:layer="layout" svg:x1="20.585cm" svg:y1="6.538cm" svg:x2="20.585cm" svg:y2="6.995cm">
          <text:p/>
        </draw:line>
        <draw:line draw:style-name="gr8" draw:text-style-name="P12" xml:id="id45" draw:id="id45" draw:layer="layout" svg:x1="21.876cm" svg:y1="6.539cm" svg:x2="21.876cm" svg:y2="6.996cm">
          <text:p/>
        </draw:line>
        <draw:line draw:style-name="gr8" draw:text-style-name="P7" xml:id="id42" draw:id="id42" draw:layer="layout" svg:x1="19.12cm" svg:y1="7.279cm" svg:x2="19.12cm" svg:y2="7.736cm">
          <text:p/>
        </draw:line>
        <draw:line draw:style-name="gr8" draw:text-style-name="P12" xml:id="id44" draw:id="id44" draw:layer="layout" svg:x1="20.585cm" svg:y1="7.28cm" svg:x2="20.585cm" svg:y2="7.737cm">
          <text:p/>
        </draw:line>
        <draw:line draw:style-name="gr8" draw:text-style-name="P12" xml:id="id46" draw:id="id46" draw:layer="layout" svg:x1="21.876cm" svg:y1="7.281cm" svg:x2="21.876cm" svg:y2="7.738cm">
          <text:p/>
        </draw:line>
        <draw:line draw:style-name="gr8" draw:text-style-name="P7" xml:id="id47" draw:id="id47" draw:layer="layout" svg:x1="19.12cm" svg:y1="9.585cm" svg:x2="19.12cm" svg:y2="10.042cm">
          <text:p/>
        </draw:line>
        <draw:line draw:style-name="gr8" draw:text-style-name="P12" xml:id="id49" draw:id="id49" draw:layer="layout" svg:x1="20.585cm" svg:y1="9.586cm" svg:x2="20.585cm" svg:y2="10.043cm">
          <text:p/>
        </draw:line>
        <draw:line draw:style-name="gr8" draw:text-style-name="P7" xml:id="id48" draw:id="id48" draw:layer="layout" svg:x1="19.121cm" svg:y1="11.126cm" svg:x2="19.121cm" svg:y2="11.583cm">
          <text:p/>
        </draw:line>
        <draw:line draw:style-name="gr8" draw:text-style-name="P12" xml:id="id50" draw:id="id50" draw:layer="layout" svg:x1="20.586cm" svg:y1="11.127cm" svg:x2="20.586cm" svg:y2="11.584cm">
          <text:p/>
        </draw:line>
        <draw:frame draw:style-name="gr9" draw:text-style-name="P8" xml:id="id119" draw:id="id119" draw:layer="layout" svg:width="1.854cm" svg:height="0.806cm" svg:x="18.195cm" svg:y="11.587cm">
          <draw:text-box>
            <text:p text:style-name="P4"><text:span text:style-name="T3">PA8</text:span></text:p>
          </draw:text-box>
        </draw:frame>
        <draw:frame draw:style-name="gr9" draw:text-style-name="P8" xml:id="id117" draw:id="id117" draw:layer="layout" svg:width="1.854cm" svg:height="0.806cm" svg:x="19.651cm" svg:y="11.587cm">
          <draw:text-box>
            <text:p text:style-name="P4"><text:span text:style-name="T3">PB15</text:span></text:p>
          </draw:text-box>
        </draw:frame>
        <draw:connector draw:style-name="gr17" draw:text-style-name="P1" draw:layer="layout" draw:type="line" svg:x1="19.12cm" svg:y1="6.994cm" svg:x2="19.12cm" svg:y2="7.279cm" draw:start-shape="id41" draw:start-glue-point="2" draw:end-shape="id42" draw:end-glue-point="0" svg:d="M19120 6994v285" svg:viewBox="0 0 1 286">
          <text:p/>
        </draw:connector>
        <draw:connector draw:style-name="gr17" draw:text-style-name="P1" draw:layer="layout" draw:type="line" svg:x1="20.585cm" svg:y1="6.995cm" svg:x2="20.585cm" svg:y2="7.28cm" draw:start-shape="id43" draw:start-glue-point="2" draw:end-shape="id44" draw:end-glue-point="0" svg:d="M20585 6995v285" svg:viewBox="0 0 1 286">
          <text:p/>
        </draw:connector>
        <draw:connector draw:style-name="gr18" draw:text-style-name="P1" draw:layer="layout" draw:type="line" svg:x1="21.876cm" svg:y1="6.996cm" svg:x2="21.876cm" svg:y2="7.281cm" draw:start-shape="id45" draw:start-glue-point="2" draw:end-shape="id46" draw:end-glue-point="0" svg:d="M21876 6996v285" svg:viewBox="0 0 1 286">
          <text:p/>
        </draw:connector>
        <draw:connector draw:style-name="gr17" draw:text-style-name="P1" draw:layer="layout" draw:type="line" svg:x1="19.12cm" svg:y1="10.042cm" svg:x2="19.121cm" svg:y2="11.126cm" draw:start-shape="id47" draw:start-glue-point="2" draw:end-shape="id48" draw:end-glue-point="0" svg:d="M19120 10042l1 1084" svg:viewBox="0 0 2 1085">
          <text:p/>
        </draw:connector>
        <draw:connector draw:style-name="gr17" draw:text-style-name="P1" draw:layer="layout" draw:type="line" svg:x1="20.585cm" svg:y1="10.043cm" svg:x2="20.586cm" svg:y2="11.127cm" draw:start-shape="id49" draw:start-glue-point="2" draw:end-shape="id50" draw:end-glue-point="0" svg:d="M20585 10043l1 1084" svg:viewBox="0 0 2 1085">
          <text:p/>
        </draw:connector>
        <draw:custom-shape draw:style-name="gr19" draw:text-style-name="P3" draw:layer="layout" svg:width="3.148cm" svg:height="2.375cm" svg:x="39.602cm" svg:y="4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.5cm" svg:height="0.806cm" svg:x="39.547cm" svg:y="4.556cm">
          <draw:text-box>
            <text:p text:style-name="P4"><text:span text:style-name="T3">0</text:span></text:p>
          </draw:text-box>
        </draw:frame>
        <draw:frame draw:style-name="gr9" draw:text-style-name="P8" draw:layer="layout" svg:width="1.5cm" svg:height="0.806cm" svg:x="40.402cm" svg:y="4.561cm">
          <draw:text-box>
            <text:p text:style-name="P4"><text:span text:style-name="T3">C</text:span></text:p>
          </draw:text-box>
        </draw:frame>
        <draw:line draw:style-name="gr8" draw:text-style-name="P7" xml:id="id52" draw:id="id52" draw:layer="layout" svg:x1="40.471cm" svg:y1="6.53cm" svg:x2="40.471cm" svg:y2="6.987cm">
          <text:p/>
        </draw:line>
        <draw:line draw:style-name="gr8" draw:text-style-name="P12" xml:id="id59" draw:id="id59" draw:layer="layout" svg:x1="41.218cm" svg:y1="6.531cm" svg:x2="41.218cm" svg:y2="6.988cm">
          <text:p/>
        </draw:line>
        <draw:line draw:style-name="gr8" draw:text-style-name="P7" draw:layer="layout" svg:x1="40.271cm" svg:y1="4.096cm" svg:x2="40.271cm" svg:y2="4.553cm">
          <text:p/>
        </draw:line>
        <draw:line draw:style-name="gr8" draw:text-style-name="P12" draw:layer="layout" svg:x1="41.136cm" svg:y1="4.097cm" svg:x2="41.136cm" svg:y2="4.554cm">
          <text:p/>
        </draw:line>
        <draw:frame draw:style-name="gr20" draw:text-style-name="P13" draw:layer="layout" svg:width="3.183cm" svg:height="0.889cm" svg:x="39.567cm" svg:y="5.403cm">
          <draw:text-box>
            <text:p text:style-name="P4"><text:span text:style-name="T4">DO</text:span></text:p>
          </draw:text-box>
        </draw:frame>
        <draw:custom-shape draw:style-name="gr19" draw:text-style-name="P3" draw:layer="layout" svg:width="3.148cm" svg:height="2.375cm" svg:x="43.662cm" svg:y="4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xml:id="id54" draw:id="id54" draw:layer="layout" svg:x1="44.531cm" svg:y1="6.53cm" svg:x2="44.531cm" svg:y2="6.987cm">
          <text:p/>
        </draw:line>
        <draw:frame draw:style-name="gr20" draw:text-style-name="P13" draw:layer="layout" svg:width="3.183cm" svg:height="0.889cm" svg:x="43.627cm" svg:y="5.403cm">
          <draw:text-box>
            <text:p text:style-name="P4"><text:span text:style-name="T4">DO</text:span></text:p>
          </draw:text-box>
        </draw:frame>
        <draw:line draw:style-name="gr8" draw:text-style-name="P7" xml:id="id51" draw:id="id51" draw:layer="layout" svg:x1="40.472cm" svg:y1="7.317cm" svg:x2="40.472cm" svg:y2="7.774cm">
          <text:p/>
        </draw:line>
        <draw:line draw:style-name="gr8" draw:text-style-name="P12" xml:id="id60" draw:id="id60" draw:layer="layout" svg:x1="41.219cm" svg:y1="7.318cm" svg:x2="41.219cm" svg:y2="7.775cm">
          <text:p/>
        </draw:line>
        <draw:line draw:style-name="gr8" draw:text-style-name="P7" xml:id="id53" draw:id="id53" draw:layer="layout" svg:x1="44.532cm" svg:y1="7.317cm" svg:x2="44.532cm" svg:y2="7.774cm">
          <text:p/>
        </draw:line>
        <draw:line draw:style-name="gr8" draw:text-style-name="P7" xml:id="id56" draw:id="id56" draw:layer="layout" svg:x1="40.472cm" svg:y1="10.195cm" svg:x2="40.472cm" svg:y2="10.652cm">
          <text:p/>
        </draw:line>
        <draw:line draw:style-name="gr8" draw:text-style-name="P7" xml:id="id58" draw:id="id58" draw:layer="layout" svg:x1="44.532cm" svg:y1="10.195cm" svg:x2="44.532cm" svg:y2="10.652cm">
          <text:p/>
        </draw:line>
        <draw:line draw:style-name="gr8" draw:text-style-name="P7" xml:id="id55" draw:id="id55" draw:layer="layout" svg:x1="40.472cm" svg:y1="11.114cm" svg:x2="40.472cm" svg:y2="11.571cm">
          <text:p/>
        </draw:line>
        <draw:line draw:style-name="gr8" draw:text-style-name="P7" xml:id="id57" draw:id="id57" draw:layer="layout" svg:x1="44.532cm" svg:y1="11.114cm" svg:x2="44.532cm" svg:y2="11.571cm">
          <text:p/>
        </draw:line>
        <draw:connector draw:style-name="gr17" draw:text-style-name="P1" draw:layer="layout" draw:type="line" svg:x1="40.472cm" svg:y1="7.317cm" svg:x2="40.471cm" svg:y2="6.987cm" draw:start-shape="id51" draw:start-glue-point="0" draw:end-shape="id52" draw:end-glue-point="2" svg:d="M40472 7317l-1-330" svg:viewBox="0 0 2 331">
          <text:p/>
        </draw:connector>
        <draw:connector draw:style-name="gr17" draw:text-style-name="P1" draw:layer="layout" draw:type="line" svg:x1="44.532cm" svg:y1="7.317cm" svg:x2="44.531cm" svg:y2="6.987cm" draw:start-shape="id53" draw:start-glue-point="0" draw:end-shape="id54" draw:end-glue-point="2" svg:d="M44532 7317l-1-330" svg:viewBox="0 0 2 331">
          <text:p/>
        </draw:connector>
        <draw:connector draw:style-name="gr21" draw:text-style-name="P1" draw:layer="layout" draw:type="line" svg:x1="40.472cm" svg:y1="11.114cm" svg:x2="40.472cm" svg:y2="10.652cm" draw:start-shape="id55" draw:start-glue-point="0" draw:end-shape="id56" draw:end-glue-point="2" svg:d="M40472 11114v-462" svg:viewBox="0 0 1 463">
          <text:p/>
        </draw:connector>
        <draw:connector draw:style-name="gr21" draw:text-style-name="P1" draw:layer="layout" draw:type="line" svg:x1="44.532cm" svg:y1="11.114cm" svg:x2="44.532cm" svg:y2="10.652cm" draw:start-shape="id57" draw:start-glue-point="0" draw:end-shape="id58" draw:end-glue-point="2" svg:d="M44532 11114v-462" svg:viewBox="0 0 1 463">
          <text:p/>
        </draw:connector>
        <draw:connector draw:style-name="gr22" draw:text-style-name="P1" draw:layer="layout" draw:type="line" svg:x1="41.218cm" svg:y1="6.988cm" svg:x2="41.219cm" svg:y2="7.318cm" draw:start-shape="id59" draw:start-glue-point="2" draw:end-shape="id60" draw:end-glue-point="0" svg:d="M41218 6988l1 330" svg:viewBox="0 0 2 331">
          <text:p/>
        </draw:connector>
        <draw:frame draw:style-name="gr9" draw:text-style-name="P8" xml:id="id140" draw:id="id140" draw:layer="layout" svg:width="1.854cm" svg:height="0.806cm" svg:x="39.542cm" svg:y="11.579cm">
          <draw:text-box>
            <text:p text:style-name="P4"><text:span text:style-name="T3">PA0</text:span></text:p>
          </draw:text-box>
        </draw:frame>
        <draw:frame draw:style-name="gr9" draw:text-style-name="P8" xml:id="id142" draw:id="id142" draw:layer="layout" svg:width="1.854cm" svg:height="0.806cm" svg:x="43.642cm" svg:y="11.579cm">
          <draw:text-box>
            <text:p text:style-name="P4"><text:span text:style-name="T3">PA1</text:span></text:p>
          </draw:text-box>
        </draw:frame>
        <draw:custom-shape draw:style-name="gr3" draw:text-style-name="P3" draw:layer="layout" svg:width="8.25cm" svg:height="2.832cm" svg:x="4.45cm" svg:y="7.549cm">
          <text:p text:style-name="P2"><text:span text:style-name="T1">circuit of signal pre-amplification and con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3.148cm" svg:height="2.375cm" svg:x="4.952cm" svg:y="4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.5cm" svg:height="0.806cm" svg:x="5.097cm" svg:y="4.575cm">
          <draw:text-box>
            <text:p text:style-name="P4"><text:span text:style-name="T3">0</text:span></text:p>
          </draw:text-box>
        </draw:frame>
        <draw:frame draw:style-name="gr9" draw:text-style-name="P8" draw:layer="layout" svg:width="1.5cm" svg:height="0.806cm" svg:x="6.552cm" svg:y="4.56cm">
          <draw:text-box>
            <text:p text:style-name="P4"><text:span text:style-name="T3">C</text:span></text:p>
          </draw:text-box>
        </draw:frame>
        <draw:line draw:style-name="gr8" draw:text-style-name="P7" draw:layer="layout" svg:x1="5.821cm" svg:y1="6.549cm" svg:x2="5.821cm" svg:y2="7.006cm">
          <text:p/>
        </draw:line>
        <draw:line draw:style-name="gr8" draw:text-style-name="P12" draw:layer="layout" svg:x1="7.286cm" svg:y1="6.55cm" svg:x2="7.286cm" svg:y2="7.007cm">
          <text:p/>
        </draw:line>
        <draw:line draw:style-name="gr8" draw:text-style-name="P7" draw:layer="layout" svg:x1="5.821cm" svg:y1="4.115cm" svg:x2="5.821cm" svg:y2="4.572cm">
          <text:p/>
        </draw:line>
        <draw:line draw:style-name="gr8" draw:text-style-name="P12" draw:layer="layout" svg:x1="7.286cm" svg:y1="4.116cm" svg:x2="7.286cm" svg:y2="4.573cm">
          <text:p/>
        </draw:line>
        <draw:frame draw:style-name="gr20" draw:text-style-name="P13" draw:layer="layout" svg:width="3.183cm" svg:height="0.889cm" svg:x="4.917cm" svg:y="5.422cm">
          <draw:text-box>
            <text:p text:style-name="P4"><text:span text:style-name="T4">AI</text:span></text:p>
          </draw:text-box>
        </draw:frame>
        <draw:custom-shape draw:style-name="gr19" draw:text-style-name="P3" draw:layer="layout" svg:width="3.148cm" svg:height="2.375cm" svg:x="9.012cm" svg:y="4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.5cm" svg:height="0.806cm" svg:x="9.157cm" svg:y="4.575cm">
          <draw:text-box>
            <text:p text:style-name="P4"><text:span text:style-name="T3">1</text:span></text:p>
          </draw:text-box>
        </draw:frame>
        <draw:frame draw:style-name="gr9" draw:text-style-name="P8" draw:layer="layout" svg:width="1.5cm" svg:height="0.806cm" svg:x="10.612cm" svg:y="4.56cm">
          <draw:text-box>
            <text:p text:style-name="P4"><text:span text:style-name="T3">C</text:span></text:p>
          </draw:text-box>
        </draw:frame>
        <draw:line draw:style-name="gr8" draw:text-style-name="P7" draw:layer="layout" svg:x1="9.881cm" svg:y1="6.549cm" svg:x2="9.881cm" svg:y2="7.006cm">
          <text:p/>
        </draw:line>
        <draw:line draw:style-name="gr8" draw:text-style-name="P12" xml:id="id65" draw:id="id65" draw:layer="layout" svg:x1="11.346cm" svg:y1="6.55cm" svg:x2="11.346cm" svg:y2="7.007cm">
          <text:p/>
        </draw:line>
        <draw:line draw:style-name="gr8" draw:text-style-name="P7" draw:layer="layout" svg:x1="9.881cm" svg:y1="4.115cm" svg:x2="9.881cm" svg:y2="4.572cm">
          <text:p/>
        </draw:line>
        <draw:line draw:style-name="gr8" draw:text-style-name="P12" draw:layer="layout" svg:x1="11.346cm" svg:y1="4.116cm" svg:x2="11.346cm" svg:y2="4.573cm">
          <text:p/>
        </draw:line>
        <draw:frame draw:style-name="gr20" draw:text-style-name="P13" draw:layer="layout" svg:width="3.183cm" svg:height="0.889cm" svg:x="8.977cm" svg:y="5.422cm">
          <draw:text-box>
            <text:p text:style-name="P4"><text:span text:style-name="T4">AI</text:span></text:p>
          </draw:text-box>
        </draw:frame>
        <draw:line draw:style-name="gr8" draw:text-style-name="P7" draw:layer="layout" svg:x1="5.822cm" svg:y1="7.301cm" svg:x2="5.822cm" svg:y2="7.758cm">
          <text:p/>
        </draw:line>
        <draw:line draw:style-name="gr8" draw:text-style-name="P12" draw:layer="layout" svg:x1="7.287cm" svg:y1="7.302cm" svg:x2="7.287cm" svg:y2="7.759cm">
          <text:p/>
        </draw:line>
        <draw:line draw:style-name="gr8" draw:text-style-name="P7" draw:layer="layout" svg:x1="9.882cm" svg:y1="7.301cm" svg:x2="9.882cm" svg:y2="7.758cm">
          <text:p/>
        </draw:line>
        <draw:line draw:style-name="gr8" draw:text-style-name="P12" xml:id="id66" draw:id="id66" draw:layer="layout" svg:x1="11.347cm" svg:y1="7.302cm" svg:x2="11.347cm" svg:y2="7.759cm">
          <text:p/>
        </draw:line>
        <draw:line draw:style-name="gr8" draw:text-style-name="P7" xml:id="id62" draw:id="id62" draw:layer="layout" svg:x1="5.822cm" svg:y1="10.179cm" svg:x2="5.822cm" svg:y2="10.636cm">
          <text:p/>
        </draw:line>
        <draw:line draw:style-name="gr8" draw:text-style-name="P7" xml:id="id64" draw:id="id64" draw:layer="layout" svg:x1="9.882cm" svg:y1="10.179cm" svg:x2="9.882cm" svg:y2="10.636cm">
          <text:p/>
        </draw:line>
        <draw:line draw:style-name="gr8" draw:text-style-name="P7" xml:id="id61" draw:id="id61" draw:layer="layout" svg:x1="5.822cm" svg:y1="11.098cm" svg:x2="5.822cm" svg:y2="11.555cm">
          <text:p/>
        </draw:line>
        <draw:line draw:style-name="gr8" draw:text-style-name="P7" xml:id="id63" draw:id="id63" draw:layer="layout" svg:x1="9.882cm" svg:y1="11.098cm" svg:x2="9.882cm" svg:y2="11.555cm">
          <text:p/>
        </draw:line>
        <draw:connector draw:style-name="gr23" draw:text-style-name="P1" draw:layer="layout" draw:type="line" svg:x1="5.822cm" svg:y1="7.303cm" svg:x2="5.821cm" svg:y2="6.504cm" svg:d="M5822 7303l-1-799" svg:viewBox="0 0 2 800">
          <text:p/>
        </draw:connector>
        <draw:connector draw:style-name="gr23" draw:text-style-name="P1" draw:layer="layout" draw:type="line" svg:x1="9.9cm" svg:y1="7.303cm" svg:x2="9.899cm" svg:y2="6.504cm" svg:d="M9900 7303l-1-799" svg:viewBox="0 0 2 800">
          <text:p/>
        </draw:connector>
        <draw:connector draw:style-name="gr23" draw:text-style-name="P1" draw:layer="layout" draw:type="line" svg:x1="5.822cm" svg:y1="11.098cm" svg:x2="5.822cm" svg:y2="10.636cm" draw:start-shape="id61" draw:start-glue-point="0" draw:end-shape="id62" draw:end-glue-point="2" svg:d="M5822 11098v-462" svg:viewBox="0 0 1 463">
          <text:p/>
        </draw:connector>
        <draw:connector draw:style-name="gr23" draw:text-style-name="P1" draw:layer="layout" draw:type="line" svg:x1="9.882cm" svg:y1="11.098cm" svg:x2="9.882cm" svg:y2="10.636cm" draw:start-shape="id63" draw:start-glue-point="0" draw:end-shape="id64" draw:end-glue-point="2" svg:d="M9882 11098v-462" svg:viewBox="0 0 1 463">
          <text:p/>
        </draw:connector>
        <draw:connector draw:style-name="gr24" draw:text-style-name="P1" draw:layer="layout" draw:type="line" svg:x1="7.292cm" svg:y1="6.505cm" svg:x2="7.293cm" svg:y2="7.304cm" svg:d="M7292 6505l1 799" svg:viewBox="0 0 2 800">
          <text:p/>
        </draw:connector>
        <draw:connector draw:style-name="gr24" draw:text-style-name="P1" draw:layer="layout" draw:type="line" svg:x1="11.346cm" svg:y1="7.007cm" svg:x2="11.347cm" svg:y2="7.302cm" draw:start-shape="id65" draw:start-glue-point="2" draw:end-shape="id66" draw:end-glue-point="0" svg:d="M11346 7007l1 295" svg:viewBox="0 0 2 296">
          <text:p/>
        </draw:connector>
        <draw:frame draw:style-name="gr9" draw:text-style-name="P8" xml:id="id101" draw:id="id101" draw:layer="layout" svg:width="1.854cm" svg:height="0.806cm" svg:x="4.892cm" svg:y="11.563cm">
          <draw:text-box>
            <text:p text:style-name="P4"><text:span text:style-name="T3">PB0</text:span></text:p>
          </draw:text-box>
        </draw:frame>
        <draw:frame draw:style-name="gr9" draw:text-style-name="P8" xml:id="id99" draw:id="id99" draw:layer="layout" svg:width="1.854cm" svg:height="0.806cm" svg:x="8.992cm" svg:y="11.563cm">
          <draw:text-box>
            <text:p text:style-name="P4"><text:span text:style-name="T3">PB1</text:span></text:p>
          </draw:text-box>
        </draw:frame>
        <draw:custom-shape draw:style-name="gr25" draw:text-style-name="P3" draw:layer="layout" svg:width="3.451cm" svg:height="2.375cm" svg:x="43.45cm" svg:y="29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.5cm" svg:height="0.806cm" svg:x="43.751cm" svg:y="31.347cm">
          <draw:text-box>
            <text:p text:style-name="P4"><text:span text:style-name="T3">+</text:span></text:p>
          </draw:text-box>
        </draw:frame>
        <draw:frame draw:style-name="gr9" draw:text-style-name="P8" draw:layer="layout" svg:width="1.5cm" svg:height="0.806cm" svg:x="45.251cm" svg:y="31.347cm">
          <draw:text-box>
            <text:p text:style-name="P4"><text:span text:style-name="T3">-</text:span></text:p>
          </draw:text-box>
        </draw:frame>
        <draw:line draw:style-name="gr8" draw:text-style-name="P12" draw:layer="layout" svg:x1="44.485cm" svg:y1="32.096cm" svg:x2="44.485cm" svg:y2="32.553cm">
          <text:p/>
        </draw:line>
        <draw:line draw:style-name="gr8" draw:text-style-name="P12" draw:layer="layout" svg:x1="45.99cm" svg:y1="32.097cm" svg:x2="45.99cm" svg:y2="32.554cm">
          <text:p/>
        </draw:line>
        <draw:line draw:style-name="gr8" draw:text-style-name="P12" xml:id="id67" draw:id="id67" draw:layer="layout" svg:x1="44.485cm" svg:y1="29.662cm" svg:x2="44.485cm" svg:y2="30.119cm">
          <text:p/>
        </draw:line>
        <draw:line draw:style-name="gr8" draw:text-style-name="P12" xml:id="id69" draw:id="id69" draw:layer="layout" svg:x1="45.99cm" svg:y1="29.663cm" svg:x2="45.99cm" svg:y2="30.12cm">
          <text:p/>
        </draw:line>
        <draw:frame draw:style-name="gr9" draw:text-style-name="P13" draw:layer="layout" svg:width="3.416cm" svg:height="0.806cm" svg:x="43.45cm" svg:y="30.586cm">
          <draw:text-box>
            <text:p text:style-name="P4"><text:span text:style-name="T4">POWER</text:span></text:p>
          </draw:text-box>
        </draw:frame>
        <draw:custom-shape draw:style-name="gr26" draw:text-style-name="P3" draw:layer="layout" svg:width="4.598cm" svg:height="2.5cm" svg:x="42.87cm" svg:y="25.95cm">
          <text:p text:style-name="P2"><text:span text:style-name="T1">circuit of power con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2" xml:id="id68" draw:id="id68" draw:layer="layout" svg:x1="44.486cm" svg:y1="28.203cm" svg:x2="44.486cm" svg:y2="28.66cm">
          <text:p/>
        </draw:line>
        <draw:line draw:style-name="gr8" draw:text-style-name="P12" xml:id="id70" draw:id="id70" draw:layer="layout" svg:x1="45.991cm" svg:y1="28.204cm" svg:x2="45.991cm" svg:y2="28.661cm">
          <text:p/>
        </draw:line>
        <draw:line draw:style-name="gr8" draw:text-style-name="P12" xml:id="id71" draw:id="id71" draw:layer="layout" svg:x1="44.487cm" svg:y1="25.703cm" svg:x2="44.487cm" svg:y2="26.16cm">
          <text:p/>
        </draw:line>
        <draw:line draw:style-name="gr8" draw:text-style-name="P12" xml:id="id73" draw:id="id73" draw:layer="layout" svg:x1="45.992cm" svg:y1="25.704cm" svg:x2="45.992cm" svg:y2="26.161cm">
          <text:p/>
        </draw:line>
        <draw:line draw:style-name="gr8" draw:text-style-name="P12" xml:id="id72" draw:id="id72" draw:layer="layout" svg:x1="44.488cm" svg:y1="24.844cm" svg:x2="44.488cm" svg:y2="25.301cm">
          <text:p/>
        </draw:line>
        <draw:line draw:style-name="gr8" draw:text-style-name="P12" xml:id="id74" draw:id="id74" draw:layer="layout" svg:x1="45.993cm" svg:y1="24.845cm" svg:x2="45.993cm" svg:y2="25.302cm">
          <text:p/>
        </draw:line>
        <draw:frame draw:style-name="gr9" draw:text-style-name="P8" draw:layer="layout" svg:width="2.5cm" svg:height="0.806cm" svg:x="43.258cm" svg:y="24.138cm">
          <draw:text-box>
            <text:p text:style-name="P4"><text:span text:style-name="T3">VCC</text:span></text:p>
          </draw:text-box>
        </draw:frame>
        <draw:frame draw:style-name="gr9" draw:text-style-name="P8" draw:layer="layout" svg:width="2.5cm" svg:height="0.806cm" svg:x="44.776cm" svg:y="24.138cm">
          <draw:text-box>
            <text:p text:style-name="P4"><text:span text:style-name="T3">GND</text:span></text:p>
          </draw:text-box>
        </draw:frame>
        <draw:connector draw:style-name="gr15" draw:text-style-name="P1" draw:layer="layout" draw:type="line" svg:x1="44.485cm" svg:y1="29.662cm" svg:x2="44.486cm" svg:y2="28.66cm" draw:start-shape="id67" draw:start-glue-point="0" draw:end-shape="id68" draw:end-glue-point="2" svg:d="M44485 29662l1-1002" svg:viewBox="0 0 2 1003">
          <text:p/>
        </draw:connector>
        <draw:connector draw:style-name="gr15" draw:text-style-name="P1" draw:layer="layout" draw:type="line" svg:x1="45.99cm" svg:y1="29.663cm" svg:x2="45.991cm" svg:y2="28.661cm" draw:start-shape="id69" draw:start-glue-point="0" draw:end-shape="id70" draw:end-glue-point="2" svg:d="M45990 29663l1-1002" svg:viewBox="0 0 2 1003">
          <text:p/>
        </draw:connector>
        <draw:connector draw:style-name="gr12" draw:text-style-name="P1" draw:layer="layout" draw:type="line" svg:x1="44.487cm" svg:y1="25.703cm" svg:x2="44.488cm" svg:y2="25.301cm" draw:start-shape="id71" draw:start-glue-point="0" draw:end-shape="id72" draw:end-glue-point="2" svg:d="M44487 25703l1-402" svg:viewBox="0 0 2 403">
          <text:p/>
        </draw:connector>
        <draw:connector draw:style-name="gr15" draw:text-style-name="P1" draw:layer="layout" draw:type="line" svg:x1="45.992cm" svg:y1="25.704cm" svg:x2="45.993cm" svg:y2="25.302cm" draw:start-shape="id73" draw:start-glue-point="0" draw:end-shape="id74" draw:end-glue-point="2" svg:d="M45992 25704l1-402" svg:viewBox="0 0 2 403">
          <text:p/>
        </draw:connector>
        <draw:line draw:style-name="gr8" draw:text-style-name="P7" xml:id="id93" draw:id="id93" draw:layer="layout" svg:x1="47.741cm" svg:y1="27.258cm" svg:x2="47.284cm" svg:y2="27.258cm">
          <text:p/>
        </draw:line>
        <draw:connector draw:style-name="gr21" draw:text-style-name="P1" draw:layer="layout" draw:type="line" svg:x1="51.68cm" svg:y1="21.69cm" svg:x2="52.299cm" svg:y2="21.681cm" draw:start-shape="id75" draw:start-glue-point="1" draw:end-shape="id76" draw:end-glue-point="6" svg:d="M51680 21690l619-9" svg:viewBox="0 0 620 10">
          <text:p/>
        </draw:connector>
        <draw:connector draw:style-name="gr21" draw:text-style-name="P1" draw:layer="layout" draw:type="line" svg:x1="51.679cm" svg:y1="20.546cm" svg:x2="52.299cm" svg:y2="20.533cm" draw:start-shape="id77" draw:start-glue-point="1" draw:end-shape="id78" draw:end-glue-point="6" svg:d="M51679 20546l620-13" svg:viewBox="0 0 621 14">
          <text:p/>
        </draw:connector>
        <draw:connector draw:style-name="gr21" draw:text-style-name="P1" draw:layer="layout" draw:type="line" svg:x1="51.678cm" svg:y1="19.43cm" svg:x2="52.299cm" svg:y2="19.433cm" draw:start-shape="id79" draw:start-glue-point="1" draw:end-shape="id80" draw:end-glue-point="6" svg:d="M51678 19430l621 3" svg:viewBox="0 0 622 4">
          <text:p/>
        </draw:connector>
        <draw:connector draw:style-name="gr21" draw:text-style-name="P1" draw:layer="layout" draw:type="line" svg:x1="51.677cm" svg:y1="18.342cm" svg:x2="52.299cm" svg:y2="18.333cm" draw:start-shape="id81" draw:start-glue-point="1" draw:end-shape="id82" draw:end-glue-point="6" svg:d="M51677 18342l622-9" svg:viewBox="0 0 623 10">
          <text:p/>
        </draw:connector>
        <draw:connector draw:style-name="gr21" draw:text-style-name="P1" draw:layer="layout" draw:type="line" svg:x1="51.676cm" svg:y1="17.214cm" svg:x2="52.299cm" svg:y2="17.233cm" draw:start-shape="id83" draw:start-glue-point="1" draw:end-shape="id84" draw:end-glue-point="6" svg:d="M51676 17214l623 19" svg:viewBox="0 0 624 20">
          <text:p/>
        </draw:connector>
        <draw:line draw:style-name="gr8" draw:text-style-name="P7" xml:id="id85" draw:id="id85" draw:layer="layout" svg:x1="47.677cm" svg:y1="17.214cm" svg:x2="47.22cm" svg:y2="17.214cm">
          <text:p/>
        </draw:line>
        <draw:line draw:style-name="gr8" draw:text-style-name="P7" xml:id="id87" draw:id="id87" draw:layer="layout" svg:x1="47.678cm" svg:y1="18.342cm" svg:x2="47.221cm" svg:y2="18.342cm">
          <text:p/>
        </draw:line>
        <draw:line draw:style-name="gr8" draw:text-style-name="P7" xml:id="id89" draw:id="id89" draw:layer="layout" svg:x1="47.679cm" svg:y1="19.43cm" svg:x2="47.222cm" svg:y2="19.43cm">
          <text:p/>
        </draw:line>
        <draw:line draw:style-name="gr8" draw:text-style-name="P7" xml:id="id91" draw:id="id91" draw:layer="layout" svg:x1="47.68cm" svg:y1="20.546cm" svg:x2="47.223cm" svg:y2="20.546cm">
          <text:p/>
        </draw:line>
        <draw:connector draw:style-name="gr21" draw:text-style-name="P1" draw:layer="layout" draw:type="line" svg:x1="47.677cm" svg:y1="17.214cm" svg:x2="48.72cm" svg:y2="17.214cm" draw:start-shape="id85" draw:start-glue-point="1" draw:end-shape="id86" draw:end-glue-point="3" svg:d="M47677 17214h1043" svg:viewBox="0 0 1044 1">
          <text:p/>
        </draw:connector>
        <draw:connector draw:style-name="gr21" draw:text-style-name="P1" draw:layer="layout" draw:type="line" svg:x1="47.678cm" svg:y1="18.342cm" svg:x2="48.721cm" svg:y2="18.342cm" draw:start-shape="id87" draw:start-glue-point="1" draw:end-shape="id88" draw:end-glue-point="3" svg:d="M47678 18342h1043" svg:viewBox="0 0 1044 1">
          <text:p/>
        </draw:connector>
        <draw:connector draw:style-name="gr21" draw:text-style-name="P1" draw:layer="layout" draw:type="line" svg:x1="47.679cm" svg:y1="19.43cm" svg:x2="48.722cm" svg:y2="19.43cm" draw:start-shape="id89" draw:start-glue-point="1" draw:end-shape="id90" draw:end-glue-point="3" svg:d="M47679 19430h1043" svg:viewBox="0 0 1044 1">
          <text:p/>
        </draw:connector>
        <draw:connector draw:style-name="gr21" draw:text-style-name="P1" draw:layer="layout" draw:type="line" svg:x1="47.68cm" svg:y1="20.546cm" svg:x2="48.723cm" svg:y2="20.546cm" draw:start-shape="id91" draw:start-glue-point="1" draw:end-shape="id92" draw:end-glue-point="3" svg:d="M47680 20546h1043" svg:viewBox="0 0 1044 1">
          <text:p/>
        </draw:connector>
        <draw:frame draw:style-name="gr9" draw:text-style-name="P15" xml:id="id110" draw:id="id110" draw:layer="layout" svg:width="1.808cm" svg:height="0.806cm" svg:x="45.45cm" svg:y="16.814cm">
          <draw:text-box>
            <text:p text:style-name="P14"><text:span text:style-name="T3">PC13</text:span></text:p>
          </draw:text-box>
        </draw:frame>
        <draw:frame draw:style-name="gr9" draw:text-style-name="P15" xml:id="id112" draw:id="id112" draw:layer="layout" svg:width="1.808cm" svg:height="0.806cm" svg:x="45.45cm" svg:y="17.935cm">
          <draw:text-box>
            <text:p text:style-name="P14"><text:span text:style-name="T3">PB14</text:span></text:p>
          </draw:text-box>
        </draw:frame>
        <draw:frame draw:style-name="gr9" draw:text-style-name="P15" xml:id="id114" draw:id="id114" draw:layer="layout" svg:width="1.808cm" svg:height="0.806cm" svg:x="45.45cm" svg:y="19.023cm">
          <draw:text-box>
            <text:p text:style-name="P14"><text:span text:style-name="T3">PB13</text:span></text:p>
          </draw:text-box>
        </draw:frame>
        <draw:frame draw:style-name="gr9" draw:text-style-name="P15" xml:id="id116" draw:id="id116" draw:layer="layout" svg:width="1.808cm" svg:height="0.806cm" svg:x="45.45cm" svg:y="20.155cm">
          <draw:text-box>
            <text:p text:style-name="P14"><text:span text:style-name="T3">PB12</text:span></text:p>
          </draw:text-box>
        </draw:frame>
        <draw:line draw:style-name="gr8" draw:text-style-name="P7" draw:layer="layout" svg:x1="49.181cm" svg:y1="21.69cm" svg:x2="48.724cm" svg:y2="21.69cm">
          <text:p/>
        </draw:line>
        <draw:line draw:style-name="gr27" draw:text-style-name="P7" xml:id="id94" draw:id="id94" draw:layer="layout" svg:x1="48.726cm" svg:y1="21.69cm" svg:x2="47.9cm" svg:y2="21.69cm">
          <text:p/>
        </draw:line>
        <draw:connector draw:style-name="gr28" draw:text-style-name="P4" draw:layer="layout" draw:line-skew="2.971cm" svg:x1="47.741cm" svg:y1="27.258cm" svg:x2="47.9cm" svg:y2="21.69cm" draw:start-shape="id93" draw:start-glue-point="1" draw:end-shape="id94" draw:end-glue-point="3" svg:d="M47741 27258v237h159v-5805" svg:viewBox="0 0 160 5806">
          <text:p/>
        </draw:connector>
        <draw:custom-shape draw:style-name="gr29" draw:text-style-name="P3" draw:layer="layout" svg:width="3.5cm" svg:height="2.5cm" svg:x="5.485cm" svg:y="15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3.5cm" svg:height="0.806cm" svg:x="5.485cm" svg:y="16.244cm">
          <draw:text-box>
            <text:p text:style-name="P4"><text:span text:style-name="T4">DMA2</text:span></text:p>
          </draw:text-box>
        </draw:frame>
        <draw:frame draw:style-name="gr9" draw:text-style-name="P13" draw:layer="layout" svg:width="4.75cm" svg:height="0.806cm" svg:x="5.615cm" svg:y="21.488cm">
          <draw:text-box>
            <text:p text:style-name="P4"><text:span text:style-name="T4">USART1</text:span></text:p>
          </draw:text-box>
        </draw:frame>
        <draw:line draw:style-name="gr8" draw:text-style-name="P7" xml:id="id96" draw:id="id96" draw:layer="layout" svg:x1="6.519cm" svg:y1="20.807cm" svg:x2="6.519cm" svg:y2="21.264cm">
          <text:p/>
        </draw:line>
        <draw:line draw:style-name="gr8" draw:text-style-name="P12" xml:id="id97" draw:id="id97" draw:layer="layout" svg:x1="7.984cm" svg:y1="20.808cm" svg:x2="7.984cm" svg:y2="21.265cm">
          <text:p/>
        </draw:line>
        <draw:custom-shape draw:style-name="gr30" draw:text-style-name="P16" draw:layer="layout" svg:width="4.75cm" svg:height="2.198cm" svg:x="17.716cm" svg:y="2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4.75cm" svg:height="0.806cm" svg:x="17.681cm" svg:y="21.488cm">
          <draw:text-box>
            <text:p text:style-name="P4"><text:span text:style-name="T4">USART2</text:span></text:p>
          </draw:text-box>
        </draw:frame>
        <draw:line draw:style-name="gr8" draw:text-style-name="P7" xml:id="id104" draw:id="id104" draw:layer="layout" svg:x1="18.619cm" svg:y1="20.834cm" svg:x2="18.619cm" svg:y2="21.291cm">
          <text:p/>
        </draw:line>
        <draw:line draw:style-name="gr8" draw:text-style-name="P12" xml:id="id105" draw:id="id105" draw:layer="layout" svg:x1="20.084cm" svg:y1="20.835cm" svg:x2="20.084cm" svg:y2="21.292cm">
          <text:p/>
        </draw:line>
        <draw:connector draw:style-name="gr21" draw:text-style-name="P1" draw:layer="layout" svg:x1="6.52cm" svg:y1="18.064cm" svg:x2="6.519cm" svg:y2="20.807cm" draw:start-shape="id95" draw:start-glue-point="2" draw:end-shape="id96" draw:end-glue-point="0" svg:d="M6520 18064v1372h-1v1371" svg:viewBox="0 0 2 2744">
          <text:p/>
        </draw:connector>
        <draw:connector draw:style-name="gr21" draw:text-style-name="P1" draw:layer="layout" svg:x1="7.984cm" svg:y1="20.808cm" svg:x2="7.985cm" svg:y2="18.065cm" draw:start-shape="id97" draw:start-glue-point="0" draw:end-shape="id98" draw:end-glue-point="2" svg:d="M7984 20808v-1371h1v-1372" svg:viewBox="0 0 2 2744">
          <text:p/>
        </draw:connector>
        <draw:frame draw:style-name="gr9" draw:text-style-name="P17" draw:layer="layout" svg:width="3cm" svg:height="0.806cm" draw:transform="rotate (1.5707963267949) translate (5.742cm 20.967cm)">
          <draw:text-box>
            <text:p text:style-name="P4"><text:span text:style-name="T5">STR7.CH4</text:span></text:p>
          </draw:text-box>
        </draw:frame>
        <draw:frame draw:style-name="gr9" draw:text-style-name="P17" draw:layer="layout" svg:width="3.008cm" svg:height="0.806cm" draw:transform="rotate (1.5707963267949) translate (7.175cm 21.004cm)">
          <draw:text-box>
            <text:p text:style-name="P4"><text:span text:style-name="T5">STR2.CH4</text:span></text:p>
          </draw:text-box>
        </draw:frame>
        <draw:custom-shape draw:style-name="gr31" draw:text-style-name="P3" draw:layer="layout" svg:width="3.298cm" svg:height="2.5cm" svg:x="11.65cm" svg:y="15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3.5cm" svg:height="0.806cm" svg:x="11.448cm" svg:y="16.222cm">
          <draw:text-box>
            <text:p text:style-name="P4"><text:span text:style-name="T4">ADC1</text:span></text:p>
          </draw:text-box>
        </draw:frame>
        <draw:line draw:style-name="gr8" draw:text-style-name="P12" xml:id="id102" draw:id="id102" draw:layer="layout" svg:x1="13.171cm" svg:y1="15.05cm" svg:x2="13.171cm" svg:y2="15.507cm">
          <text:p/>
        </draw:line>
        <draw:line draw:style-name="gr8" draw:text-style-name="P12" xml:id="id100" draw:id="id100" draw:layer="layout" svg:x1="14.339cm" svg:y1="15.051cm" svg:x2="14.339cm" svg:y2="15.508cm">
          <text:p/>
        </draw:line>
        <draw:frame draw:style-name="gr9" draw:text-style-name="P8" draw:layer="layout" svg:width="1.5cm" svg:height="0.806cm" svg:x="12.432cm" svg:y="15.463cm">
          <draw:text-box>
            <text:p text:style-name="P4"><text:span text:style-name="T3">IN8</text:span></text:p>
          </draw:text-box>
        </draw:frame>
        <draw:frame draw:style-name="gr9" draw:text-style-name="P8" draw:layer="layout" svg:width="1.5cm" svg:height="0.806cm" svg:x="13.6cm" svg:y="15.463cm">
          <draw:text-box>
            <text:p text:style-name="P4"><text:span text:style-name="T3">IN9</text:span></text:p>
          </draw:text-box>
        </draw:frame>
        <draw:line draw:style-name="gr8" draw:text-style-name="P7" xml:id="id95" draw:id="id95" draw:layer="layout" svg:x1="6.52cm" svg:y1="17.607cm" svg:x2="6.52cm" svg:y2="18.064cm">
          <text:p/>
        </draw:line>
        <draw:line draw:style-name="gr8" draw:text-style-name="P12" xml:id="id98" draw:id="id98" draw:layer="layout" svg:x1="7.985cm" svg:y1="17.608cm" svg:x2="7.985cm" svg:y2="18.065cm">
          <text:p/>
        </draw:line>
        <draw:line draw:style-name="gr8" draw:text-style-name="P7" xml:id="id129" draw:id="id129" draw:layer="layout" svg:x1="9.243cm" svg:y1="15.833cm" svg:x2="8.786cm" svg:y2="15.833cm">
          <text:p/>
        </draw:line>
        <draw:connector draw:style-name="gr21" draw:text-style-name="P1" draw:layer="layout" draw:line-skew="-1.135cm" svg:x1="9.919cm" svg:y1="12.369cm" svg:x2="14.339cm" svg:y2="15.051cm" draw:start-shape="id99" draw:start-glue-point="2" draw:end-shape="id100" draw:end-glue-point="0" svg:d="M9919 12369v181h4420v2501" svg:viewBox="0 0 4421 2683">
          <text:p/>
        </draw:connector>
        <draw:connector draw:style-name="gr21" draw:text-style-name="P1" draw:layer="layout" draw:line-skew="-0.811cm" svg:x1="5.819cm" svg:y1="12.369cm" svg:x2="13.171cm" svg:y2="15.05cm" draw:start-shape="id101" draw:start-glue-point="2" draw:end-shape="id102" draw:end-glue-point="0" svg:d="M5819 12369v505h7352v2176" svg:viewBox="0 0 7353 2682">
          <text:p/>
        </draw:connector>
        <draw:frame draw:style-name="gr9" draw:text-style-name="P17" draw:layer="layout" svg:width="3.008cm" svg:height="0.806cm" svg:x="8.4cm" svg:y="13.844cm">
          <draw:text-box>
            <text:p text:style-name="P4"><text:span text:style-name="T5">STR0.CH0</text:span></text:p>
          </draw:text-box>
        </draw:frame>
        <draw:custom-shape draw:style-name="gr29" draw:text-style-name="P3" draw:layer="layout" svg:width="3.5cm" svg:height="2.5cm" svg:x="17.575cm" svg:y="15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3.5cm" svg:height="0.806cm" svg:x="17.575cm" svg:y="16.269cm">
          <draw:text-box>
            <text:p text:style-name="P4"><text:span text:style-name="T4">DMA1</text:span></text:p>
          </draw:text-box>
        </draw:frame>
        <draw:line draw:style-name="gr8" draw:text-style-name="P7" xml:id="id103" draw:id="id103" draw:layer="layout" svg:x1="18.61cm" svg:y1="17.632cm" svg:x2="18.61cm" svg:y2="18.089cm">
          <text:p/>
        </draw:line>
        <draw:line draw:style-name="gr8" draw:text-style-name="P12" xml:id="id106" draw:id="id106" draw:layer="layout" svg:x1="20.075cm" svg:y1="17.633cm" svg:x2="20.075cm" svg:y2="18.09cm">
          <text:p/>
        </draw:line>
        <draw:connector draw:style-name="gr21" draw:text-style-name="P1" draw:layer="layout" draw:type="line" svg:x1="18.61cm" svg:y1="18.089cm" svg:x2="18.619cm" svg:y2="20.834cm" draw:start-shape="id103" draw:start-glue-point="2" draw:end-shape="id104" draw:end-glue-point="0" svg:d="M18610 18089l9 2745" svg:viewBox="0 0 10 2746">
          <text:p/>
        </draw:connector>
        <draw:connector draw:style-name="gr21" draw:text-style-name="P1" draw:layer="layout" draw:type="line" svg:x1="20.084cm" svg:y1="20.835cm" svg:x2="20.075cm" svg:y2="18.09cm" draw:start-shape="id105" draw:start-glue-point="0" draw:end-shape="id106" draw:end-glue-point="2" svg:d="M20084 20835l-9-2745" svg:viewBox="0 0 10 2746">
          <text:p/>
        </draw:connector>
        <draw:frame draw:style-name="gr9" draw:text-style-name="P18" draw:layer="layout" svg:width="3cm" svg:height="0.806cm" draw:transform="rotate (1.5707963267949) translate (17.877cm 21.033cm)">
          <draw:text-box>
            <text:p text:style-name="P4"><text:span text:style-name="T6">STR6.CH4</text:span></text:p>
          </draw:text-box>
        </draw:frame>
        <draw:frame draw:style-name="gr9" draw:text-style-name="P18" draw:layer="layout" svg:width="3.008cm" svg:height="0.806cm" draw:transform="rotate (1.5707963267949) translate (19.342cm 21.041cm)">
          <draw:text-box>
            <text:p text:style-name="P4"><text:span text:style-name="T6">STR5.CH4</text:span></text:p>
          </draw:text-box>
        </draw:frame>
        <draw:line draw:style-name="gr8" draw:text-style-name="P7" xml:id="id131" draw:id="id131" draw:layer="layout" svg:x1="9.245cm" svg:y1="17.534cm" svg:x2="8.788cm" svg:y2="17.534cm">
          <text:p/>
        </draw:line>
        <draw:frame draw:style-name="gr32" draw:text-style-name="P13" draw:layer="layout" svg:width="6.05cm" svg:height="8.264cm" svg:x="33.05cm" svg:y="13.11cm">
          <draw:text-box>
            <text:p text:style-name="P4"><text:span text:style-name="T4">TARGET</text:span></text:p>
            <text:p text:style-name="P4"><text:span text:style-name="T4">SYSTEM</text:span></text:p>
          </draw:text-box>
        </draw:frame>
        <draw:frame draw:style-name="gr33" draw:text-style-name="P19" draw:layer="layout" svg:width="6.05cm" svg:height="1.361cm" svg:x="33.05cm" svg:y="21.374cm">
          <draw:text-box>
            <text:p text:style-name="P4"><text:span text:style-name="T7">data registers</text:span></text:p>
          </draw:text-box>
        </draw:frame>
        <draw:frame draw:style-name="gr34" draw:text-style-name="P13" draw:layer="layout" svg:width="6.044cm" svg:height="0.86cm" svg:x="33.05cm" svg:y="12.25cm">
          <draw:text-box>
            <text:p text:style-name="P4"><text:span text:style-name="T4">SYSTEM LOADER</text:span></text:p>
          </draw:text-box>
        </draw:frame>
        <draw:frame draw:style-name="gr35" draw:text-style-name="P13" draw:layer="layout" svg:width="6.05cm" svg:height="1.945cm" svg:x="33.05cm" svg:y="22.75cm">
          <draw:text-box>
            <text:p text:style-name="P4"><text:span text:style-name="T4">USER CONTROL PROGRAM </text:span></text:p>
          </draw:text-box>
        </draw:frame>
        <draw:frame draw:style-name="gr36" draw:text-style-name="P13" draw:layer="layout" svg:width="7.731cm" svg:height="1.381cm" draw:transform="rotate (1.5707963267949) translate (26.431cm 19.5cm)">
          <draw:text-box>
            <text:p text:style-name="P4"><text:span text:style-name="T4">INTERRUPT CONTROLLER</text:span></text:p>
          </draw:text-box>
        </draw:frame>
        <draw:custom-shape draw:style-name="gr37" draw:text-style-name="P3" draw:layer="layout" svg:width="2.275cm" svg:height="1cm" svg:x="39.344cm" svg:y="13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275cm" svg:height="0.806cm" svg:x="39.344cm" svg:y="13.282cm">
          <draw:text-box>
            <text:p text:style-name="P4"><text:span text:style-name="T4">TIM2</text:span></text:p>
          </draw:text-box>
        </draw:frame>
        <draw:custom-shape draw:style-name="gr37" draw:text-style-name="P3" draw:layer="layout" svg:width="2.275cm" svg:height="1cm" svg:x="43.462cm" svg:y="13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275cm" svg:height="0.806cm" svg:x="43.462cm" svg:y="13.282cm">
          <draw:text-box>
            <text:p text:style-name="P4"><text:span text:style-name="T4">TIM5</text:span></text:p>
          </draw:text-box>
        </draw:frame>
        <draw:line draw:style-name="gr8" draw:text-style-name="P7" xml:id="id139" draw:id="id139" draw:layer="layout" svg:x1="40.473cm" svg:y1="12.826cm" svg:x2="40.473cm" svg:y2="13.283cm">
          <text:p/>
        </draw:line>
        <draw:line draw:style-name="gr8" draw:text-style-name="P7" xml:id="id141" draw:id="id141" draw:layer="layout" svg:x1="44.585cm" svg:y1="12.826cm" svg:x2="44.585cm" svg:y2="13.283cm">
          <text:p/>
        </draw:line>
        <draw:frame draw:style-name="gr9" draw:text-style-name="P20" draw:layer="layout" svg:width="2.667cm" svg:height="0.806cm" svg:x="40.502cm" svg:y="12.25cm">
          <draw:text-box>
            <text:p text:style-name="P10"><text:span text:style-name="T5">CH1.PWM</text:span></text:p>
          </draw:text-box>
        </draw:frame>
        <draw:frame draw:style-name="gr9" draw:text-style-name="P20" draw:layer="layout" svg:width="2.667cm" svg:height="0.806cm" svg:x="44.583cm" svg:y="12.194cm">
          <draw:text-box>
            <text:p text:style-name="P10"><text:span text:style-name="T5">CH2.PWM</text:span></text:p>
          </draw:text-box>
        </draw:frame>
        <draw:custom-shape draw:style-name="gr38" draw:text-style-name="P3" draw:layer="layout" svg:width="3.314cm" svg:height="0.921cm" draw:transform="rotate (1.5707963267949) translate (38.178cm 16.424cm)">
          <text:p text:style-name="P2"><text:span text:style-name="T1">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xml:id="id135" draw:id="id135" draw:layer="layout" svg:x1="39.374cm" svg:y1="15.34cm" svg:x2="38.917cm" svg:y2="15.34cm">
          <text:p/>
        </draw:line>
        <draw:line draw:style-name="gr8" draw:text-style-name="P7" xml:id="id137" draw:id="id137" draw:layer="layout" svg:x1="39.375cm" svg:y1="16.002cm" svg:x2="38.918cm" svg:y2="16.002cm">
          <text:p/>
        </draw:line>
        <draw:line draw:style-name="gr8" draw:text-style-name="P7" xml:id="id136" draw:id="id136" draw:layer="layout" svg:x1="40.474cm" svg:y1="13.993cm" svg:x2="40.474cm" svg:y2="14.45cm">
          <text:p/>
        </draw:line>
        <draw:line draw:style-name="gr8" draw:text-style-name="P7" xml:id="id138" draw:id="id138" draw:layer="layout" svg:x1="44.586cm" svg:y1="13.993cm" svg:x2="44.586cm" svg:y2="14.45cm">
          <text:p/>
        </draw:line>
        <draw:custom-shape draw:style-name="gr39" draw:text-style-name="P3" draw:layer="layout" svg:width="4.874cm" svg:height="0.921cm" draw:transform="rotate (1.5707963267949) translate (38.178cm 21.374cm)">
          <text:p text:style-name="P2"><text:span text:style-name="T1">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" draw:layer="layout" svg:width="1.564cm" svg:height="0.98cm" draw:transform="rotate (1.5707963267949) translate (33.064cm 14.697cm)">
          <text:p text:style-name="P2"><text:span text:style-name="T1">D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xml:id="id122" draw:id="id122" draw:layer="layout" svg:x1="33.24cm" svg:y1="13.523cm" svg:x2="32.783cm" svg:y2="13.523cm">
          <text:p/>
        </draw:line>
        <draw:line draw:style-name="gr8" draw:text-style-name="P7" xml:id="id124" draw:id="id124" draw:layer="layout" svg:x1="33.241cm" svg:y1="14.314cm" svg:x2="32.784cm" svg:y2="14.314cm">
          <text:p/>
        </draw:line>
        <draw:line draw:style-name="gr8" draw:text-style-name="P12" draw:layer="layout" svg:x1="7.985cm" svg:y1="15.109cm" svg:x2="7.985cm" svg:y2="15.566cm">
          <text:p/>
        </draw:line>
        <draw:line draw:style-name="gr8" draw:text-style-name="P12" draw:layer="layout" svg:x1="12.238cm" svg:y1="15.051cm" svg:x2="12.238cm" svg:y2="15.508cm">
          <text:p/>
        </draw:line>
        <draw:line draw:style-name="gr18" draw:text-style-name="P12" xml:id="id107" draw:id="id107" draw:layer="layout" svg:x1="12.238cm" svg:y1="14.55cm" svg:x2="12.238cm" svg:y2="15.109cm">
          <text:p/>
        </draw:line>
        <draw:line draw:style-name="gr17" draw:text-style-name="P12" xml:id="id108" draw:id="id108" draw:layer="layout" svg:x1="7.985cm" svg:y1="14.55cm" svg:x2="7.985cm" svg:y2="15.133cm">
          <text:p/>
        </draw:line>
        <draw:connector draw:style-name="gr41" draw:text-style-name="P21" draw:layer="layout" svg:x1="12.238cm" svg:y1="14.55cm" svg:x2="7.985cm" svg:y2="14.55cm" draw:start-shape="id107" draw:start-glue-point="0" draw:end-shape="id108" draw:end-glue-point="0" svg:d="M12238 14550h-4253" svg:viewBox="0 0 4254 1">
          <text:p/>
        </draw:connector>
        <draw:line draw:style-name="gr8" draw:text-style-name="P7" xml:id="id109" draw:id="id109" draw:layer="layout" svg:x1="39.377cm" svg:y1="17.215cm" svg:x2="38.92cm" svg:y2="17.215cm">
          <text:p/>
        </draw:line>
        <draw:line draw:style-name="gr8" draw:text-style-name="P7" xml:id="id111" draw:id="id111" draw:layer="layout" svg:x1="39.378cm" svg:y1="18.343cm" svg:x2="38.921cm" svg:y2="18.343cm">
          <text:p/>
        </draw:line>
        <draw:line draw:style-name="gr8" draw:text-style-name="P7" xml:id="id113" draw:id="id113" draw:layer="layout" svg:x1="39.379cm" svg:y1="19.431cm" svg:x2="38.922cm" svg:y2="19.431cm">
          <text:p/>
        </draw:line>
        <draw:line draw:style-name="gr8" draw:text-style-name="P7" xml:id="id115" draw:id="id115" draw:layer="layout" svg:x1="39.38cm" svg:y1="20.547cm" svg:x2="38.923cm" svg:y2="20.547cm">
          <text:p/>
        </draw:line>
        <draw:connector draw:style-name="gr21" draw:text-style-name="P1" draw:layer="layout" draw:type="line" svg:x1="39.377cm" svg:y1="17.215cm" svg:x2="45.45cm" svg:y2="17.217cm" draw:start-shape="id109" draw:start-glue-point="1" draw:end-shape="id110" draw:end-glue-point="3" svg:d="M39377 17215l6073 2" svg:viewBox="0 0 6074 3">
          <text:p/>
        </draw:connector>
        <draw:connector draw:style-name="gr21" draw:text-style-name="P1" draw:layer="layout" draw:type="line" svg:x1="39.378cm" svg:y1="18.343cm" svg:x2="45.45cm" svg:y2="18.338cm" draw:start-shape="id111" draw:start-glue-point="1" draw:end-shape="id112" draw:end-glue-point="3" svg:d="M39378 18343l6072-5" svg:viewBox="0 0 6073 6">
          <text:p/>
        </draw:connector>
        <draw:connector draw:style-name="gr21" draw:text-style-name="P1" draw:layer="layout" draw:type="line" svg:x1="39.379cm" svg:y1="19.431cm" svg:x2="45.45cm" svg:y2="19.426cm" draw:start-shape="id113" draw:start-glue-point="1" draw:end-shape="id114" draw:end-glue-point="3" svg:d="M39379 19431l6071-5" svg:viewBox="0 0 6072 6">
          <text:p/>
        </draw:connector>
        <draw:connector draw:style-name="gr21" draw:text-style-name="P1" draw:layer="layout" draw:type="line" svg:x1="39.38cm" svg:y1="20.547cm" svg:x2="45.45cm" svg:y2="20.558cm" draw:start-shape="id115" draw:start-glue-point="1" draw:end-shape="id116" draw:end-glue-point="3" svg:d="M39380 20547l6070 11" svg:viewBox="0 0 6071 12">
          <text:p/>
        </draw:connector>
        <draw:custom-shape draw:style-name="gr42" draw:text-style-name="P3" draw:layer="layout" svg:width="2.833cm" svg:height="1.013cm" draw:transform="rotate (1.5707963267949) translate (33.064cm 21.365cm)">
          <text:p text:style-name="P2"><text:span text:style-name="T1">MOD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" draw:layer="layout" svg:width="1.349cm" svg:height="1.037cm" draw:transform="rotate (1.5707963267949) translate (33.04cm 16.149cm)">
          <text:p text:style-name="P2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xml:id="id146" draw:id="id146" draw:layer="layout" svg:x1="33.216cm" svg:y1="15.124cm" svg:x2="32.759cm" svg:y2="15.124cm">
          <text:p/>
        </draw:line>
        <draw:line draw:style-name="gr8" draw:text-style-name="P7" xml:id="id127" draw:id="id127" draw:layer="layout" svg:x1="33.218cm" svg:y1="20.973cm" svg:x2="32.761cm" svg:y2="20.973cm">
          <text:p/>
        </draw:line>
        <draw:line draw:style-name="gr8" draw:text-style-name="P7" xml:id="id144" draw:id="id144" draw:layer="layout" svg:x1="21.346cm" svg:y1="17.534cm" svg:x2="20.889cm" svg:y2="17.534cm">
          <text:p/>
        </draw:line>
        <draw:line draw:style-name="gr8" draw:text-style-name="P7" xml:id="id143" draw:id="id143" draw:layer="layout" svg:x1="33.22cm" svg:y1="20.273cm" svg:x2="32.763cm" svg:y2="20.273cm">
          <text:p/>
        </draw:line>
        <draw:frame draw:style-name="gr44" draw:text-style-name="P22" draw:layer="layout" svg:width="7.731cm" svg:height="0.763cm" draw:transform="rotate (1.5707963267949) translate (25.652cm 19.5cm)">
          <draw:text-box>
            <text:p text:style-name="P4"><text:span text:style-name="T8">IRQ</text:span></text:p>
          </draw:text-box>
        </draw:frame>
        <draw:frame draw:style-name="gr45" draw:text-style-name="P22" draw:layer="layout" svg:width="7.731cm" svg:height="0.763cm" draw:transform="rotate (1.5707963267949) translate (27.83cm 19.5cm)">
          <draw:text-box>
            <text:p text:style-name="P4"><text:span text:style-name="T8">callback</text:span></text:p>
          </draw:text-box>
        </draw:frame>
        <draw:custom-shape draw:style-name="gr46" draw:text-style-name="P3" draw:layer="layout" svg:width="2.241cm" svg:height="1.013cm" draw:transform="rotate (1.5707963267949) translate (33.064cm 18.474cm)">
          <text:p text:style-name="P2"><text:span text:style-name="T1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4" draw:layer="layout" draw:line-skew="0.591cm" svg:x1="20.578cm" svg:y1="12.393cm" svg:x2="25.361cm" svg:y2="13.525cm" draw:start-shape="id117" draw:start-glue-point="2" draw:end-shape="id118" draw:end-glue-point="3" svg:d="M20578 12393v1132h4783" svg:viewBox="0 0 4784 1133">
          <text:p/>
        </draw:connector>
        <draw:connector draw:style-name="gr47" draw:text-style-name="P4" draw:layer="layout" draw:line-skew="0.99cm" svg:x1="19.122cm" svg:y1="12.393cm" svg:x2="25.362cm" svg:y2="14.316cm" draw:start-shape="id119" draw:start-glue-point="2" draw:end-shape="id120" draw:end-glue-point="3" svg:d="M19122 12393v1927h6240v-4" svg:viewBox="0 0 6241 1928">
          <text:p/>
        </draw:connector>
        <draw:line draw:style-name="gr8" draw:text-style-name="P12" xml:id="id125" draw:id="id125" draw:layer="layout" svg:x1="13.171cm" svg:y1="17.651cm" svg:x2="13.171cm" svg:y2="18.108cm">
          <text:p/>
        </draw:line>
        <draw:line draw:style-name="gr8" draw:text-style-name="P7" draw:layer="layout" svg:x1="25.806cm" svg:y1="15.145cm" svg:x2="25.349cm" svg:y2="15.145cm">
          <text:p/>
        </draw:line>
        <draw:connector draw:style-name="gr48" draw:text-style-name="P4" draw:layer="layout" svg:x1="28.918cm" svg:y1="13.524cm" svg:x2="32.783cm" svg:y2="13.523cm" draw:start-shape="id121" draw:start-glue-point="1" draw:end-shape="id122" draw:end-glue-point="3" svg:d="M28918 13524h1933v-1h1932" svg:viewBox="0 0 3866 2">
          <text:p/>
        </draw:connector>
        <draw:connector draw:style-name="gr48" draw:text-style-name="P4" draw:layer="layout" svg:x1="28.919cm" svg:y1="14.315cm" svg:x2="32.784cm" svg:y2="14.314cm" draw:start-shape="id123" draw:start-glue-point="1" draw:end-shape="id124" draw:end-glue-point="3" svg:d="M28919 14315h1933v-1h1932" svg:viewBox="0 0 3866 2">
          <text:p/>
        </draw:connector>
        <draw:frame draw:style-name="gr49" draw:text-style-name="P23" draw:layer="layout" svg:width="3.75cm" svg:height="0.725cm" svg:x="12.781cm" svg:y="21.045cm">
          <draw:text-box>
            <text:p text:style-name="P14"><text:span text:style-name="T5">USART1.IRQ</text:span></text:p>
          </draw:text-box>
        </draw:frame>
        <draw:line draw:style-name="gr8" draw:text-style-name="P7" draw:layer="layout" svg:x1="10.624cm" svg:y1="21.73cm" svg:x2="10.167cm" svg:y2="21.73cm">
          <text:p/>
        </draw:line>
        <draw:line draw:style-name="gr50" draw:text-style-name="P7" draw:layer="layout" svg:x1="10.567cm" svg:y1="21.73cm" svg:x2="16.65cm" svg:y2="21.73cm">
          <text:p/>
        </draw:line>
        <draw:frame draw:style-name="gr49" draw:text-style-name="P23" draw:layer="layout" svg:width="3.75cm" svg:height="0.725cm" svg:x="12.802cm" svg:y="18.151cm">
          <draw:text-box>
            <text:p text:style-name="P14"><text:span text:style-name="T5">ADC1.IRQ</text:span></text:p>
          </draw:text-box>
        </draw:frame>
        <draw:line draw:style-name="gr50" draw:text-style-name="P7" xml:id="id126" draw:id="id126" draw:layer="layout" svg:x1="13.4cm" svg:y1="18.853cm" svg:x2="16.65cm" svg:y2="18.853cm">
          <text:p/>
        </draw:line>
        <draw:connector draw:style-name="gr51" draw:text-style-name="P4" draw:layer="layout" draw:line-skew="0.556cm" svg:x1="13.171cm" svg:y1="18.108cm" svg:x2="13.4cm" svg:y2="18.853cm" draw:start-shape="id125" draw:start-glue-point="2" draw:end-shape="id126" draw:end-glue-point="3" svg:d="M13171 18108h6v745h223" svg:viewBox="0 0 230 746">
          <text:p/>
        </draw:connector>
        <draw:frame draw:style-name="gr49" draw:text-style-name="P23" draw:layer="layout" svg:width="3.743cm" svg:height="0.725cm" svg:x="12.757cm" svg:y="21.951cm">
          <draw:text-box>
            <text:p text:style-name="P14"><text:span text:style-name="T5">USART1.RE</text:span></text:p>
          </draw:text-box>
        </draw:frame>
        <draw:line draw:style-name="gr8" draw:text-style-name="P7" draw:layer="layout" svg:x1="10.6cm" svg:y1="22.636cm" svg:x2="10.143cm" svg:y2="22.636cm">
          <text:p/>
        </draw:line>
        <draw:line draw:style-name="gr52" draw:text-style-name="P7" draw:layer="layout" svg:x1="10.543cm" svg:y1="22.636cm" svg:x2="16.65cm" svg:y2="22.636cm">
          <text:p/>
        </draw:line>
        <draw:line draw:style-name="gr53" draw:text-style-name="P7" draw:layer="layout" svg:x1="22.362cm" svg:y1="15.145cm" svg:x2="25.406cm" svg:y2="15.145cm">
          <text:p/>
        </draw:line>
        <draw:frame draw:style-name="gr49" draw:text-style-name="P20" draw:layer="layout" svg:width="2.92cm" svg:height="0.725cm" svg:x="22.32cm" svg:y="14.423cm">
          <draw:text-box>
            <text:p text:style-name="P10"><text:span text:style-name="T5">ADC1.IRQ</text:span></text:p>
          </draw:text-box>
        </draw:frame>
        <draw:line draw:style-name="gr8" draw:text-style-name="P7" xml:id="id145" draw:id="id145" draw:layer="layout" svg:x1="28.942cm" svg:y1="15.113cm" svg:x2="28.485cm" svg:y2="15.113cm">
          <text:p/>
        </draw:line>
        <draw:frame draw:style-name="gr49" draw:text-style-name="P23" draw:layer="layout" svg:width="3.75cm" svg:height="0.725cm" svg:x="21.526cm" svg:y="18.219cm">
          <draw:text-box>
            <text:p text:style-name="P14"><text:span text:style-name="T5">USART2.IRQ</text:span></text:p>
          </draw:text-box>
        </draw:frame>
        <draw:line draw:style-name="gr8" draw:text-style-name="P7" draw:layer="layout" svg:x1="22.699cm" svg:y1="21.558cm" svg:x2="22.242cm" svg:y2="21.558cm">
          <text:p/>
        </draw:line>
        <draw:frame draw:style-name="gr49" draw:text-style-name="P20" draw:layer="layout" svg:width="3.743cm" svg:height="0.725cm" svg:x="29.346cm" svg:y="20.339cm">
          <draw:text-box>
            <text:p text:style-name="P10"><text:span text:style-name="T5">USART2.RE</text:span></text:p>
          </draw:text-box>
        </draw:frame>
        <draw:line draw:style-name="gr8" draw:text-style-name="P7" draw:layer="layout" svg:x1="22.675cm" svg:y1="22.698cm" svg:x2="22.218cm" svg:y2="22.698cm">
          <text:p/>
        </draw:line>
        <draw:line draw:style-name="gr54" draw:text-style-name="P7" xml:id="id128" draw:id="id128" draw:layer="layout" svg:x1="22.618cm" svg:y1="22.698cm" svg:x2="25.475cm" svg:y2="22.698cm">
          <text:p/>
        </draw:line>
        <draw:connector draw:style-name="gr51" draw:text-style-name="P4" draw:layer="layout" draw:line-skew="0.306cm" svg:x1="32.761cm" svg:y1="20.973cm" svg:x2="25.475cm" svg:y2="22.698cm" draw:start-shape="id127" draw:start-glue-point="3" draw:end-shape="id128" draw:end-glue-point="1" svg:d="M32761 20973h-3361v1725h-3925" svg:viewBox="0 0 7287 1726">
          <text:p/>
        </draw:connector>
        <draw:line draw:style-name="gr8" draw:text-style-name="P7" draw:layer="layout" svg:x1="25.761cm" svg:y1="16.622cm" svg:x2="25.304cm" svg:y2="16.622cm">
          <text:p/>
        </draw:line>
        <draw:line draw:style-name="gr53" draw:text-style-name="P7" draw:layer="layout" svg:x1="22.362cm" svg:y1="16.622cm" svg:x2="25.361cm" svg:y2="16.622cm">
          <text:p/>
        </draw:line>
        <draw:frame draw:style-name="gr49" draw:text-style-name="P20" draw:layer="layout" svg:width="3.058cm" svg:height="0.725cm" svg:x="22.247cm" svg:y="15.9cm">
          <draw:text-box>
            <text:p text:style-name="P10"><text:span text:style-name="T5">USART1.IRQ</text:span></text:p>
          </draw:text-box>
        </draw:frame>
        <draw:frame draw:style-name="gr49" draw:text-style-name="P23" draw:layer="layout" svg:width="3.75cm" svg:height="0.725cm" svg:x="12.806cm" svg:y="19.052cm">
          <draw:text-box>
            <text:p text:style-name="P14"><text:span text:style-name="T5">ADC1.DATA</text:span></text:p>
          </draw:text-box>
        </draw:frame>
        <draw:line draw:style-name="gr50" draw:text-style-name="P7" xml:id="id130" draw:id="id130" draw:layer="layout" svg:x1="13.4cm" svg:y1="19.728cm" svg:x2="16.65cm" svg:y2="19.728cm">
          <text:p/>
        </draw:line>
        <draw:connector draw:style-name="gr51" draw:text-style-name="P4" draw:layer="layout" draw:line-skew="-0.196cm" svg:x1="9.243cm" svg:y1="15.833cm" svg:x2="13.4cm" svg:y2="19.728cm" draw:start-shape="id129" draw:start-glue-point="1" draw:end-shape="id130" draw:end-glue-point="3" svg:d="M9243 15833h1907v3895h2250" svg:viewBox="0 0 4158 3896">
          <text:p/>
        </draw:connector>
        <draw:frame draw:style-name="gr49" draw:text-style-name="P23" draw:layer="layout" svg:width="3.75cm" svg:height="0.725cm" svg:x="12.806cm" svg:y="20.078cm">
          <draw:text-box>
            <text:p text:style-name="P14"><text:span text:style-name="T5">USART1.DATA</text:span></text:p>
          </draw:text-box>
        </draw:frame>
        <draw:line draw:style-name="gr50" draw:text-style-name="P7" xml:id="id132" draw:id="id132" draw:layer="layout" svg:x1="10.65cm" svg:y1="20.754cm" svg:x2="16.65cm" svg:y2="20.754cm">
          <text:p/>
        </draw:line>
        <draw:connector draw:style-name="gr55" draw:text-style-name="P4" draw:layer="layout" draw:line-skew="-1.56cm" svg:x1="9.245cm" svg:y1="17.534cm" svg:x2="10.65cm" svg:y2="20.754cm" draw:start-shape="id131" draw:start-glue-point="1" draw:end-shape="id132" draw:end-glue-point="3" svg:d="M9245 17534h1405v3220" svg:viewBox="0 0 1406 3221">
          <text:p/>
        </draw:connector>
        <draw:line draw:style-name="gr8" draw:text-style-name="P7" draw:layer="layout" svg:x1="33.196cm" svg:y1="15.84cm" svg:x2="32.739cm" svg:y2="15.84cm">
          <text:p/>
        </draw:line>
        <draw:line draw:style-name="gr53" draw:text-style-name="P7" draw:layer="layout" svg:x1="29.25cm" svg:y1="15.84cm" svg:x2="32.796cm" svg:y2="15.84cm">
          <text:p/>
        </draw:line>
        <draw:frame draw:style-name="gr49" draw:text-style-name="P20" draw:layer="layout" svg:width="3.422cm" svg:height="0.725cm" svg:x="29.36cm" svg:y="15.147cm">
          <draw:text-box>
            <text:p text:style-name="P10"><text:span text:style-name="T5">ADC.DATA</text:span></text:p>
          </draw:text-box>
        </draw:frame>
        <draw:line draw:style-name="gr8" draw:text-style-name="P7" draw:layer="layout" svg:x1="33.222cm" svg:y1="17.44cm" svg:x2="32.765cm" svg:y2="17.44cm">
          <text:p/>
        </draw:line>
        <draw:line draw:style-name="gr56" draw:text-style-name="P7" draw:layer="layout" svg:x1="29.25cm" svg:y1="17.44cm" svg:x2="32.822cm" svg:y2="17.44cm">
          <text:p/>
        </draw:line>
        <draw:frame draw:style-name="gr49" draw:text-style-name="P20" draw:layer="layout" svg:width="3.422cm" svg:height="0.725cm" svg:x="29.334cm" svg:y="16.748cm">
          <draw:text-box>
            <text:p text:style-name="P10"><text:span text:style-name="T5">USART1.DATA</text:span></text:p>
          </draw:text-box>
        </draw:frame>
        <draw:line draw:style-name="gr8" draw:text-style-name="P7" draw:layer="layout" svg:x1="33.213cm" svg:y1="18.15cm" svg:x2="32.756cm" svg:y2="18.15cm">
          <text:p/>
        </draw:line>
        <draw:line draw:style-name="gr57" draw:text-style-name="P7" draw:layer="layout" svg:x1="29.241cm" svg:y1="18.15cm" svg:x2="32.813cm" svg:y2="18.15cm">
          <text:p/>
        </draw:line>
        <draw:frame draw:style-name="gr49" draw:text-style-name="P20" draw:layer="layout" svg:width="3.422cm" svg:height="0.725cm" svg:x="29.325cm" svg:y="17.458cm">
          <draw:text-box>
            <text:p text:style-name="P10"><text:span text:style-name="T5">USART1.RE</text:span></text:p>
          </draw:text-box>
        </draw:frame>
        <draw:line draw:style-name="gr8" draw:text-style-name="P7" xml:id="id133" draw:id="id133" draw:layer="layout" svg:x1="33.223cm" svg:y1="16.614cm" svg:x2="32.766cm" svg:y2="16.614cm">
          <text:p/>
        </draw:line>
        <draw:line draw:style-name="gr8" draw:text-style-name="P7" draw:layer="layout" svg:x1="28.91cm" svg:y1="16.622cm" svg:x2="28.453cm" svg:y2="16.622cm">
          <text:p/>
        </draw:line>
        <draw:connector draw:style-name="gr58" draw:text-style-name="P1" draw:layer="layout" draw:type="line" svg:x1="28.948cm" svg:y1="16.622cm" svg:x2="32.766cm" svg:y2="16.614cm" draw:end-shape="id133" draw:end-glue-point="3" svg:d="M28948 16622l3818-8" svg:viewBox="0 0 3819 9">
          <text:p/>
        </draw:connector>
        <draw:frame draw:style-name="gr49" draw:text-style-name="P20" draw:layer="layout" svg:width="3.75cm" svg:height="0.725cm" svg:x="29.341cm" svg:y="19.587cm">
          <draw:text-box>
            <text:p text:style-name="P10"><text:span text:style-name="T5">USART2.DATA</text:span></text:p>
          </draw:text-box>
        </draw:frame>
        <draw:line draw:style-name="gr8" draw:text-style-name="P7" draw:layer="layout" svg:x1="25.756cm" svg:y1="18.996cm" svg:x2="25.299cm" svg:y2="18.996cm">
          <text:p/>
        </draw:line>
        <draw:line draw:style-name="gr8" draw:text-style-name="P7" xml:id="id134" draw:id="id134" draw:layer="layout" svg:x1="33.218cm" svg:y1="18.988cm" svg:x2="32.761cm" svg:y2="18.988cm">
          <text:p/>
        </draw:line>
        <draw:line draw:style-name="gr8" draw:text-style-name="P7" draw:layer="layout" svg:x1="28.905cm" svg:y1="18.996cm" svg:x2="28.448cm" svg:y2="18.996cm">
          <text:p/>
        </draw:line>
        <draw:connector draw:style-name="gr58" draw:text-style-name="P1" draw:layer="layout" draw:type="line" svg:x1="28.943cm" svg:y1="18.996cm" svg:x2="32.761cm" svg:y2="18.988cm" draw:end-shape="id134" draw:end-glue-point="3" svg:d="M28943 18996l3818-8" svg:viewBox="0 0 3819 9">
          <text:p/>
        </draw:connector>
        <draw:connector draw:style-name="gr58" draw:text-style-name="P1" draw:layer="layout" draw:line-skew="0.57cm" svg:x1="39.145cm" svg:y1="15.34cm" svg:x2="40.474cm" svg:y2="14.45cm" draw:start-shape="id135" draw:start-glue-point="0" draw:end-shape="id136" draw:end-glue-point="2" svg:d="M39145 15340h1349v-890h-20" svg:viewBox="0 0 1350 891">
          <text:p/>
        </draw:connector>
        <draw:connector draw:style-name="gr58" draw:text-style-name="P1" draw:layer="layout" draw:line-skew="2.605cm" svg:x1="39.375cm" svg:y1="16.002cm" svg:x2="44.586cm" svg:y2="14.45cm" draw:start-shape="id137" draw:start-glue-point="1" draw:end-shape="id138" draw:end-glue-point="2" svg:d="M39375 16002h5211v-1552" svg:viewBox="0 0 5212 1553">
          <text:p/>
        </draw:connector>
        <draw:connector draw:style-name="gr58" draw:text-style-name="P1" draw:layer="layout" draw:type="line" svg:x1="40.473cm" svg:y1="12.826cm" svg:x2="40.469cm" svg:y2="12.385cm" draw:start-shape="id139" draw:start-glue-point="0" draw:end-shape="id140" draw:end-glue-point="2" svg:d="M40473 12826l-4-441" svg:viewBox="0 0 5 442">
          <text:p/>
        </draw:connector>
        <draw:connector draw:style-name="gr58" draw:text-style-name="P1" draw:layer="layout" draw:type="line" svg:x1="44.585cm" svg:y1="12.826cm" svg:x2="44.569cm" svg:y2="12.385cm" draw:start-shape="id141" draw:start-glue-point="0" draw:end-shape="id142" draw:end-glue-point="2" svg:d="M44585 12826l-16-441" svg:viewBox="0 0 17 442">
          <text:p/>
        </draw:connector>
        <draw:connector draw:style-name="gr59" draw:text-style-name="P4" draw:layer="layout" draw:line-skew="-5.155cm" svg:x1="32.763cm" svg:y1="20.273cm" svg:x2="21.346cm" svg:y2="17.534cm" draw:start-shape="id143" draw:start-glue-point="3" draw:end-shape="id144" draw:end-glue-point="1" svg:d="M32763 20273h-10863v-2739h-554" svg:viewBox="0 0 11418 2740">
          <text:p/>
        </draw:connector>
        <draw:frame draw:style-name="gr60" draw:text-style-name="P5" draw:layer="layout" svg:width="6.75cm" svg:height="0.904cm" svg:x="47.812cm" svg:y="29.846cm">
          <draw:text-box>
            <text:p text:style-name="P4"><text:span text:style-name="T2">PLC411.1</text:span></text:p>
          </draw:text-box>
        </draw:frame>
        <draw:circle draw:style-name="gr51" draw:text-style-name="P4" draw:layer="layout" svg:width="0.25cm" svg:height="0.25cm" draw:transform="rotate (1.5707963267949) translate (22.572cm 20.394cm)" draw:kind="arc" draw:start-angle="358.26" draw:end-angle="178.67">
          <text:p/>
        </draw:circle>
        <draw:line draw:style-name="gr61" draw:text-style-name="P7" draw:layer="layout" svg:x1="22.702cm" svg:y1="18.998cm" svg:x2="25.362cm" svg:y2="18.998cm">
          <text:p/>
        </draw:line>
        <draw:line draw:style-name="gr62" draw:text-style-name="P7" draw:layer="layout" svg:x1="22.701cm" svg:y1="20.394cm" svg:x2="22.7cm" svg:y2="21.556cm">
          <text:p/>
        </draw:line>
        <draw:line draw:style-name="gr62" draw:text-style-name="P7" draw:layer="layout" svg:x1="22.702cm" svg:y1="18.998cm" svg:x2="22.701cm" svg:y2="20.144cm">
          <text:p/>
        </draw:line>
        <draw:connector draw:style-name="gr58" draw:text-style-name="P1" draw:layer="layout" draw:type="line" svg:x1="28.942cm" svg:y1="15.113cm" svg:x2="32.759cm" svg:y2="15.124cm" draw:start-shape="id145" draw:start-glue-point="1" draw:end-shape="id146" draw:end-glue-point="3" svg:d="M28942 15113l3817 11" svg:viewBox="0 0 3818 12">
          <text:p/>
        </draw:connector>
        <draw:line draw:style-name="gr8" draw:text-style-name="P7" xml:id="id121" draw:id="id121" draw:layer="layout" svg:x1="28.918cm" svg:y1="13.524cm" svg:x2="28.461cm" svg:y2="13.524cm">
          <text:p/>
        </draw:line>
        <draw:line draw:style-name="gr8" draw:text-style-name="P7" xml:id="id123" draw:id="id123" draw:layer="layout" svg:x1="28.919cm" svg:y1="14.315cm" svg:x2="28.462cm" svg:y2="14.315cm">
          <text:p/>
        </draw:line>
        <draw:line draw:style-name="gr8" draw:text-style-name="P7" xml:id="id118" draw:id="id118" draw:layer="layout" svg:x1="25.818cm" svg:y1="13.525cm" svg:x2="25.361cm" svg:y2="13.525cm">
          <text:p/>
        </draw:line>
        <draw:line draw:style-name="gr8" draw:text-style-name="P7" xml:id="id120" draw:id="id120" draw:layer="layout" svg:x1="25.819cm" svg:y1="14.316cm" svg:x2="25.362cm" svg:y2="14.316cm">
          <text:p/>
        </draw:line>
        <draw:frame draw:style-name="gr49" draw:text-style-name="P20" draw:layer="layout" svg:width="3.59cm" svg:height="0.725cm" svg:x="21.45cm" svg:y="12.878cm">
          <draw:text-box>
            <text:p text:style-name="P10"><text:span text:style-name="T5">PA15.EXTI.IRQ</text:span></text:p>
          </draw:text-box>
        </draw:frame>
        <draw:frame draw:style-name="gr49" draw:text-style-name="P20" draw:layer="layout" svg:width="3.59cm" svg:height="0.725cm" svg:x="21.45cm" svg:y="13.645cm">
          <draw:text-box>
            <text:p text:style-name="P10"><text:span text:style-name="T5">PA14.EXTI.IRQ</text:span></text:p>
          </draw:text-box>
        </draw:frame>
        <draw:custom-shape draw:style-name="gr30" draw:text-style-name="P16" draw:layer="layout" svg:width="4.75cm" svg:height="2.198cm" svg:x="5.616cm" svg:y="2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1" draw:layer="layout" draw:type="line" svg:x1="52.431cm" svg:y1="16.914cm" svg:x2="53.068cm" svg:y2="17.551cm" draw:start-shape="id84" draw:start-glue-point="5" draw:end-shape="id84" draw:end-glue-point="9" svg:d="M52431 16914l637 637" svg:viewBox="0 0 638 638">
          <text:p/>
        </draw:connector>
        <draw:connector draw:style-name="gr63" draw:text-style-name="P1" draw:layer="layout" draw:type="line" svg:x1="53.068cm" svg:y1="16.914cm" svg:x2="52.431cm" svg:y2="17.551cm" draw:start-shape="id84" draw:start-glue-point="11" draw:end-shape="id84" draw:end-glue-point="7" svg:d="M53068 16914l-637 637" svg:viewBox="0 0 638 638">
          <text:p/>
        </draw:connector>
        <draw:connector draw:style-name="gr63" draw:text-style-name="P1" draw:layer="layout" draw:type="line" svg:x1="52.431cm" svg:y1="18.014cm" svg:x2="53.068cm" svg:y2="18.651cm" draw:start-shape="id82" draw:start-glue-point="5" draw:end-shape="id82" draw:end-glue-point="9" svg:d="M52431 18014l637 637" svg:viewBox="0 0 638 638">
          <text:p/>
        </draw:connector>
        <draw:connector draw:style-name="gr63" draw:text-style-name="P1" draw:layer="layout" draw:type="line" svg:x1="53.068cm" svg:y1="18.014cm" svg:x2="52.431cm" svg:y2="18.651cm" draw:start-shape="id82" draw:start-glue-point="11" draw:end-shape="id82" draw:end-glue-point="7" svg:d="M53068 18014l-637 637" svg:viewBox="0 0 638 638">
          <text:p/>
        </draw:connector>
        <draw:connector draw:style-name="gr63" draw:text-style-name="P1" draw:layer="layout" draw:type="line" svg:x1="52.431cm" svg:y1="19.114cm" svg:x2="53.068cm" svg:y2="19.751cm" draw:start-shape="id80" draw:start-glue-point="5" draw:end-shape="id80" draw:end-glue-point="9" svg:d="M52431 19114l637 637" svg:viewBox="0 0 638 638">
          <text:p/>
        </draw:connector>
        <draw:connector draw:style-name="gr63" draw:text-style-name="P1" draw:layer="layout" draw:type="line" svg:x1="53.068cm" svg:y1="19.114cm" svg:x2="52.431cm" svg:y2="19.751cm" draw:start-shape="id80" draw:start-glue-point="11" draw:end-shape="id80" draw:end-glue-point="7" svg:d="M53068 19114l-637 637" svg:viewBox="0 0 638 638">
          <text:p/>
        </draw:connector>
        <draw:connector draw:style-name="gr63" draw:text-style-name="P1" draw:layer="layout" draw:type="line" svg:x1="52.431cm" svg:y1="20.214cm" svg:x2="53.068cm" svg:y2="20.851cm" draw:start-shape="id78" draw:start-glue-point="5" draw:end-shape="id78" draw:end-glue-point="9" svg:d="M52431 20214l637 637" svg:viewBox="0 0 638 638">
          <text:p/>
        </draw:connector>
        <draw:connector draw:style-name="gr63" draw:text-style-name="P1" draw:layer="layout" draw:type="line" svg:x1="53.068cm" svg:y1="20.214cm" svg:x2="52.431cm" svg:y2="20.851cm" draw:start-shape="id78" draw:start-glue-point="11" draw:end-shape="id78" draw:end-glue-point="7" svg:d="M53068 20214l-637 637" svg:viewBox="0 0 638 638">
          <text:p/>
        </draw:connector>
        <draw:connector draw:style-name="gr63" draw:text-style-name="P1" draw:layer="layout" draw:type="line" svg:x1="52.431cm" svg:y1="21.362cm" svg:x2="53.068cm" svg:y2="21.999cm" draw:start-shape="id76" draw:start-glue-point="5" draw:end-shape="id76" draw:end-glue-point="9" svg:d="M52431 21362l637 637" svg:viewBox="0 0 638 638">
          <text:p/>
        </draw:connector>
        <draw:connector draw:style-name="gr63" draw:text-style-name="P1" draw:layer="layout" draw:type="line" svg:x1="53.068cm" svg:y1="21.362cm" svg:x2="52.431cm" svg:y2="21.999cm" draw:start-shape="id76" draw:start-glue-point="11" draw:end-shape="id76" draw:end-glue-point="7" svg:d="M53068 21362l-637 637" svg:viewBox="0 0 638 638">
          <text:p/>
        </draw:connector>
        <draw:custom-shape draw:style-name="gr64" draw:text-style-name="P1" xml:id="id39" draw:id="id39" draw:layer="layout" svg:width="0.25cm" svg:height="0.25cm" svg:x="26.9cm" svg:y="27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" xml:id="id147" draw:id="id147" draw:layer="layout" svg:width="0.25cm" svg:height="0.25cm" svg:x="27.65cm" svg:y="26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2" xml:id="id148" draw:id="id148" draw:layer="layout" svg:x1="30.388cm" svg:y1="24.845cm" svg:x2="30.388cm" svg:y2="25.302cm">
          <text:p/>
        </draw:line>
        <draw:line draw:style-name="gr8" draw:text-style-name="P12" xml:id="id149" draw:id="id149" draw:layer="layout" svg:x1="31.893cm" svg:y1="24.846cm" svg:x2="31.893cm" svg:y2="25.303cm">
          <text:p/>
        </draw:line>
        <draw:frame draw:style-name="gr9" draw:text-style-name="P8" draw:layer="layout" svg:width="2.5cm" svg:height="0.806cm" svg:x="29.158cm" svg:y="24.139cm">
          <draw:text-box>
            <text:p text:style-name="P4"><text:span text:style-name="T3">GND</text:span></text:p>
          </draw:text-box>
        </draw:frame>
        <draw:frame draw:style-name="gr9" draw:text-style-name="P8" draw:layer="layout" svg:width="2.5cm" svg:height="0.806cm" svg:x="30.676cm" svg:y="24.139cm">
          <draw:text-box>
            <text:p text:style-name="P4"><text:span text:style-name="T3">VCC</text:span></text:p>
          </draw:text-box>
        </draw:frame>
        <draw:custom-shape draw:style-name="gr64" draw:text-style-name="P1" xml:id="id150" draw:id="id150" draw:layer="layout" svg:width="0.25cm" svg:height="0.25cm" svg:x="27.662cm" svg:y="27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1" draw:layer="layout" draw:type="line" svg:x1="27.686cm" svg:y1="26.975cm" svg:x2="27.114cm" svg:y2="27.231cm" draw:start-shape="id147" draw:start-glue-point="7" draw:end-shape="id39" draw:end-glue-point="11" svg:d="M27686 26975l-572 256" svg:viewBox="0 0 573 257">
          <text:p/>
        </draw:connector>
        <draw:connector draw:style-name="gr58" draw:text-style-name="P1" draw:layer="layout" draw:line-skew="1.268cm" svg:x1="30.388cm" svg:y1="25.302cm" svg:x2="27.9cm" svg:y2="26.886cm" draw:start-shape="id148" draw:start-glue-point="2" draw:end-shape="id147" draw:end-glue-point="10" svg:d="M30388 25302v1584h-2488" svg:viewBox="0 0 2489 1585">
          <text:p/>
        </draw:connector>
        <draw:connector draw:style-name="gr58" draw:text-style-name="P1" draw:layer="layout" draw:line-skew="2.014cm" svg:x1="31.893cm" svg:y1="25.303cm" svg:x2="27.912cm" svg:y2="27.71cm" draw:start-shape="id149" draw:start-glue-point="2" draw:end-shape="id150" draw:end-glue-point="10" svg:d="M31893 25303v2407h-3981" svg:viewBox="0 0 3982 2408">
          <text:p/>
        </draw:connector>
        <draw:custom-shape draw:style-name="gr64" draw:text-style-name="P1" xml:id="id154" draw:id="id154" draw:layer="layout" svg:width="0.25cm" svg:height="0.25cm" svg:x="28.063cm" svg:y="30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" xml:id="id153" draw:id="id153" draw:layer="layout" svg:width="0.25cm" svg:height="0.25cm" svg:x="27.301cm" svg:y="30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" draw:layer="layout" svg:x1="27.284cm" svg:y1="30.05cm" svg:x2="28.284cm" svg:y2="30.05cm">
          <text:p/>
        </draw:line>
        <draw:line draw:style-name="gr63" draw:text-style-name="P1" draw:layer="layout" svg:x1="27.784cm" svg:y1="30.05cm" svg:x2="27.784cm" svg:y2="29.55cm">
          <text:p/>
        </draw:line>
        <draw:line draw:style-name="gr8" draw:text-style-name="P7" xml:id="id151" draw:id="id151" draw:layer="layout" svg:x1="41.149cm" svg:y1="28.192cm" svg:x2="41.149cm" svg:y2="28.649cm">
          <text:p/>
        </draw:line>
        <draw:connector draw:style-name="gr65" draw:text-style-name="P1" xml:id="id152" draw:id="id152" draw:layer="layout" draw:line-skew="6.628cm" svg:x1="41.149cm" svg:y1="28.649cm" svg:x2="28.443cm" svg:y2="31.683cm" draw:start-shape="id151" draw:start-glue-point="2" svg:d="M41149 28649v3034h-12706" svg:viewBox="0 0 12707 3035">
          <text:p/>
        </draw:connector>
        <draw:connector draw:style-name="gr58" draw:text-style-name="P1" draw:layer="layout" draw:line-skew="-0.8cm" svg:x1="28.443cm" svg:y1="31.683cm" svg:x2="27.301cm" svg:y2="30.421cm" draw:start-shape="id152" draw:start-glue-point="3" draw:end-shape="id153" draw:end-glue-point="6" svg:d="M28443 31683h-2443v-1262h1301" svg:viewBox="0 0 2444 1263">
          <text:p/>
        </draw:connector>
        <draw:connector draw:style-name="gr58" draw:text-style-name="P1" draw:layer="layout" draw:line-skew="5.842cm" svg:x1="28.313cm" svg:y1="30.411cm" svg:x2="39.949cm" svg:y2="28.648cm" draw:start-shape="id154" draw:start-glue-point="10" draw:end-shape="id155" draw:end-glue-point="2" svg:d="M28313 30411h11636v-1763" svg:viewBox="0 0 11637 1764">
          <text:p/>
        </draw:connector>
        <draw:frame draw:style-name="gr9" draw:text-style-name="P8" draw:layer="layout" svg:width="1.5cm" svg:height="0.806cm" svg:x="41.332cm" svg:y="4.551cm">
          <draw:text-box>
            <text:p text:style-name="P4"><text:span text:style-name="T3">P</text:span></text:p>
          </draw:text-box>
        </draw:frame>
        <draw:line draw:style-name="gr8" draw:text-style-name="P12" draw:layer="layout" svg:x1="42.066cm" svg:y1="4.107cm" svg:x2="42.066cm" svg:y2="4.564cm">
          <text:p/>
        </draw:line>
        <draw:frame draw:style-name="gr9" draw:text-style-name="P8" draw:layer="layout" svg:width="1.5cm" svg:height="0.806cm" svg:x="43.648cm" svg:y="4.531cm">
          <draw:text-box>
            <text:p text:style-name="P4"><text:span text:style-name="T3">1</text:span></text:p>
          </draw:text-box>
        </draw:frame>
        <draw:frame draw:style-name="gr9" draw:text-style-name="P8" draw:layer="layout" svg:width="1.503cm" svg:height="0.806cm" svg:x="44.5cm" svg:y="4.516cm">
          <draw:text-box>
            <text:p text:style-name="P4"><text:span text:style-name="T3">C</text:span></text:p>
          </draw:text-box>
        </draw:frame>
        <draw:line draw:style-name="gr8" draw:text-style-name="P7" draw:layer="layout" svg:x1="44.372cm" svg:y1="4.071cm" svg:x2="44.372cm" svg:y2="4.528cm">
          <text:p/>
        </draw:line>
        <draw:line draw:style-name="gr8" draw:text-style-name="P12" draw:layer="layout" svg:x1="45.237cm" svg:y1="4.072cm" svg:x2="45.237cm" svg:y2="4.529cm">
          <text:p/>
        </draw:line>
        <draw:frame draw:style-name="gr9" draw:text-style-name="P8" draw:layer="layout" svg:width="1.5cm" svg:height="0.806cm" svg:x="45.433cm" svg:y="4.526cm">
          <draw:text-box>
            <text:p text:style-name="P4"><text:span text:style-name="T3">P</text:span></text:p>
          </draw:text-box>
        </draw:frame>
        <draw:line draw:style-name="gr8" draw:text-style-name="P12" draw:layer="layout" svg:x1="46.167cm" svg:y1="4.082cm" svg:x2="46.167cm" svg:y2="4.539cm">
          <text:p/>
        </draw:line>
        <draw:custom-shape draw:style-name="gr66" draw:text-style-name="P3" draw:layer="layout" svg:width="4cm" svg:height="2.375cm" svg:x="18.5cm" svg:y="4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.5cm" svg:height="0.806cm" svg:x="18.42cm" svg:y="4.558cm">
          <draw:text-box>
            <text:p text:style-name="P4"><text:span text:style-name="T3">0</text:span></text:p>
          </draw:text-box>
        </draw:frame>
        <draw:frame draw:style-name="gr9" draw:text-style-name="P8" draw:layer="layout" svg:width="1.5cm" svg:height="0.806cm" svg:x="19.809cm" svg:y="4.569cm">
          <draw:text-box>
            <text:p text:style-name="P4"><text:span text:style-name="T3">1</text:span></text:p>
          </draw:text-box>
        </draw:frame>
        <draw:line draw:style-name="gr8" draw:text-style-name="P7" draw:layer="layout" svg:x1="19.144cm" svg:y1="4.098cm" svg:x2="19.144cm" svg:y2="4.555cm">
          <text:p/>
        </draw:line>
        <draw:line draw:style-name="gr8" draw:text-style-name="P12" draw:layer="layout" svg:x1="20.543cm" svg:y1="4.099cm" svg:x2="20.543cm" svg:y2="4.556cm">
          <text:p/>
        </draw:line>
        <draw:frame draw:style-name="gr20" draw:text-style-name="P13" draw:layer="layout" svg:width="3.183cm" svg:height="0.889cm" svg:x="18.766cm" svg:y="5.405cm">
          <draw:text-box>
            <text:p text:style-name="P4"><text:span text:style-name="T4">DI</text:span></text:p>
          </draw:text-box>
        </draw:frame>
        <draw:frame draw:style-name="gr9" draw:text-style-name="P8" draw:layer="layout" svg:width="1.5cm" svg:height="0.806cm" svg:x="21.177cm" svg:y="4.553cm">
          <draw:text-box>
            <text:p text:style-name="P4"><text:span text:style-name="T3">C</text:span></text:p>
          </draw:text-box>
        </draw:frame>
        <draw:line draw:style-name="gr8" draw:text-style-name="P12" draw:layer="layout" svg:x1="21.911cm" svg:y1="4.083cm" svg:x2="21.911cm" svg:y2="4.54cm">
          <text:p/>
        </draw:line>
        <draw:line draw:style-name="gr8" draw:text-style-name="P12" xml:id="id156" draw:id="id156" draw:layer="layout" svg:x1="42.119cm" svg:y1="6.531cm" svg:x2="42.119cm" svg:y2="6.988cm">
          <text:p/>
        </draw:line>
        <draw:line draw:style-name="gr8" draw:text-style-name="P12" xml:id="id157" draw:id="id157" draw:layer="layout" svg:x1="42.12cm" svg:y1="7.318cm" svg:x2="42.12cm" svg:y2="7.775cm">
          <text:p/>
        </draw:line>
        <draw:connector draw:style-name="gr22" draw:text-style-name="P1" draw:layer="layout" draw:type="line" svg:x1="42.119cm" svg:y1="6.988cm" svg:x2="42.12cm" svg:y2="7.318cm" draw:start-shape="id156" draw:start-glue-point="2" draw:end-shape="id157" draw:end-glue-point="0" svg:d="M42119 6988l1 330" svg:viewBox="0 0 2 331">
          <text:p/>
        </draw:connector>
        <draw:line draw:style-name="gr8" draw:text-style-name="P12" xml:id="id158" draw:id="id158" draw:layer="layout" svg:x1="45.318cm" svg:y1="6.531cm" svg:x2="45.318cm" svg:y2="6.988cm">
          <text:p/>
        </draw:line>
        <draw:line draw:style-name="gr8" draw:text-style-name="P12" xml:id="id159" draw:id="id159" draw:layer="layout" svg:x1="45.319cm" svg:y1="7.318cm" svg:x2="45.319cm" svg:y2="7.775cm">
          <text:p/>
        </draw:line>
        <draw:connector draw:style-name="gr22" draw:text-style-name="P1" draw:layer="layout" draw:type="line" svg:x1="45.318cm" svg:y1="6.988cm" svg:x2="45.319cm" svg:y2="7.318cm" draw:start-shape="id158" draw:start-glue-point="2" draw:end-shape="id159" draw:end-glue-point="0" svg:d="M45318 6988l1 330" svg:viewBox="0 0 2 331">
          <text:p/>
        </draw:connector>
        <draw:line draw:style-name="gr8" draw:text-style-name="P12" xml:id="id160" draw:id="id160" draw:layer="layout" svg:x1="46.219cm" svg:y1="6.531cm" svg:x2="46.219cm" svg:y2="6.988cm">
          <text:p/>
        </draw:line>
        <draw:line draw:style-name="gr8" draw:text-style-name="P12" xml:id="id161" draw:id="id161" draw:layer="layout" svg:x1="46.22cm" svg:y1="7.318cm" svg:x2="46.22cm" svg:y2="7.775cm">
          <text:p/>
        </draw:line>
        <draw:connector draw:style-name="gr22" draw:text-style-name="P1" draw:layer="layout" draw:type="line" svg:x1="46.219cm" svg:y1="6.988cm" svg:x2="46.22cm" svg:y2="7.318cm" draw:start-shape="id160" draw:start-glue-point="2" draw:end-shape="id161" draw:end-glue-point="0" svg:d="M46219 6988l1 330" svg:viewBox="0 0 2 331">
          <text:p/>
        </draw:connector>
        <draw:frame draw:style-name="gr9" draw:text-style-name="P24" draw:layer="layout" svg:width="21.413cm" svg:height="0.806cm" svg:x="3.85cm" svg:y="33.844cm">
          <draw:text-box>
            <text:p text:style-name="P10"><text:span text:style-name="T9">LEGEND</text:span></text:p>
          </draw:text-box>
        </draw:frame>
        <draw:frame draw:style-name="gr49" draw:text-style-name="P23" draw:layer="layout" svg:width="3.75cm" svg:height="0.725cm" svg:x="3.902cm" svg:y="35.15cm">
          <draw:text-box>
            <text:p text:style-name="P14"><text:span text:style-name="T5">ADC1.IRQ</text:span></text:p>
          </draw:text-box>
        </draw:frame>
        <draw:line draw:style-name="gr50" draw:text-style-name="P7" draw:layer="layout" svg:x1="4.1cm" svg:y1="35.852cm" svg:x2="7.75cm" svg:y2="35.852cm">
          <text:p/>
        </draw:line>
        <draw:frame draw:style-name="gr9" draw:text-style-name="P25" draw:layer="layout" svg:width="22.494cm" svg:height="0.806cm" svg:x="8.156cm" svg:y="35.4cm">
          <draw:text-box>
            <text:p text:style-name="P10"><text:span text:style-name="T10">- signal transmission (from left to right)</text:span></text:p>
          </draw:text-box>
        </draw:frame>
        <draw:frame draw:style-name="gr49" draw:text-style-name="P23" draw:layer="layout" svg:width="3.75cm" svg:height="0.725cm" svg:x="3.906cm" svg:y="36.45cm">
          <draw:text-box>
            <text:p text:style-name="P14"><text:span text:style-name="T5">USART1.DATA</text:span></text:p>
          </draw:text-box>
        </draw:frame>
        <draw:line draw:style-name="gr67" draw:text-style-name="P7" draw:layer="layout" svg:x1="4cm" svg:y1="37.126cm" svg:x2="7.75cm" svg:y2="37.126cm">
          <text:p/>
        </draw:line>
        <draw:frame draw:style-name="gr9" draw:text-style-name="P25" draw:layer="layout" svg:width="22.494cm" svg:height="0.806cm" svg:x="8.156cm" svg:y="36.7cm">
          <draw:text-box>
            <text:p text:style-name="P10"><text:span text:style-name="T11">- signal transmission (from left to right or from right to left)</text:span></text:p>
          </draw:text-box>
        </draw:frame>
        <draw:frame draw:style-name="gr49" draw:text-style-name="P23" draw:layer="layout" svg:width="3.75cm" svg:height="0.725cm" svg:x="3.906cm" svg:y="37.75cm">
          <draw:text-box>
            <text:p text:style-name="P14"><text:span text:style-name="T5">USART1.RE</text:span></text:p>
          </draw:text-box>
        </draw:frame>
        <draw:line draw:style-name="gr52" draw:text-style-name="P7" draw:layer="layout" svg:x1="4cm" svg:y1="38.426cm" svg:x2="7.75cm" svg:y2="38.426cm">
          <text:p/>
        </draw:line>
        <draw:frame draw:style-name="gr9" draw:text-style-name="P25" draw:layer="layout" svg:width="21.744cm" svg:height="0.806cm" svg:x="8.156cm" svg:y="38cm">
          <draw:text-box>
            <text:p text:style-name="P26"><text:span text:style-name="T11">- signal transmission (from right to left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moder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OpenSymbol2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egoe UI3" svg:font-family="'Segoe UI'" style:font-family-generic="modern" style:font-pitch="variable"/>
    <style:font-face style:name="Segoe UI4" svg:font-family="'Segoe UI'" style:font-pitch="variable" style:font-charset="x-symbol"/>
    <style:font-face style:name="Segoe UI5" svg:font-family="'Segoe UI'" style:font-family-generic="system" style:font-pitch="variable" style:font-charset="x-symbol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modern" style:font-pitch="variable"/>
    <style:font-face style:name="Tahoma3" svg:font-family="Tahoma" style:font-family-generic="system" style:font-pitch="variable"/>
    <style:font-face style:name="Tahoma4" svg:font-family="Tahoma" style:font-family-generic="swiss" style:font-pitch="variable"/>
    <style:font-face style:name="Tahoma5" svg:font-family="Tahoma" style:font-family-generic="system" style:font-pitch="variable" style:font-charset="x-symbol"/>
    <style:font-face style:name="Tahoma6" svg:font-family="Tahoma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Dimension_20_Lines" draw:display-name="Dimension Lines" svg:viewBox="0 0 836 110" svg:d="M0 0h278 278 280v36 36 38h-278-278-280v-36-36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5" fo:font-size="24pt" fo:language="ru" fo:country="RU" style:font-name-asian="Segoe UI1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left="0cm" fo:margin-right="0cm" fo:margin-top="0cm" fo:margin-bottom="0cm" fo:line-height="150%" fo:text-align="justify" fo:text-indent="2.644cm" style:text-autospace="none" style:writing-mode="lr-tb"/>
      <style:text-properties style:use-window-font-color="true" loext:opacity="0%" fo:font-size="14pt" fo:language="ru" fo:country="RU" style:letter-kerning="true" style:font-name-asian="Segoe UI" style:font-family-asian="'Segoe UI'" style:font-family-generic-asian="roman" style:font-pitch-asian="variable" style:font-size-asian="14pt" style:language-asian="zh" style:country-asian="CN" style:font-name-complex="Arial1" style:font-family-complex="Arial" style:font-pitch-complex="variable" style:font-size-complex="14pt" style:language-complex="hi" style:country-complex="IN"/>
    </style:style>
    <style:style style:name="Заголовок_20_1" style:display-name="Заголовок 1" style:family="graphic">
      <style:paragraph-properties fo:margin-left="0cm" fo:margin-right="0cm" fo:margin-top="0cm" fo:margin-bottom="0.706cm" fo:line-height="150%" fo:text-align="start" fo:text-indent="2.644cm" style:text-autospace="none"/>
      <style:text-properties fo:text-transform="uppercase" style:font-name="Liberation Serif1" fo:font-family="'Liberation Serif', 'Times New Roman'" style:font-family-generic="roman" style:font-pitch="variable" fo:font-size="16pt" fo:font-style="normal" fo:font-weight="bold" style:font-name-asian="Liberation Serif1" style:font-family-asian="'Liberation Serif', 'Times New Roman'" style:font-family-generic-asian="roman" style:font-pitch-asian="variable" style:font-size-asian="16pt" style:font-style-asian="normal" style:font-weight-asian="bold" style:font-name-complex="Liberation Serif1" style:font-family-complex="'Liberation Serif', 'Times New Roman'" style:font-family-generic-complex="roman" style:font-pitch-complex="variable" style:font-size-complex="16pt" style:font-style-complex="normal" style:font-weight-complex="bold"/>
    </style:style>
    <style:style style:name="Заголовок_20_2" style:display-name="Заголовок 2" style:family="graphic">
      <style:paragraph-properties fo:margin-left="0cm" fo:margin-right="0cm" fo:margin-top="0cm" fo:margin-bottom="0.706cm" fo:line-height="150%" fo:text-align="start" fo:text-indent="2.644cm" style:text-autospace="none"/>
      <style:text-properties fo:font-variant="normal" fo:text-transform="none" style:font-name="Liberation Serif1" fo:font-family="'Liberation Serif', 'Times New Roman'" style:font-family-generic="roman" style:font-pitch="variable" fo:font-size="16pt" fo:font-style="normal" fo:font-weight="bold" style:font-name-asian="Liberation Serif1" style:font-family-asian="'Liberation Serif', 'Times New Roman'" style:font-family-generic-asian="roman" style:font-pitch-asian="variable" style:font-size-asian="16pt" style:font-style-asian="normal" style:font-weight-asian="bold" style:font-name-complex="Liberation Serif1" style:font-family-complex="'Liberation Serif', 'Times New Roman'" style:font-family-generic-complex="roman" style:font-pitch-complex="variable" style:font-size-complex="16pt" style:font-style-complex="normal" style:font-weight-complex="bold"/>
    </style:style>
    <style:style style:name="Заголовок_20_3" style:display-name="Заголовок 3" style:family="graphic">
      <style:paragraph-properties fo:margin-left="0cm" fo:margin-right="0cm" fo:margin-top="0cm" fo:margin-bottom="0.706cm" fo:line-height="150%" fo:text-align="start" fo:text-indent="2.644cm" style:text-autospace="none"/>
      <style:text-properties fo:font-variant="normal" fo:text-transform="none" style:font-name="Liberation Serif1" fo:font-family="'Liberation Serif', 'Times New Roman'" style:font-family-generic="roman" style:font-pitch="variable" fo:font-size="14pt" fo:font-style="normal" fo:font-weight="bold" style:font-name-asian="Liberation Serif1" style:font-family-asian="'Liberation Serif', 'Times New Roman'" style:font-family-generic-asian="roman" style:font-pitch-asian="variable" style:font-size-asian="14pt" style:font-style-asian="normal" style:font-weight-asian="bold" style:font-name-complex="Liberation Serif1" style:font-family-complex="'Liberation Serif', 'Times New Roman'" style:font-family-generic-complex="roman" style:font-pitch-complex="variable" style:font-size-complex="14pt" style:font-style-complex="normal" style:font-weight-complex="bold"/>
    </style:style>
    <style:style style:name="Заголовок_20_4" style:display-name="Заголовок 4" style:family="graphic">
      <style:paragraph-properties fo:margin-left="0cm" fo:margin-right="0cm" fo:margin-top="0cm" fo:margin-bottom="0.706cm" fo:line-height="150%" fo:text-align="start" fo:text-indent="2.644cm" style:text-autospace="none"/>
      <style:text-properties fo:font-variant="normal" fo:text-transform="none" style:font-name="Liberation Serif1" fo:font-family="'Liberation Serif', 'Times New Roman'" style:font-family-generic="roman" style:font-pitch="variable" fo:font-size="14pt" fo:font-style="normal" fo:font-weight="normal" style:font-name-asian="Liberation Serif1" style:font-family-asian="'Liberation Serif', 'Times New Roman'" style:font-family-generic-asian="roman" style:font-pitch-asian="variable" style:font-size-asian="14pt" style:font-style-asian="normal" style:font-weight-asian="normal" style:font-name-complex="Liberation Serif1" style:font-family-complex="'Liberation Serif', 'Times New Roman'" style:font-family-generic-complex="roman" style:font-pitch-complex="variable" style:font-size-complex="14pt" style:font-style-complex="normal" style:font-weight-complex="normal"/>
    </style:style>
    <style:style style:name="Заголовок_20_5" style:display-name="Заголовок 5" style:family="graphic">
      <style:paragraph-properties fo:margin-left="0cm" fo:margin-right="0cm" fo:margin-top="0.374cm" fo:margin-bottom="0.187cm" fo:line-height="150%" fo:text-align="justify" fo:text-indent="2.644cm" style:text-autospace="none"/>
      <style:text-properties style:font-name="Liberation Sans" fo:font-family="'Liberation Sans', Arial" style:font-family-generic="swiss" style:font-pitch="variable" fo:font-size="11.5pt" fo:font-weight="bold" style:font-name-asian="Microsoft YaHei" style:font-family-asian="'Microsoft YaHei'" style:font-pitch-asian="variable" style:font-size-asian="11.5pt" style:font-weight-asian="bold" style:font-name-complex="Liberation Sans" style:font-family-complex="'Liberation Sans', Arial" style:font-family-generic-complex="swiss" style:font-pitch-complex="variable" style:font-size-complex="11.5pt" style:font-weight-complex="bold"/>
    </style:style>
    <style:style style:name="Заголовок" style:family="graphic">
      <style:paragraph-properties fo:margin-left="0cm" fo:margin-right="0cm" fo:margin-top="0.746cm" fo:margin-bottom="0.374cm" fo:line-height="150%" fo:text-align="justify" fo:text-indent="2.64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Заголовок_20_6" style:display-name="Заголовок 6" style:family="graphic">
      <style:paragraph-properties fo:margin-left="0cm" fo:margin-right="0cm" fo:margin-top="0.187cm" fo:margin-bottom="0.187cm" fo:line-height="150%" fo:text-align="justify" fo:text-indent="2.644cm" style:text-autospace="none"/>
      <style:text-properties style:font-name="Liberation Sans" fo:font-family="'Liberation Sans', Arial" style:font-family-generic="swiss" style:font-pitch="variable" fo:font-size="11.5pt" fo:font-style="italic" fo:font-weight="bold" style:font-name-asian="Microsoft YaHei" style:font-family-asian="'Microsoft YaHei'" style:font-pitch-asian="variable" style:font-size-asian="11.5pt" style:font-style-asian="italic" style:font-weight-asian="bold" style:font-name-complex="Liberation Sans" style:font-family-complex="'Liberation Sans', Arial" style:font-family-generic-complex="swiss" style:font-pitch-complex="variable" style:font-size-complex="11.5pt" style:font-style-complex="italic" style:font-weight-complex="bold"/>
    </style:style>
    <style:style style:name="Заголовок_20_7" style:display-name="Заголовок 7" style:family="graphic">
      <style:paragraph-properties fo:margin-left="0cm" fo:margin-right="0cm" fo:margin-top="0.187cm" fo:margin-bottom="0.187cm" fo:line-height="150%" fo:text-align="justify" fo:text-indent="2.644cm" style:text-autospace="none"/>
      <style:text-properties style:font-name="Liberation Sans" fo:font-family="'Liberation Sans', Arial" style:font-family-generic="swiss" style:font-pitch="variable" fo:font-size="11pt" fo:font-weight="bold" style:font-name-asian="Microsoft YaHei" style:font-family-asian="'Microsoft YaHei'" style:font-pitch-asian="variable" style:font-size-asian="11pt" style:font-weight-asian="bold" style:font-name-complex="Liberation Sans" style:font-family-complex="'Liberation Sans', Arial" style:font-family-generic-complex="swiss" style:font-pitch-complex="variable" style:font-size-complex="11pt" style:font-weight-complex="bold"/>
    </style:style>
    <style:style style:name="Заголовок_20_8" style:display-name="Заголовок 8" style:family="graphic">
      <style:paragraph-properties fo:margin-left="0cm" fo:margin-right="0cm" fo:margin-top="0.187cm" fo:margin-bottom="0.187cm" fo:line-height="150%" fo:text-align="justify" fo:text-indent="2.644cm" style:text-autospace="none"/>
      <style:text-properties style:font-name="Liberation Sans" fo:font-family="'Liberation Sans', Arial" style:font-family-generic="swiss" style:font-pitch="variable" fo:font-size="11pt" fo:font-style="italic" fo:font-weight="bold" style:font-name-asian="Microsoft YaHei" style:font-family-asian="'Microsoft YaHei'" style:font-pitch-asian="variable" style:font-size-asian="11pt" style:font-style-asian="italic" style:font-weight-asian="bold" style:font-name-complex="Liberation Sans" style:font-family-complex="'Liberation Sans', Arial" style:font-family-generic-complex="swiss" style:font-pitch-complex="variable" style:font-size-complex="11pt" style:font-style-complex="italic" style:font-weight-complex="bold"/>
    </style:style>
    <style:style style:name="Заголовок_20_9" style:display-name="Заголовок 9" style:family="graphic">
      <style:paragraph-properties fo:margin-left="0cm" fo:margin-right="0cm" fo:margin-top="0.187cm" fo:margin-bottom="0.187cm" fo:line-height="150%" fo:text-align="justify" fo:text-indent="2.644cm" style:text-autospace="none"/>
      <style:text-properties style:font-name="Liberation Sans" fo:font-family="'Liberation Sans', Arial" style:font-family-generic="swiss" style:font-pitch="variable" fo:font-size="10.5pt" fo:font-weight="bold" style:font-name-asian="Microsoft YaHei" style:font-family-asian="'Microsoft YaHei'" style:font-pitch-asian="variable" style:font-size-asian="10.5pt" style:font-weight-asian="bold" style:font-name-complex="Liberation Sans" style:font-family-complex="'Liberation Sans', Arial" style:font-family-generic-complex="swiss" style:font-pitch-complex="variable" style:font-size-complex="10.5pt" style:font-weight-complex="bold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complex="bold"/>
    </style:style>
    <style:style style:name="Привязка_20_сноски" style:display-name="Привязка сноски" style:family="graphic">
      <style:paragraph-properties style:text-autospace="none"/>
      <style:text-properties style:text-position="super 58%"/>
    </style:style>
    <style:style style:name="Символ_20_сноски" style:display-name="Символ сноски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Preformatted" style:display-name="HTML Preformatted" style:family="graphic">
      <style:paragraph-properties fo:margin-top="0cm" fo:margin-bottom="0cm" style:line-height-at-least="0.623cm" fo:text-align="start" style:text-autospace="none" style:writing-mode="lr-tb">
        <style:tab-stops>
          <style:tab-stop style:position="5.027cm"/>
          <style:tab-stop style:position="10.052cm"/>
          <style:tab-stop style:position="15.081cm"/>
          <style:tab-stop style:position="20.108cm"/>
          <style:tab-stop style:position="25.135cm"/>
          <style:tab-stop style:position="30.161cm"/>
          <style:tab-stop style:position="35.19cm"/>
          <style:tab-stop style:position="40.217cm"/>
          <style:tab-stop style:position="45.244cm"/>
          <style:tab-stop style:position="50.269cm"/>
          <style:tab-stop style:position="55.298cm"/>
          <style:tab-stop style:position="60.325cm"/>
          <style:tab-stop style:position="65.35cm"/>
          <style:tab-stop style:position="70.377cm"/>
          <style:tab-stop style:position="75.406cm"/>
          <style:tab-stop style:position="80.433cm"/>
        </style:tab-stops>
      </style:paragraph-properties>
      <style:text-properties style:use-window-font-color="true" loext:opacity="0%" style:font-name="Courier New" fo:font-family="'Courier New'" style:font-family-generic="roman" style:font-pitch="variable" fo:font-size="10pt" fo:language="ru" fo:country="RU" style:letter-kerning="true" style:font-name-asian="Tahoma1" style:font-family-asian="Tahoma" style:font-pitch-asian="variable" style:font-size-asian="10pt" style:language-asian="zh" style:country-asian="CN" style:font-name-complex="Courier New" style:font-family-complex="'Courier New'" style:font-family-generic-complex="roman" style:font-pitch-complex="variable" style:font-size-complex="10pt" style:language-complex="hi" style:country-complex="IN"/>
    </style:style>
    <style:style style:name="Normal_20__28_Web_29_" style:display-name="Normal (Web)" style:family="graphic">
      <style:paragraph-properties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annotation_20_text" style:display-name="annotation text" style:family="graphic">
      <style:paragraph-properties fo:margin-top="0cm" fo:margin-bottom="1.099cm" style:line-height-at-least="0.623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style:letter-kerning="true" style:font-name-asian="Tahoma1" style:font-family-asian="Tahoma" style:font-pitch-asian="variable" style:font-size-asian="10pt" style:language-asian="zh" style:country-asian="CN" style:font-name-complex="Calibri" style:font-family-complex="Calibri" style:font-family-generic-complex="roman" style:font-pitch-complex="variable" style:font-size-complex="10pt" style:language-complex="hi" style:country-complex="IN"/>
    </style:style>
    <style:style style:name="annotation_20_subject" style:display-name="annotation subject" style:family="graphic">
      <style:paragraph-properties fo:margin-top="0cm" fo:margin-bottom="1.099cm" style:line-height-at-least="0.623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fo:font-weight="bold" style:letter-kerning="true" style:font-name-asian="Tahoma1" style:font-family-asian="Tahoma" style:font-pitch-asian="variable" style:font-size-asian="10pt" style:language-asian="zh" style:country-asian="CN" style:font-weight-asian="bold" style:font-name-complex="Calibri" style:font-family-complex="Calibri" style:font-family-generic-complex="roman" style:font-pitch-complex="variable" style:font-size-complex="10pt" style:language-complex="hi" style:country-complex="IN" style:font-weight-complex="bold"/>
    </style:style>
    <style:style style:name="Balloon_20_Text" style:display-name="Balloon Text" style:family="graphic">
      <style:paragraph-properties fo:margin-top="0cm" fo:margin-bottom="0cm" style:line-height-at-least="0.623cm" fo:text-align="start" style:text-autospace="none" style:writing-mode="lr-tb"/>
      <style:text-properties style:use-window-font-color="true" loext:opacity="0%" style:font-name="Tahoma" fo:font-family="Tahoma" style:font-family-generic="roman" style:font-pitch="variable" fo:font-size="8pt" fo:language="ru" fo:country="RU" style:letter-kerning="true" style:font-name-asian="Tahoma1" style:font-family-asian="Tahoma" style:font-pitch-asian="variable" style:font-size-asian="8pt" style:language-asian="zh" style:country-asian="CN" style:font-name-complex="Tahoma" style:font-family-complex="Tahoma" style:font-family-generic-complex="roman" style:font-pitch-complex="variable" style:font-size-complex="8pt" style:language-complex="hi" style:country-complex="IN"/>
    </style:style>
    <style:style style:name="List_20_Paragraph" style:display-name="List Paragraph" style:family="graphic">
      <style:paragraph-properties fo:margin-left="3.951cm" fo:margin-right="0cm" fo:margin-top="0cm" fo:margin-bottom="1.099cm" fo:line-height="115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Абзац_20_списка1" style:display-name="Абзац списка1" style:family="graphic">
      <style:paragraph-properties fo:margin-left="3.951cm" fo:margin-right="0cm" fo:margin-top="0cm" fo:margin-bottom="1.099cm" fo:line-height="115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Заголовок_20_оглавления1" style:display-name="Заголовок оглавления1" style:family="graphic">
      <style:paragraph-properties fo:margin-top="2.635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fo:language="ru" fo:country="RU" style:text-underline-style="none" fo:font-weight="bold" style:letter-kerning="false" style:font-name-asian="Tahoma1" style:font-family-asian="Tahoma" style:font-pitch-asian="variable" style:font-size-asian="14pt" style:language-asian="zh" style:country-asian="CN" style:font-weight-asian="bold" style:font-name-complex="Cambria" style:font-family-complex="Cambria" style:font-family-generic-complex="roman" style:font-pitch-complex="variable" style:font-size-complex="14pt" style:language-complex="hi" style:country-complex="IN" style:font-weight-complex="bold"/>
    </style:style>
    <style:style style:name="Абзац_20_списка2" style:display-name="Абзац списка2" style:family="graphic">
      <style:paragraph-properties fo:margin-left="3.951cm" fo:margin-right="0cm" fo:margin-top="0cm" fo:margin-bottom="1.099cm" fo:line-height="115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заголовок_20_главный" style:display-name="заголовок главный" style:family="graphic">
      <style:paragraph-properties fo:margin-top="0cm" fo:margin-bottom="0cm" style:line-height-at-least="0.623cm"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12pt" fo:language="ru" fo:country="RU" style:text-underline-style="solid" style:text-underline-width="auto" style:text-underline-color="font-color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Arial" style:font-family-complex="Arial" style:font-family-generic-complex="roman" style:font-pitch-complex="variable" style:font-size-complex="12pt" style:language-complex="hi" style:country-complex="IN" style:font-weight-complex="bold"/>
    </style:style>
    <style:style style:name="com_20_slave_20_1" style:display-name="com slave 1" style:family="graphic">
      <style:paragraph-properties fo:margin-top="0cm" fo:margin-bottom="0cm" style:line-height-at-least="0.623cm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com_20_slave_20_2" style:display-name="com slave 2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normal" fo:font-weight="bold" style:letter-kerning="true" style:font-name-asian="Tahoma1" style:font-family-asian="Tahoma" style:font-pitch-asian="variable" style:font-size-asian="12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normal" style:font-weight-complex="bold"/>
    </style:style>
    <style:style style:name="com_20_slave_20_3" style:display-name="com slave 3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letter-kerning="true" style:font-name-asian="Tahoma1" style:font-family-asian="Tahoma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Заголовок_20_оглавления2" style:display-name="Заголовок оглавления2" style:family="graphic">
      <style:paragraph-properties fo:margin-top="2.635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fo:language="ru" fo:country="RU" style:text-underline-style="none" fo:font-weight="bold" style:letter-kerning="false" style:font-name-asian="Tahoma1" style:font-family-asian="Tahoma" style:font-pitch-asian="variable" style:font-size-asian="14pt" style:language-asian="zh" style:country-asian="CN" style:font-weight-asian="bold" style:font-name-complex="Cambria" style:font-family-complex="Cambria" style:font-family-generic-complex="roman" style:font-pitch-complex="variable" style:font-size-complex="14pt" style:language-complex="hi" style:country-complex="IN" style:font-weight-complex="bold"/>
    </style:style>
    <style:style style:name="eth_20_slave_20_1" style:display-name="eth slave 1" style:family="graphic">
      <style:paragraph-properties fo:margin-top="2.635cm" fo:margin-bottom="0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eth_20_slave_20_2" style:display-name="eth slave 2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normal" fo:font-weight="bold" style:letter-kerning="true" style:font-name-asian="Tahoma1" style:font-family-asian="Tahoma" style:font-pitch-asian="variable" style:font-size-asian="12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normal" style:font-weight-complex="bold"/>
    </style:style>
    <style:style style:name="eth_20_slave_20_3" style:display-name="eth slave 3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letter-kerning="true" style:font-name-asian="Tahoma1" style:font-family-asian="Tahoma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com_20_master_20_1" style:display-name="com master 1" style:family="graphic">
      <style:paragraph-properties fo:margin-top="0cm" fo:margin-bottom="0cm" style:line-height-at-least="0.623cm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eth_20_master_20_1" style:display-name="eth master 1" style:family="graphic">
      <style:paragraph-properties fo:margin-top="0cm" fo:margin-bottom="0cm" style:line-height-at-least="0.623cm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vxod_20_1" style:display-name="vxod 1" style:family="graphic">
      <style:paragraph-properties fo:margin-top="0cm" fo:margin-bottom="0cm" style:line-height-at-least="0.623cm" fo:text-align="center" style:text-autospace="none" style:writing-mode="lr-tb">
        <style:tab-stops>
          <style:tab-stop style:position="51.287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com_20_master_20_2" style:display-name="com master 2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normal" fo:font-weight="bold" style:letter-kerning="true" style:font-name-asian="Tahoma1" style:font-family-asian="Tahoma" style:font-pitch-asian="variable" style:font-size-asian="12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normal" style:font-weight-complex="bold"/>
    </style:style>
    <style:style style:name="eth_20_master_20_2" style:display-name="eth master 2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normal" fo:font-weight="bold" style:letter-kerning="true" style:font-name-asian="Tahoma1" style:font-family-asian="Tahoma" style:font-pitch-asian="variable" style:font-size-asian="12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normal" style:font-weight-complex="bold"/>
    </style:style>
    <style:style style:name="vxod_20_2" style:display-name="vxod 2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normal" fo:font-weight="bold" style:letter-kerning="true" style:font-name-asian="Tahoma1" style:font-family-asian="Tahoma" style:font-pitch-asian="variable" style:font-size-asian="12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normal" style:font-weight-complex="bold"/>
    </style:style>
    <style:style style:name="Bibliography" style:family="graphic">
      <style:paragraph-properties fo:margin-top="0cm" fo:margin-bottom="1.099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com_20_master_20_3" style:display-name="com master 3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letter-kerning="true" style:font-name-asian="Tahoma1" style:font-family-asian="Tahoma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eth_20_master_20_3" style:display-name="eth master 3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letter-kerning="true" style:font-name-asian="Tahoma1" style:font-family-asian="Tahoma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vxod_20_3" style:display-name="vxod 3" style:family="graphic">
      <style:paragraph-properties fo:margin-top="1.316cm" fo:margin-bottom="0.33cm" style:line-height-at-least="0.623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letter-kerning="true" style:font-name-asian="Tahoma1" style:font-family-asian="Tahoma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Абзац_20_списка3" style:display-name="Абзац списка3" style:family="graphic">
      <style:paragraph-properties fo:margin-left="3.951cm" fo:margin-right="0cm" fo:margin-top="0cm" fo:margin-bottom="1.099cm" fo:line-height="115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No_20_Spacing" style:display-name="No Spacing" style:family="graphic">
      <style:paragraph-properties fo:margin-top="0cm" fo:margin-bottom="0cm" style:line-height-at-least="0.623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Tahoma1" style:font-family-asian="Tahoma" style:font-pitch-asian="variable" style:font-size-asian="11pt" style:language-asian="zh" style:country-asian="CN" style:font-name-complex="Calibri" style:font-family-complex="Calibri" style:font-family-generic-complex="roman" style:font-pitch-complex="variable" style:font-size-complex="11pt" style:language-complex="hi" style:country-complex="IN"/>
    </style:style>
    <style:style style:name="index_20_1" style:display-name="index 1" style:family="graphic">
      <style:paragraph-properties fo:margin-left="1.207cm" fo:margin-right="0cm" fo:margin-top="0cm" fo:margin-bottom="0cm" style:line-height-at-least="0.623cm" fo:text-align="start" fo:text-indent="-1.207cm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index_20_heading" style:display-name="index heading" style:family="graphic">
      <style:paragraph-properties fo:margin-top="0cm" fo:margin-bottom="0cm" style:line-height-at-least="0.623cm" fo:text-align="start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Указатель1" style:family="graphic">
      <style:paragraph-properties fo:margin-top="0cm" fo:margin-bottom="0cm" style:line-height-at-least="0.623cm" fo:text-align="start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ocument_20_Map" style:display-name="Document Map" style:family="graphic">
      <style:paragraph-properties fo:margin-top="0cm" fo:margin-bottom="0cm" style:line-height-at-least="0.623cm" fo:text-align="start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Верхний_20_и_20_нижний_20_колонтитулы" style:display-name="Верхний и нижний колонтитулы" style:family="graphic">
      <style:paragraph-properties fo:margin-top="0cm" fo:margin-bottom="0cm" style:line-height-at-least="0.623cm" fo:text-align="start" style:text-autospace="none" style:writing-mode="lr-tb">
        <style:tab-stops>
          <style:tab-stop style:position="27.998cm"/>
          <style:tab-stop style:position="56.003cm"/>
        </style:tab-stops>
      </style:paragraph-properties>
      <style:text-properties fo:color="#00000a" loext:opacity="100%" style:font-name="Liberation Serif1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бычный1" style:family="graphic">
      <style:paragraph-properties fo:margin-top="0cm" fo:margin-bottom="0cm" style:line-height-at-least="1.939cm" fo:text-align="start" style:text-autospace="none" style:writing-mode="lr-tb"/>
      <style:text-properties fo:color="#00000a" loext:opacity="100%" style:font-name="Lucida Sans" fo:font-family="'Lucida Sans'" style:font-family-generic="roman" style:font-pitch="variable" fo:font-size="18pt" fo:language="ru" fo:country="RU" style:letter-kerning="true" style:font-name-asian="Tahoma1" style:font-family-asian="Tahoma" style:font-pitch-asian="variable" style:font-size-asian="18pt" style:language-asian="zh" style:country-asian="CN" style:font-name-complex="Lucida Sans" style:font-family-complex="'Lucida Sans'" style:font-family-generic-complex="roman" style:font-pitch-complex="variable" style:font-size-complex="18pt" style:language-complex="hi" style:country-complex="IN"/>
    </style:style>
    <style:style style:name="Текст1" style:family="graphic">
      <style:paragraph-properties fo:margin-top="0.66cm" fo:margin-bottom="0.66cm" style:line-height-at-least="0.623cm" fo:text-align="start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Основной_20_шрифт_20_абзаца2" style:display-name="Основной шрифт абзаца2" style:family="graphic">
      <style:paragraph-properties fo:margin-top="0cm" fo:margin-bottom="0cm" style:line-height-at-least="0.623cm" fo:text-align="start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a_20_heading" style:display-name="toa heading" style:family="graphic">
      <style:paragraph-properties fo:margin-top="1.316cm" fo:margin-bottom="0.66cm" style:line-height-at-least="0.623cm" fo:text-align="start" style:text-autospace="none" style:writing-mode="lr-tb"/>
      <style:text-properties fo:color="#00000a" loext:opacity="100%" style:font-name="Liberation Sans1" fo:font-family="'Liberation Sans', Arial" style:font-family-generic="roman" style:font-pitch="variable" fo:font-size="16pt" fo:language="ru" fo:country="RU" fo:font-weight="bold" style:letter-kerning="true" style:font-name-asian="Tahoma1" style:font-family-asian="Tahoma" style:font-pitch-asian="variable" style:font-size-asian="16pt" style:language-asian="zh" style:country-asian="CN" style:font-weight-asian="bold" style:font-name-complex="Liberation Sans1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caption" style:family="graphic">
      <style:paragraph-properties fo:margin-top="0.66cm" fo:margin-bottom="0.66cm" style:line-height-at-least="0.623cm" fo:text-align="start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table_20_of_20_figures" style:display-name="table of figures" style:family="graphic">
      <style:paragraph-properties fo:margin-top="0.66cm" fo:margin-bottom="0.66cm" style:line-height-at-least="0.623cm" fo:text-align="start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Table_20_Paragraph" style:display-name="Table Paragraph" style:family="graphic">
      <style:paragraph-properties fo:margin-top="0cm" fo:margin-bottom="0cm" style:line-height-at-least="0.623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Заголовок_20_1_20_Знак" style:display-name="Заголовок 1 Знак" style:family="graphic">
      <style:paragraph-properties style:text-autospace="none" style:writing-mode="lr-tb"/>
      <style:text-properties style:use-window-font-color="true" loext:opacity="0%" style:font-name="Arial" fo:font-family="Arial" style:font-family-generic="roman" style:font-pitch="variable" fo:font-size="12pt" fo:language="ru" fo:country="RU" style:text-underline-style="solid" style:text-underline-width="auto" style:text-underline-color="font-color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Arial" style:font-family-complex="Arial" style:font-family-generic-complex="roman" style:font-pitch-complex="variable" style:font-size-complex="12pt" style:language-complex="hi" style:country-complex="IN" style:font-weight-complex="bold"/>
    </style:style>
    <style:style style:name="Заголовок_20_2_20_Знак" style:display-name="Заголовок 2 Знак" style:family="graphic">
      <style:paragraph-properties style:text-autospace="none" style:writing-mode="lr-tb"/>
      <style:text-properties style:use-window-font-color="true" loext:opacity="0%" style:font-name="Cambria" fo:font-family="Cambria" style:font-family-generic="roman" style:font-pitch="variable" fo:font-size="14pt" fo:language="ru" fo:country="RU" fo:font-style="italic" fo:font-weight="bold" style:letter-kerning="true" style:font-name-asian="Tahoma1" style:font-family-asian="Tahoma" style:font-pitch-asian="variable" style:font-size-asian="14pt" style:language-asian="zh" style:country-asian="CN" style:font-style-asian="italic" style:font-weight-asian="bold" style:font-name-complex="Cambria" style:font-family-complex="Cambria" style:font-family-generic-complex="roman" style:font-pitch-complex="variable" style:font-size-complex="14pt" style:language-complex="hi" style:country-complex="IN" style:font-style-complex="italic" style:font-weight-complex="bold"/>
    </style:style>
    <style:style style:name="Заголовок_20_3_20_Знак" style:display-name="Заголовок 3 Знак" style:family="graphic">
      <style:paragraph-properties style:text-autospace="none" style:writing-mode="lr-tb"/>
      <style:text-properties style:use-window-font-color="true" loext:opacity="0%" style:font-name="Cambria" fo:font-family="Cambria" style:font-family-generic="roman" style:font-pitch="variable" fo:font-size="13pt" fo:language="ru" fo:country="RU" fo:font-weight="bold" style:letter-kerning="true" style:font-name-asian="Tahoma1" style:font-family-asian="Tahoma" style:font-pitch-asian="variable" style:font-size-asian="13pt" style:language-asian="zh" style:country-asian="CN" style:font-weight-asian="bold" style:font-name-complex="Cambria" style:font-family-complex="Cambria" style:font-family-generic-complex="roman" style:font-pitch-complex="variable" style:font-size-complex="13pt" style:language-complex="hi" style:country-complex="IN" style:font-weight-complex="bold"/>
    </style:style>
    <style:style style:name="Заголовок_20_4_20_Знак" style:display-name="Заголовок 4 Знак" style:family="graphic">
      <style:paragraph-properties style:text-autospace="none" style:writing-mode="lr-tb"/>
      <style:text-properties style:use-window-font-color="true" loext:opacity="0%" style:font-name="Calibri" fo:font-family="Calibri" style:font-family-generic="roman" style:font-pitch="variable" fo:font-size="14pt" fo:language="ru" fo:country="RU" fo:font-weight="bold" style:letter-kerning="true" style:font-name-asian="Tahoma1" style:font-family-asian="Tahoma" style:font-pitch-asian="variable" style:font-size-asian="14pt" style:language-asian="zh" style:country-asian="CN" style:font-weight-asian="bold" style:font-name-complex="Calibri" style:font-family-complex="Calibri" style:font-family-generic-complex="roman" style:font-pitch-complex="variable" style:font-size-complex="14pt" style:language-complex="hi" style:country-complex="IN" style:font-weight-complex="bold"/>
    </style:style>
    <style:style style:name="Стандартный_20_HTML_20_Знак" style:display-name="Стандартный HTML Знак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0pt" fo:language="ru" fo:country="RU" style:letter-kerning="true" style:font-name-asian="Tahoma1" style:font-family-asian="Tahoma" style:font-pitch-asian="variable" style:font-size-asian="10pt" style:language-asian="zh" style:country-asian="CN" style:font-name-complex="Courier New" style:font-family-complex="'Courier New'" style:font-family-generic-complex="roman" style:font-pitch-complex="variable" style:font-size-complex="10pt" style:language-complex="hi" style:country-complex="IN"/>
    </style:style>
    <style:style style:name="Strong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annotation_20_reference" style:display-name="annotation reference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8pt" fo:language="ru" fo:country="RU" style:letter-kerning="true" style:font-name-asian="Tahoma1" style:font-family-asian="Tahoma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8pt" style:language-complex="hi" style:country-complex="IN"/>
    </style:style>
    <style:style style:name="Текст_20_примечания_20_Знак" style:display-name="Текст примечания Знак" style:family="graphic">
      <style:paragraph-properties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style:letter-kerning="true" style:font-name-asian="Tahoma1" style:font-family-asian="Tahoma" style:font-pitch-asian="variable" style:font-size-asian="10pt" style:language-asian="zh" style:country-asian="CN" style:font-name-complex="Calibri" style:font-family-complex="Calibri" style:font-family-generic-complex="roman" style:font-pitch-complex="variable" style:font-size-complex="10pt" style:language-complex="hi" style:country-complex="IN"/>
    </style:style>
    <style:style style:name="Тема_20_примечания_20_Знак" style:display-name="Тема примечания Знак" style:family="graphic">
      <style:paragraph-properties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fo:font-weight="bold" style:letter-kerning="true" style:font-name-asian="Tahoma1" style:font-family-asian="Tahoma" style:font-pitch-asian="variable" style:font-size-asian="10pt" style:language-asian="zh" style:country-asian="CN" style:font-weight-asian="bold" style:font-name-complex="Calibri" style:font-family-complex="Calibri" style:font-family-generic-complex="roman" style:font-pitch-complex="variable" style:font-size-complex="10pt" style:language-complex="hi" style:country-complex="IN" style:font-weight-complex="bold"/>
    </style:style>
    <style:style style:name="Текст_20_выноски_20_Знак" style:display-name="Текст выноски Знак" style:family="graphic">
      <style:paragraph-properties style:text-autospace="none" style:writing-mode="lr-tb"/>
      <style:text-properties style:use-window-font-color="true" loext:opacity="0%" style:font-name="Tahoma" fo:font-family="Tahoma" style:font-family-generic="roman" style:font-pitch="variable" fo:font-size="8pt" fo:language="ru" fo:country="RU" style:letter-kerning="true" style:font-name-asian="Tahoma1" style:font-family-asian="Tahoma" style:font-pitch-asian="variable" style:font-size-asian="8pt" style:language-asian="zh" style:country-asian="CN" style:font-name-complex="Tahoma" style:font-family-complex="Tahoma" style:font-family-generic-complex="roman" style:font-pitch-complex="variable" style:font-size-complex="8pt" style:language-complex="hi" style:country-complex="IN"/>
    </style:style>
    <style:style style:name="Верхний_20_колонтитул_20_Знак" style:display-name="Верхний колонтитул Знак" style:family="graphic">
      <style:paragraph-properties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Нижний_20_колонтитул_20_Знак" style:display-name="Нижний колонтитул Знак" style:family="graphic">
      <style:paragraph-properties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Подзаголовок_20_Знак" style:display-name="Подзаголовок Знак" style:family="graphic">
      <style:paragraph-properties style:text-autospace="none" style:writing-mode="lr-tb"/>
      <style:text-properties fo:color="#4f81bd" loext:opacity="100%" style:font-name="Cambria" fo:font-family="Cambria" style:font-family-generic="roman" style:font-pitch="variable" fo:font-size="12pt" fo:letter-spacing="0.026cm" fo:language="ru" fo:country="RU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Cambria" style:font-family-complex="Cambria" style:font-family-generic-complex="roman" style:font-pitch-complex="variable" style:font-size-complex="12pt" style:language-complex="hi" style:country-complex="IN" style:font-style-complex="italic"/>
    </style:style>
    <style:style style:name="Без_20_интервала_20_Знак" style:display-name="Без интервала Знак" style:family="graphic">
      <style:paragraph-properties style:text-autospace="none" style:writing-mode="lr-tb"/>
      <style:text-properties style:use-window-font-color="true" loext:opacity="0%" style:font-name="Segoe UI" fo:font-family="'Segoe UI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Segoe UI" style:font-family-complex="'Segoe UI'" style:font-family-generic-complex="roman" style:font-pitch-complex="variable" style:font-size-complex="12pt" style:language-complex="hi" style:country-complex="IN"/>
    </style:style>
    <style:style style:name="Заголовок_20_5_20_Знак" style:display-name="Заголовок 5 Знак" style:family="graphic">
      <style:paragraph-properties style:text-autospace="none" style:writing-mode="lr-tb"/>
      <style:text-properties fo:color="#243f60" loext:opacity="100%" style:font-name="Cambria" fo:font-family="Cambria" style:font-family-generic="roman" style:font-pitch="variable" fo:font-size="10.5pt" fo:language="ru" fo:country="RU" style:letter-kerning="true" style:font-name-asian="Tahoma1" style:font-family-asian="Tahoma" style:font-pitch-asian="variable" style:font-size-asian="10.5pt" style:language-asian="zh" style:country-asian="CN" style:font-name-complex="Cambria" style:font-family-complex="Cambria" style:font-family-generic-complex="roman" style:font-pitch-complex="variable" style:font-size-complex="10.5pt" style:language-complex="hi" style:country-complex="IN"/>
    </style:style>
    <style:style style:name="Заголовок_20_6_20_Знак" style:display-name="Заголовок 6 Знак" style:family="graphic">
      <style:paragraph-properties style:text-autospace="none" style:writing-mode="lr-tb"/>
      <style:text-properties fo:color="#243f60" loext:opacity="100%" style:font-name="Cambria" fo:font-family="Cambria" style:font-family-generic="roman" style:font-pitch="variable" fo:font-size="10.5pt" fo:language="ru" fo:country="RU" fo:font-style="italic" style:letter-kerning="true" style:font-name-asian="Tahoma1" style:font-family-asian="Tahoma" style:font-pitch-asian="variable" style:font-size-asian="10.5pt" style:language-asian="zh" style:country-asian="CN" style:font-style-asian="italic" style:font-name-complex="Cambria" style:font-family-complex="Cambria" style:font-family-generic-complex="roman" style:font-pitch-complex="variable" style:font-size-complex="10.5pt" style:language-complex="hi" style:country-complex="IN" style:font-style-complex="italic"/>
    </style:style>
    <style:style style:name="Заголовок_20_7_20_Знак" style:display-name="Заголовок 7 Знак" style:family="graphic">
      <style:paragraph-properties style:text-autospace="none" style:writing-mode="lr-tb"/>
      <style:text-properties fo:color="#404040" loext:opacity="100%" style:font-name="Cambria" fo:font-family="Cambria" style:font-family-generic="roman" style:font-pitch="variable" fo:font-size="10.5pt" fo:language="ru" fo:country="RU" fo:font-style="italic" style:letter-kerning="true" style:font-name-asian="Tahoma1" style:font-family-asian="Tahoma" style:font-pitch-asian="variable" style:font-size-asian="10.5pt" style:language-asian="zh" style:country-asian="CN" style:font-style-asian="italic" style:font-name-complex="Cambria" style:font-family-complex="Cambria" style:font-family-generic-complex="roman" style:font-pitch-complex="variable" style:font-size-complex="10.5pt" style:language-complex="hi" style:country-complex="IN" style:font-style-complex="italic"/>
    </style:style>
    <style:style style:name="Заголовок_20_8_20_Знак" style:display-name="Заголовок 8 Знак" style:family="graphic">
      <style:paragraph-properties style:text-autospace="none" style:writing-mode="lr-tb"/>
      <style:text-properties fo:color="#404040" loext:opacity="100%" style:font-name="Cambria" fo:font-family="Cambria" style:font-family-generic="roman" style:font-pitch="variable" fo:font-size="9pt" fo:language="ru" fo:country="RU" style:letter-kerning="true" style:font-name-asian="Tahoma1" style:font-family-asian="Tahoma" style:font-pitch-asian="variable" style:font-size-asian="9pt" style:language-asian="zh" style:country-asian="CN" style:font-name-complex="Cambria" style:font-family-complex="Cambria" style:font-family-generic-complex="roman" style:font-pitch-complex="variable" style:font-size-complex="9pt" style:language-complex="hi" style:country-complex="IN"/>
    </style:style>
    <style:style style:name="Заголовок_20_9_20_Знак" style:display-name="Заголовок 9 Знак" style:family="graphic">
      <style:paragraph-properties style:text-autospace="none" style:writing-mode="lr-tb"/>
      <style:text-properties fo:color="#404040" loext:opacity="100%" style:font-name="Cambria" fo:font-family="Cambria" style:font-family-generic="roman" style:font-pitch="variable" fo:font-size="9pt" fo:language="ru" fo:country="RU" fo:font-style="italic" style:letter-kerning="true" style:font-name-asian="Tahoma1" style:font-family-asian="Tahoma" style:font-pitch-asian="variable" style:font-size-asian="9pt" style:language-asian="zh" style:country-asian="CN" style:font-style-asian="italic" style:font-name-complex="Cambria" style:font-family-complex="Cambria" style:font-family-generic-complex="roman" style:font-pitch-complex="variable" style:font-size-complex="9pt" style:language-complex="hi" style:country-complex="IN" style:font-style-complex="italic"/>
    </style:style>
    <style:style style:name="Основной_20_шрифт_20_абзаца1" style:display-name="Основной шрифт абзаца1" style:family="graphic">
      <style:paragraph-properties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сновной_20_текст_20_Знак" style:display-name="Основной текст Знак" style:family="graphic">
      <style:paragraph-properties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laceholder_20_Text" style:display-name="Placeholder Text" style:family="graphic">
      <style:paragraph-properties style:text-autospace="none" style:writing-mode="lr-tb"/>
      <style:text-properties fo:color="#808080" loext:opacity="100%" style:font-name="Liberation Serif1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Маркеры_20_списка" style:display-name="Маркеры списка" style:family="graphic">
      <style:paragraph-properties style:text-autospace="none" style:writing-mode="lr-tb"/>
      <style:text-properties style:use-window-font-color="true" loext:opacity="0%" style:font-name="OpenSymbol2" fo:font-family="OpenSymbol, 'Arial Unicode MS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OpenSymbol2" style:font-family-complex="OpenSymbol, 'Arial Unicode MS'" style:font-family-generic-complex="roman" style:font-pitch-complex="variable" style:font-size-complex="12pt" style:language-complex="hi" style:country-complex="IN"/>
    </style:style>
    <style:style style:name="Основной_20_текст_20_Знак1" style:display-name="Основной текст Знак1" style:family="graphic">
      <style:paragraph-properties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Выделение" style:family="graphic">
      <style:paragraph-properties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guilabel" style:family="graphic">
      <style:paragraph-properties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0" style:display-name="ListLabel 1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" style:display-name="ListLabel 1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" style:display-name="ListLabel 1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3" style:display-name="ListLabel 1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4" style:display-name="ListLabel 1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" style:display-name="ListLabel 1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6" style:display-name="ListLabel 1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7" style:display-name="ListLabel 1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8" style:display-name="ListLabel 1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9" style:display-name="ListLabel 1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0" style:display-name="ListLabel 2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1" style:display-name="ListLabel 2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2" style:display-name="ListLabel 2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3" style:display-name="ListLabel 2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4" style:display-name="ListLabel 2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5" style:display-name="ListLabel 2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6" style:display-name="ListLabel 2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7" style:display-name="ListLabel 2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8" style:display-name="ListLabel 2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29" style:display-name="ListLabel 2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0" style:display-name="ListLabel 3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1" style:display-name="ListLabel 3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2" style:display-name="ListLabel 3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3" style:display-name="ListLabel 3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4" style:display-name="ListLabel 3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5" style:display-name="ListLabel 3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6" style:display-name="ListLabel 3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7" style:display-name="ListLabel 3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8" style:display-name="ListLabel 3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39" style:display-name="ListLabel 3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0" style:display-name="ListLabel 4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1" style:display-name="ListLabel 4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2" style:display-name="ListLabel 4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3" style:display-name="ListLabel 4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4" style:display-name="ListLabel 4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5" style:display-name="ListLabel 4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6" style:display-name="ListLabel 4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7" style:display-name="ListLabel 4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8" style:display-name="ListLabel 4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49" style:display-name="ListLabel 4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0" style:display-name="ListLabel 5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1" style:display-name="ListLabel 5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2" style:display-name="ListLabel 5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3" style:display-name="ListLabel 5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4" style:display-name="ListLabel 5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5" style:display-name="ListLabel 5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6" style:display-name="ListLabel 5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7" style:display-name="ListLabel 5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8" style:display-name="ListLabel 5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59" style:display-name="ListLabel 5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0" style:display-name="ListLabel 6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1" style:display-name="ListLabel 6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2" style:display-name="ListLabel 6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3" style:display-name="ListLabel 6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4" style:display-name="ListLabel 6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5" style:display-name="ListLabel 6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6" style:display-name="ListLabel 6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7" style:display-name="ListLabel 6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8" style:display-name="ListLabel 6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69" style:display-name="ListLabel 6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0" style:display-name="ListLabel 7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1" style:display-name="ListLabel 7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2" style:display-name="ListLabel 7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3" style:display-name="ListLabel 7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4" style:display-name="ListLabel 7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5" style:display-name="ListLabel 7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6" style:display-name="ListLabel 7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7" style:display-name="ListLabel 7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8" style:display-name="ListLabel 7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79" style:display-name="ListLabel 7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0" style:display-name="ListLabel 8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1" style:display-name="ListLabel 8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2" style:display-name="ListLabel 8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3" style:display-name="ListLabel 8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4" style:display-name="ListLabel 8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5" style:display-name="ListLabel 8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6" style:display-name="ListLabel 8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7" style:display-name="ListLabel 8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8" style:display-name="ListLabel 8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89" style:display-name="ListLabel 8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0" style:display-name="ListLabel 9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1" style:display-name="ListLabel 9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2" style:display-name="ListLabel 9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3" style:display-name="ListLabel 9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4" style:display-name="ListLabel 9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5" style:display-name="ListLabel 9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6" style:display-name="ListLabel 9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7" style:display-name="ListLabel 9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8" style:display-name="ListLabel 9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99" style:display-name="ListLabel 9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0" style:display-name="ListLabel 10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1" style:display-name="ListLabel 10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2" style:display-name="ListLabel 10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3" style:display-name="ListLabel 10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4" style:display-name="ListLabel 10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5" style:display-name="ListLabel 10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6" style:display-name="ListLabel 10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7" style:display-name="ListLabel 10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8" style:display-name="ListLabel 10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09" style:display-name="ListLabel 10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0" style:display-name="ListLabel 11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1" style:display-name="ListLabel 11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2" style:display-name="ListLabel 11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3" style:display-name="ListLabel 11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4" style:display-name="ListLabel 11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5" style:display-name="ListLabel 11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6" style:display-name="ListLabel 11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7" style:display-name="ListLabel 11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8" style:display-name="ListLabel 11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19" style:display-name="ListLabel 11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0" style:display-name="ListLabel 12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1" style:display-name="ListLabel 12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2" style:display-name="ListLabel 12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3" style:display-name="ListLabel 12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4" style:display-name="ListLabel 12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5" style:display-name="ListLabel 12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6" style:display-name="ListLabel 12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7" style:display-name="ListLabel 12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8" style:display-name="ListLabel 12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29" style:display-name="ListLabel 12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30" style:display-name="ListLabel 13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31" style:display-name="ListLabel 13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32" style:display-name="ListLabel 13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33" style:display-name="ListLabel 133" style:family="graphic"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4" style:display-name="ListLabel 13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35" style:display-name="ListLabel 135" style:family="graphic">
      <style:paragraph-properties style:text-autospace="none" style:writing-mode="lr-tb"/>
      <style:text-properties style:use-window-font-color="true" loext:opacity="0%" style:font-name="Wingdings" fo:font-family="Wingdings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Wingdings" style:font-family-complex="Wingdings" style:font-family-generic-complex="roman" style:font-pitch-complex="variable" style:font-size-complex="12pt" style:language-complex="hi" style:country-complex="IN"/>
    </style:style>
    <style:style style:name="ListLabel_20_136" style:display-name="ListLabel 136" style:family="graphic"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7" style:display-name="ListLabel 13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38" style:display-name="ListLabel 138" style:family="graphic">
      <style:paragraph-properties style:text-autospace="none" style:writing-mode="lr-tb"/>
      <style:text-properties style:use-window-font-color="true" loext:opacity="0%" style:font-name="Wingdings" fo:font-family="Wingdings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Wingdings" style:font-family-complex="Wingdings" style:font-family-generic-complex="roman" style:font-pitch-complex="variable" style:font-size-complex="12pt" style:language-complex="hi" style:country-complex="IN"/>
    </style:style>
    <style:style style:name="ListLabel_20_139" style:display-name="ListLabel 139" style:family="graphic"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0" style:display-name="ListLabel 14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41" style:display-name="ListLabel 141" style:family="graphic">
      <style:paragraph-properties style:text-autospace="none" style:writing-mode="lr-tb"/>
      <style:text-properties style:use-window-font-color="true" loext:opacity="0%" style:font-name="Wingdings" fo:font-family="Wingdings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Wingdings" style:font-family-complex="Wingdings" style:font-family-generic-complex="roman" style:font-pitch-complex="variable" style:font-size-complex="12pt" style:language-complex="hi" style:country-complex="IN"/>
    </style:style>
    <style:style style:name="ListLabel_20_142" style:display-name="ListLabel 14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43" style:display-name="ListLabel 14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44" style:display-name="ListLabel 14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45" style:display-name="ListLabel 14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46" style:display-name="ListLabel 14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47" style:display-name="ListLabel 14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48" style:display-name="ListLabel 14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49" style:display-name="ListLabel 14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0" style:display-name="ListLabel 150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1" style:display-name="ListLabel 15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2" style:display-name="ListLabel 152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3" style:display-name="ListLabel 153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4" style:display-name="ListLabel 15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5" style:display-name="ListLabel 155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6" style:display-name="ListLabel 156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7" style:display-name="ListLabel 15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8" style:display-name="ListLabel 158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59" style:display-name="ListLabel 159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60" style:display-name="ListLabel 160" style:family="graphic"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1" style:display-name="ListLabel 161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62" style:display-name="ListLabel 162" style:family="graphic">
      <style:paragraph-properties style:text-autospace="none" style:writing-mode="lr-tb"/>
      <style:text-properties style:use-window-font-color="true" loext:opacity="0%" style:font-name="Wingdings" fo:font-family="Wingdings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Wingdings" style:font-family-complex="Wingdings" style:font-family-generic-complex="roman" style:font-pitch-complex="variable" style:font-size-complex="12pt" style:language-complex="hi" style:country-complex="IN"/>
    </style:style>
    <style:style style:name="ListLabel_20_163" style:display-name="ListLabel 163" style:family="graphic"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4" style:display-name="ListLabel 164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65" style:display-name="ListLabel 165" style:family="graphic">
      <style:paragraph-properties style:text-autospace="none" style:writing-mode="lr-tb"/>
      <style:text-properties style:use-window-font-color="true" loext:opacity="0%" style:font-name="Wingdings" fo:font-family="Wingdings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Wingdings" style:font-family-complex="Wingdings" style:font-family-generic-complex="roman" style:font-pitch-complex="variable" style:font-size-complex="12pt" style:language-complex="hi" style:country-complex="IN"/>
    </style:style>
    <style:style style:name="ListLabel_20_166" style:display-name="ListLabel 166" style:family="graphic"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7" style:display-name="ListLabel 167" style:family="graphic">
      <style:paragraph-properties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Courier New" style:font-family-complex="'Courier New'" style:font-family-generic-complex="roman" style:font-pitch-complex="variable" style:font-size-complex="12pt" style:language-complex="hi" style:country-complex="IN"/>
    </style:style>
    <style:style style:name="ListLabel_20_168" style:display-name="ListLabel 168" style:family="graphic">
      <style:paragraph-properties style:text-autospace="none" style:writing-mode="lr-tb"/>
      <style:text-properties style:use-window-font-color="true" loext:opacity="0%" style:font-name="Wingdings" fo:font-family="Wingdings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Wingdings" style:font-family-complex="Wingdings" style:font-family-generic-complex="roman" style:font-pitch-complex="variable" style:font-size-complex="12pt" style:language-complex="hi" style:country-complex="IN"/>
    </style:style>
    <style:style style:name="Normal_20_Table" style:display-name="Normal Table" style:family="graphic">
      <style:paragraph-properties fo:margin-top="0cm" fo:margin-bottom="0.497cm" fo:line-height="106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Times New Roman1" style:font-family-asian="'Times New Roman'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Основной_20_текст_20_с_20_отступом_20_2_2b_2" style:display-name="Основной текст с отступом 2+2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fault" style:family="graphic">
      <style:paragraph-properties fo:margin-top="0cm" fo:margin-bottom="0cm" fo:line-height="100%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true" style:font-name-asian="Segoe UI" style:font-family-asian="'Segoe UI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Обычный_2b_10" style:display-name="Обычный+10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главление_20_4" style:display-name="Оглавление 4" style:family="graphic">
      <style:paragraph-properties fo:margin-left="2.642cm" fo:margin-right="0cm" fo:margin-top="0cm" fo:margin-bottom="0cm" fo:line-height="0.741cm" fo:text-align="justify" fo:text-indent="0cm" style:text-autospace="none">
        <style:tab-stops>
          <style:tab-stop style:position="28.051cm" style:type="right" style:leader-style="dotted" style:leader-text="."/>
        </style:tab-stops>
      </style:paragraph-properties>
      <style:text-properties fo:font-size="14pt" style:font-size-asian="14pt" style:font-name-complex="Arial2" style:font-family-complex="Arial" style:font-family-generic-complex="swiss" style:font-size-complex="14pt"/>
    </style:style>
    <style:style style:name="Указатель" style:family="graphic">
      <style:paragraph-properties fo:margin-left="0cm" fo:margin-right="0cm" fo:margin-top="0cm" fo:margin-bottom="0cm" fo:line-height="0.741cm" fo:text-align="justify" fo:text-indent="2.644cm" style:text-autospace="none"/>
      <style:text-properties fo:font-size="14pt" style:font-size-asian="14pt" style:font-name-complex="Arial2" style:font-family-complex="Arial" style:font-family-generic-complex="swiss" style:font-size-complex="14pt"/>
    </style:style>
    <style:style style:name="Оглавление_20_5" style:display-name="Оглавление 5" style:family="graphic">
      <style:paragraph-properties fo:margin-left="3.522cm" fo:margin-right="0cm" fo:margin-top="0cm" fo:margin-bottom="0cm" fo:line-height="0.741cm" fo:text-align="justify" fo:text-indent="0cm" style:text-autospace="none">
        <style:tab-stops>
          <style:tab-stop style:position="27.171cm" style:type="right" style:leader-style="dotted" style:leader-text="."/>
        </style:tab-stops>
      </style:paragraph-properties>
      <style:text-properties fo:font-size="14pt" style:font-size-asian="14pt" style:font-name-complex="Arial2" style:font-family-complex="Arial" style:font-family-generic-complex="swiss" style:font-size-complex="14pt"/>
    </style:style>
    <style:style style:name="Заголовок_20_10" style:display-name="Заголовок 10" style:family="graphic">
      <style:paragraph-properties fo:margin-left="0cm" fo:margin-right="0cm" fo:margin-top="0.187cm" fo:margin-bottom="0.187cm" fo:line-height="150%" fo:text-align="justify" fo:text-indent="2.644cm" style:text-autospace="none"/>
      <style:text-properties style:font-name="Liberation Sans" fo:font-family="'Liberation Sans', Arial" style:font-family-generic="swiss" style:font-pitch="variable" fo:font-size="10.5pt" fo:font-weight="bold" style:font-name-asian="Microsoft YaHei" style:font-family-asian="'Microsoft YaHei'" style:font-pitch-asian="variable" style:font-size-asian="10.5pt" style:font-weight-asian="bold" style:font-name-complex="Liberation Sans" style:font-family-complex="'Liberation Sans', Arial" style:font-family-generic-complex="swiss" style:font-pitch-complex="variable" style:font-size-complex="10.5pt" style:font-weight-complex="bold"/>
    </style:style>
    <style:style style:name="Сноска" style:family="graphic">
      <style:paragraph-properties fo:margin-left="1.055cm" fo:margin-right="0cm" fo:margin-top="0cm" fo:margin-bottom="0cm" fo:line-height="150%" fo:text-align="justify" fo:text-indent="-1.055cm" style:text-autospace="none"/>
      <style:text-properties fo:font-size="10pt" style:font-size-asian="10pt" style:font-size-complex="10pt"/>
    </style:style>
    <style:style style:name="Фигура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Название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Заголовок_20_таблицы" style:display-name="Заголовок таблицы" style:family="graphic">
      <style:paragraph-properties fo:margin-left="0cm" fo:margin-right="0cm" fo:margin-top="0cm" fo:margin-bottom="0cm" fo:line-height="150%" fo:text-align="center" fo:text-indent="2.644cm" style:text-autospace="none"/>
      <style:text-properties fo:font-size="14pt" fo:font-weight="bold" style:font-size-asian="14pt" style:font-weight-asian="bold" style:font-size-complex="14pt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margin-top="0cm" fo:margin-bottom="0cm" fo:line-height="150%" fo:text-align="justify" fo:text-indent="2.644cm" style:text-autospace="none"/>
      <style:text-properties fo:font-size="14pt" style:font-size-asian="14pt" style:font-size-complex="14pt"/>
    </style:style>
    <style:style style:name="Оглавление_20_3" style:display-name="Оглавление 3" style:family="graphic">
      <style:paragraph-properties fo:margin-left="1.76cm" fo:margin-right="0cm" fo:margin-top="0cm" fo:margin-bottom="0cm" fo:line-height="0.741cm" fo:text-align="justify" fo:text-indent="0cm" style:text-autospace="none">
        <style:tab-stops>
          <style:tab-stop style:position="29.109cm" style:type="right" style:leader-style="dotted" style:leader-text="."/>
        </style:tab-stops>
      </style:paragraph-properties>
      <style:text-properties fo:font-size="14pt" style:font-size-asian="14pt" style:font-name-complex="Arial2" style:font-family-complex="Arial" style:font-family-generic-complex="swiss" style:font-size-complex="14pt"/>
    </style:style>
    <style:style style:name="Оглавление_20_2" style:display-name="Оглавление 2" style:family="graphic">
      <style:paragraph-properties fo:margin-left="0.88cm" fo:margin-right="0cm" fo:margin-top="0cm" fo:margin-bottom="0cm" fo:line-height="0.741cm" fo:text-align="justify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fo:font-size="14pt" style:font-size-asian="14pt" style:font-name-complex="Arial2" style:font-family-complex="Arial" style:font-family-generic-complex="swiss" style:font-size-complex="14pt"/>
    </style:style>
    <style:style style:name="Оглавление_20_1" style:display-name="Оглавление 1" style:family="graphic">
      <style:paragraph-properties fo:margin-left="0cm" fo:margin-right="0cm" fo:margin-top="0cm" fo:margin-bottom="0cm" fo:line-height="0.741cm" fo:text-align="justify" fo:text-indent="0cm" style:text-autospace="none">
        <style:tab-stops>
          <style:tab-stop style:position="30.87cm" style:type="right" style:leader-style="dotted" style:leader-text="."/>
        </style:tab-stops>
      </style:paragraph-properties>
      <style:text-properties fo:font-size="14pt" style:font-size-asian="14pt" style:font-name-complex="Arial2" style:font-family-complex="Arial" style:font-family-generic-complex="swiss" style:font-size-complex="14pt"/>
    </style:style>
    <style:style style:name="Заголовок_20_оглавления" style:display-name="Заголовок оглавления" style:family="graphic">
      <style:paragraph-properties fo:margin-left="0cm" fo:margin-right="0cm" fo:margin-top="0cm" fo:margin-bottom="0.706cm" fo:line-height="150%" fo:text-align="center" fo:text-indent="0cm" style:text-autospace="none"/>
      <style:text-properties fo:text-transform="uppercase" style:font-name="Liberation Serif1" fo:font-family="'Liberation Serif', 'Times New Roman'" style:font-family-generic="roman" style:font-pitch="variable" fo:font-size="14pt" fo:font-weight="normal" style:font-name-asian="Microsoft YaHei" style:font-family-asian="'Microsoft YaHei'" style:font-pitch-asian="variable" style:font-size-asian="14pt" style:font-weight-asian="normal" style:font-name-complex="Liberation Serif1" style:font-family-complex="'Liberation Serif', 'Times New Roman'" style:font-family-generic-complex="roman" style:font-pitch-complex="variable" style:font-size-complex="14pt" style:font-weight-complex="normal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line-height="150%" fo:text-align="justify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Пункт" style:family="graphic">
      <style:paragraph-properties fo:margin-left="0cm" fo:margin-right="0cm" fo:margin-top="0cm" fo:margin-bottom="0cm" fo:line-height="150%" fo:text-align="justify" fo:text-indent="1.235cm" style:text-autospace="none"/>
      <style:text-properties fo:font-variant="normal" fo:text-transform="none" style:font-name="Liberation Serif1" fo:font-family="'Liberation Serif', 'Times New Roman'" style:font-family-generic="roman" style:font-pitch="variable" fo:font-size="16pt" fo:font-style="normal" fo:font-weight="normal" style:font-name-asian="Liberation Serif1" style:font-family-asian="'Liberation Serif', 'Times New Roman'" style:font-family-generic-asian="roman" style:font-pitch-asian="variable" style:font-size-asian="16pt" style:font-style-asian="normal" style:font-weight-asian="normal" style:font-name-complex="Liberation Serif1" style:font-family-complex="'Liberation Serif', 'Times New Roman'" style:font-family-generic-complex="roman" style:font-pitch-complex="variable" style:font-size-complex="16pt" style:font-style-complex="normal" style:font-weight-complex="normal"/>
    </style:style>
    <style:style style:name="Подраздел" style:family="graphic">
      <style:paragraph-properties fo:margin-left="0cm" fo:margin-right="0cm" fo:margin-top="0cm" fo:margin-bottom="0.706cm" fo:line-height="150%" fo:text-align="start" fo:text-indent="1.235cm" style:text-autospace="none"/>
      <style:text-properties fo:font-variant="normal" fo:text-transform="none" style:font-name="Liberation Serif1" fo:font-family="'Liberation Serif', 'Times New Roman'" style:font-family-generic="roman" style:font-pitch="variable" fo:font-size="16pt" fo:font-style="normal" fo:font-weight="bold" style:font-name-asian="Liberation Serif1" style:font-family-asian="'Liberation Serif', 'Times New Roman'" style:font-family-generic-asian="roman" style:font-pitch-asian="variable" style:font-size-asian="16pt" style:font-style-asian="normal" style:font-weight-asian="bold" style:font-name-complex="Liberation Serif1" style:font-family-complex="'Liberation Serif', 'Times New Roman'" style:font-family-generic-complex="roman" style:font-pitch-complex="variable" style:font-size-complex="16pt" style:font-style-complex="normal" style:font-weight-complex="bold"/>
    </style:style>
    <style:style style:name="Нижний_20_колонтитул" style:display-name="Нижний колонтитул" style:family="graphic">
      <style:paragraph-properties fo:margin-left="0cm" fo:margin-right="0cm" fo:margin-top="0cm" fo:margin-bottom="0cm" fo:line-height="150%" fo:text-align="justify" fo:text-indent="2.644cm" style:text-autospace="none">
        <style:tab-stops>
          <style:tab-stop style:position="15.436cm" style:type="center"/>
          <style:tab-stop style:position="30.87cm" style:type="right"/>
        </style:tab-stops>
      </style:paragraph-properties>
      <style:text-properties fo:font-size="14pt" style:font-size-asian="14pt" style:font-size-complex="14pt"/>
    </style:style>
    <style:style style:name="Верхний_20_колонтитул" style:display-name="Верхний колонтитул" style:family="graphic">
      <style:paragraph-properties fo:margin-left="0cm" fo:margin-right="0cm" fo:margin-top="0cm" fo:margin-bottom="0cm" fo:line-height="100%" fo:text-align="justify" fo:text-indent="0cm" style:text-autospace="none">
        <style:tab-stops>
          <style:tab-stop style:position="15.436cm" style:type="center"/>
          <style:tab-stop style:position="30.87cm" style:type="right"/>
        </style:tab-stops>
      </style:paragraph-properties>
      <style:text-properties fo:font-size="6pt" style:font-size-asian="6pt" style:font-size-complex="6pt"/>
    </style:style>
    <style:style style:name="Колонтитул" style:family="graphic">
      <style:paragraph-properties fo:margin-left="0cm" fo:margin-right="0cm" fo:margin-top="0cm" fo:margin-bottom="0cm" fo:line-height="150%" fo:text-align="justify" fo:text-indent="2.644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4pt" style:font-size-asian="14pt" style:font-size-complex="14pt"/>
    </style:style>
    <style:style style:name="DocumentMap" style:family="graphic">
      <style:paragraph-properties fo:margin-top="0cm" fo:margin-bottom="0.497cm" fo:line-height="106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cm" fo:line-height="150%" fo:text-align="justify" fo:text-indent="2.644cm" style:text-autospace="none"/>
      <style:text-properties fo:font-size="14pt" style:font-size-asian="14pt" style:font-size-complex="14pt"/>
    </style:style>
    <style:style style:name="Рисунок" style:family="graphic">
      <style:paragraph-properties fo:margin-left="0cm" fo:margin-right="0cm" fo:margin-top="0cm" fo:margin-bottom="0cm" fo:line-height="150%" fo:text-align="center" fo:text-indent="0cm" style:text-autospace="none"/>
      <style:text-properties fo:font-size="14pt" fo:font-style="normal" style:font-size-asian="14pt" style:font-style-asian="normal" style:font-name-complex="Arial2" style:font-family-complex="Arial" style:font-family-generic-complex="swiss" style:font-size-complex="14pt" style:font-style-complex="normal"/>
    </style:style>
    <style:style style:name="Таблица" style:family="graphic">
      <style:paragraph-properties fo:margin-left="0cm" fo:margin-right="0cm" fo:margin-top="0cm" fo:margin-bottom="0cm" fo:line-height="150%" fo:text-align="start" fo:text-indent="0cm" style:text-autospace="none"/>
      <style:text-properties fo:font-size="14pt" fo:font-style="normal" style:font-size-asian="14pt" style:font-style-asian="normal" style:font-name-complex="Arial2" style:font-family-complex="Arial" style:font-family-generic-complex="swiss" style:font-size-complex="14pt" style:font-style-complex="normal"/>
    </style:style>
    <style:style style:name="Список" style:family="graphic">
      <style:paragraph-properties fo:margin-left="0cm" fo:margin-right="0cm" fo:margin-top="0cm" fo:margin-bottom="0cm" fo:line-height="100%" fo:text-align="justify" fo:text-indent="2.644cm" style:text-autospace="none"/>
      <style:text-properties fo:font-size="14pt" style:font-size-asian="14pt" style:font-name-complex="Arial2" style:font-family-complex="Arial" style:font-family-generic-complex="swiss" style:font-size-complex="14pt"/>
    </style:style>
    <style:style style:name="Основной_20_текст" style:display-name="Основной текст" style:family="graphic">
      <style:paragraph-properties fo:margin-left="0cm" fo:margin-right="0cm" fo:margin-top="0cm" fo:margin-bottom="0cm" fo:line-height="100%" fo:text-align="justify" fo:text-indent="2.644cm" style:text-autospace="none"/>
      <style:text-properties fo:font-size="14pt" style:font-size-asian="14pt" style:font-size-complex="14pt"/>
    </style:style>
    <style:style style:name="Содержимое_20_списка" style:display-name="Содержимое списка" style:family="graphic">
      <style:paragraph-properties fo:margin-left="1.764cm" fo:margin-right="0cm" fo:margin-top="0cm" fo:margin-bottom="0cm" fo:line-height="150%" fo:text-align="justify" fo:text-indent="2.644cm" style:text-autospace="none"/>
      <style:text-properties fo:font-size="14pt" style:font-size-asian="14pt" style:font-size-complex="14pt"/>
    </style:style>
  </office:styles>
  <office:automatic-styles>
    <style:page-layout style:name="PM0">
      <style:page-layout-properties fo:margin-top="0.5cm" fo:margin-bottom="0.5cm" fo:margin-left="0.5cm" fo:margin-right="0.5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8T09:47:18.562000000</meta:creation-date>
    <meta:generator>LibreOffice/7.3.2.2$Windows_X86_64 LibreOffice_project/49f2b1bff42cfccbd8f788c8dc32c1c309559be0</meta:generator>
    <dc:date>2023-11-09T14:17:33.876000000</dc:date>
    <meta:editing-duration>P1DT9H59M41S</meta:editing-duration>
    <meta:editing-cycles>179</meta:editing-cycles>
    <meta:document-statistic meta:object-count="441"/>
  </office:meta>
</office:document-meta>
</file>